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3.175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3Juli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736.77" table:style-name="ce2">
            <text:p>1.736,77</text:p>
          </table:table-cell>
          <table:table-cell office:value-type="float" office:value="117157.29" table:style-name="ce2">
            <text:p>117.157,29</text:p>
          </table:table-cell>
          <table:table-cell office:value-type="float" office:value="1" table:style-name="ce1">
            <text:p>1</text:p>
          </table:table-cell>
          <table:table-cell office:value-type="float" office:value="8050.68" table:style-name="ce2">
            <text:p>8.050,68</text:p>
          </table:table-cell>
          <table:table-cell office:value-type="float" office:value="993368.31" table:style-name="ce2">
            <text:p>993.368,31</text:p>
          </table:table-cell>
          <table:table-cell office:value-type="float" office:value="1" table:style-name="ce1">
            <text:p>1</text:p>
          </table:table-cell>
          <table:table-cell office:value-type="float" office:value="4221.78" table:style-name="ce2">
            <text:p>4.221,78</text:p>
          </table:table-cell>
          <table:table-cell office:value-type="float" office:value="367784.72" table:style-name="ce2">
            <text:p>367.784,72</text:p>
          </table:table-cell>
          <table:table-cell office:value-type="float" office:value="1" table:style-name="ce1">
            <text:p>1</text:p>
          </table:table-cell>
          <table:table-cell office:value-type="float" office:value="15546.33" table:style-name="ce2">
            <text:p>15.546,33</text:p>
          </table:table-cell>
          <table:table-cell office:value-type="float" office:value="1573195.73" table:style-name="ce2">
            <text:p>1.573.195,73</text:p>
          </table:table-cell>
          <table:table-cell office:value-type="float" office:value="1" table:style-name="ce1">
            <text:p>1</text:p>
          </table:table-cell>
          <table:table-cell office:value-type="float" office:value="9952.49" table:style-name="ce2">
            <text:p>9.952,49</text:p>
          </table:table-cell>
          <table:table-cell office:value-type="float" office:value="1841757.92" table:style-name="ce2">
            <text:p>1.841.757,92</text:p>
          </table:table-cell>
          <table:table-cell office:value-type="float" office:value="1" table:style-name="ce1">
            <text:p>1</text:p>
          </table:table-cell>
          <table:table-cell office:value-type="float" office:value="3048.2" table:style-name="ce2">
            <text:p>3.048,20</text:p>
          </table:table-cell>
          <table:table-cell office:value-type="float" office:value="286049.40000000002" table:style-name="ce2">
            <text:p>286.049,40</text:p>
          </table:table-cell>
          <table:table-cell office:value-type="float" office:value="1" table:style-name="ce1">
            <text:p>1</text:p>
          </table:table-cell>
          <table:table-cell office:value-type="float" office:value="11528.36" table:style-name="ce2">
            <text:p>11.528,36</text:p>
          </table:table-cell>
          <table:table-cell office:value-type="float" office:value="950462.13" table:style-name="ce2">
            <text:p>950.462,13</text:p>
          </table:table-cell>
          <table:table-cell office:value-type="float" office:value="1" table:style-name="ce1">
            <text:p>1</text:p>
          </table:table-cell>
          <table:table-cell office:value-type="float" office:value="4065.53" table:style-name="ce2">
            <text:p>4.065,53</text:p>
          </table:table-cell>
          <table:table-cell office:value-type="float" office:value="491782.78" table:style-name="ce2">
            <text:p>491.782,78</text:p>
          </table:table-cell>
          <table:table-cell office:value-type="float" office:value="253" table:style-name="ce1">
            <text:p>253</text:p>
          </table:table-cell>
          <table:table-cell office:value-type="float" office:value="4054.61" table:style-name="ce2">
            <text:p>4.054,61</text:p>
          </table:table-cell>
          <table:table-cell office:value-type="float" office:value="678538.13" table:style-name="ce2">
            <text:p>678.538,13</text:p>
          </table:table-cell>
          <table:table-cell office:value-type="float" office:value="1" table:style-name="ce1">
            <text:p>1</text:p>
          </table:table-cell>
          <table:table-cell office:value-type="float" office:value="6732.89" table:style-name="ce2">
            <text:p>6.732,89</text:p>
          </table:table-cell>
          <table:table-cell office:value-type="float" office:value="839890.8" table:style-name="ce2">
            <text:p>839.890,80</text:p>
          </table:table-cell>
          <table:table-cell office:value-type="float" office:value="1" table:style-name="ce1">
            <text:p>1</text:p>
          </table:table-cell>
          <table:table-cell office:value-type="float" office:value="3270.32" table:style-name="ce2">
            <text:p>3.270,32</text:p>
          </table:table-cell>
          <table:table-cell office:value-type="float" office:value="277580.90000000002" table:style-name="ce2">
            <text:p>277.580,9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3" table:style-name="ce1">
            <text:p>83</text:p>
          </table:table-cell>
          <table:table-cell office:value-type="float" office:value="34.450000000000003" table:style-name="ce1">
            <text:p>34,45</text:p>
          </table:table-cell>
          <table:table-cell office:value-type="float" office:value="1849" table:style-name="ce2">
            <text:p>1.849,00</text:p>
          </table:table-cell>
          <table:table-cell office:value-type="float" office:value="159" table:style-name="ce1">
            <text:p>159</text:p>
          </table:table-cell>
          <table:table-cell office:value-type="float" office:value="123.38" table:style-name="ce1">
            <text:p>123,38</text:p>
          </table:table-cell>
          <table:table-cell office:value-type="float" office:value="6994.53" table:style-name="ce2">
            <text:p>6.994,53</text:p>
          </table:table-cell>
          <table:table-cell office:value-type="float" office:value="114" table:style-name="ce1">
            <text:p>114</text:p>
          </table:table-cell>
          <table:table-cell office:value-type="float" office:value="60.73" table:style-name="ce1">
            <text:p>60,73</text:p>
          </table:table-cell>
          <table:table-cell office:value-type="float" office:value="3335.49" table:style-name="ce2">
            <text:p>3.335,49</text:p>
          </table:table-cell>
          <table:table-cell office:value-type="float" office:value="53" table:style-name="ce1">
            <text:p>53</text:p>
          </table:table-cell>
          <table:table-cell office:value-type="float" office:value="74.319999999999993" table:style-name="ce1">
            <text:p>74,32</text:p>
          </table:table-cell>
          <table:table-cell office:value-type="float" office:value="7321.08" table:style-name="ce2">
            <text:p>7.321,08</text:p>
          </table:table-cell>
          <table:table-cell office:value-type="float" office:value="105" table:style-name="ce1">
            <text:p>105</text:p>
          </table:table-cell>
          <table:table-cell office:value-type="float" office:value="122.88" table:style-name="ce1">
            <text:p>122,88</text:p>
          </table:table-cell>
          <table:table-cell office:value-type="float" office:value="7128.78" table:style-name="ce2">
            <text:p>7.128,78</text:p>
          </table:table-cell>
          <table:table-cell office:value-type="float" office:value="61" table:style-name="ce1">
            <text:p>61</text:p>
          </table:table-cell>
          <table:table-cell office:value-type="float" office:value="52.98" table:style-name="ce1">
            <text:p>52,98</text:p>
          </table:table-cell>
          <table:table-cell office:value-type="float" office:value="3026.37" table:style-name="ce2">
            <text:p>3.026,37</text:p>
          </table:table-cell>
          <table:table-cell office:value-type="float" office:value="163" table:style-name="ce1">
            <text:p>163</text:p>
          </table:table-cell>
          <table:table-cell office:value-type="float" office:value="158.16999999999999" table:style-name="ce1">
            <text:p>158,17</text:p>
          </table:table-cell>
          <table:table-cell office:value-type="float" office:value="9136.25" table:style-name="ce2">
            <text:p>9.136,25</text:p>
          </table:table-cell>
          <table:table-cell office:value-type="float" office:value="41" table:style-name="ce1">
            <text:p>41</text:p>
          </table:table-cell>
          <table:table-cell office:value-type="float" office:value="22.8" table:style-name="ce1">
            <text:p>22,8</text:p>
          </table:table-cell>
          <table:table-cell office:value-type="float" office:value="1272.25" table:style-name="ce2">
            <text:p>1.272,25</text:p>
          </table:table-cell>
          <table:table-cell office:value-type="float" office:value="49" table:style-name="ce1">
            <text:p>49</text:p>
          </table:table-cell>
          <table:table-cell office:value-type="float" office:value="44.9" table:style-name="ce1">
            <text:p>44,9</text:p>
          </table:table-cell>
          <table:table-cell office:value-type="float" office:value="2574.3000000000002" table:style-name="ce2">
            <text:p>2.574,30</text:p>
          </table:table-cell>
          <table:table-cell office:value-type="float" office:value="128" table:style-name="ce1">
            <text:p>128</text:p>
          </table:table-cell>
          <table:table-cell office:value-type="float" office:value="128.44999999999999" table:style-name="ce1">
            <text:p>128,45</text:p>
          </table:table-cell>
          <table:table-cell office:value-type="float" office:value="7354.19" table:style-name="ce2">
            <text:p>7.354,19</text:p>
          </table:table-cell>
          <table:table-cell office:value-type="float" office:value="129" table:style-name="ce1">
            <text:p>129</text:p>
          </table:table-cell>
          <table:table-cell office:value-type="float" office:value="64.28" table:style-name="ce1">
            <text:p>64,28</text:p>
          </table:table-cell>
          <table:table-cell office:value-type="float" office:value="3702.56" table:style-name="ce2">
            <text:p>3.702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4.37" table:style-name="ce1">
            <text:p>4,37</text:p>
          </table:table-cell>
          <table:table-cell office:value-type="float" office:value="387.81" table:style-name="ce1">
            <text:p>387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4.26" table:style-name="ce1">
            <text:p>44,26</text:p>
          </table:table-cell>
          <table:table-cell office:value-type="float" office:value="3329.33" table:style-name="ce2">
            <text:p>3.329,33</text:p>
          </table:table-cell>
          <table:table-cell office:value-type="float" office:value="38" table:style-name="ce1">
            <text:p>38</text:p>
          </table:table-cell>
          <table:table-cell office:value-type="float" office:value="154.99" table:style-name="ce1">
            <text:p>154,99</text:p>
          </table:table-cell>
          <table:table-cell office:value-type="float" office:value="11460.84" table:style-name="ce2">
            <text:p>11.460,84</text:p>
          </table:table-cell>
          <table:table-cell office:value-type="float" office:value="6" table:style-name="ce1">
            <text:p>6</text:p>
          </table:table-cell>
          <table:table-cell office:value-type="float" office:value="11.07" table:style-name="ce1">
            <text:p>11,07</text:p>
          </table:table-cell>
          <table:table-cell office:value-type="float" office:value="937.88" table:style-name="ce1">
            <text:p>937,88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99.71" table:style-name="ce1">
            <text:p>399,71</text:p>
          </table:table-cell>
          <table:table-cell office:value-type="float" office:value="4" table:style-name="ce1">
            <text:p>4</text:p>
          </table:table-cell>
          <table:table-cell office:value-type="float" office:value="24.55" table:style-name="ce1">
            <text:p>24,55</text:p>
          </table:table-cell>
          <table:table-cell office:value-type="float" office:value="1904.67" table:style-name="ce2">
            <text:p>1.904,67</text:p>
          </table:table-cell>
          <table:table-cell office:value-type="float" office:value="10" table:style-name="ce1">
            <text:p>10</text:p>
          </table:table-cell>
          <table:table-cell office:value-type="float" office:value="38.21" table:style-name="ce1">
            <text:p>38,21</text:p>
          </table:table-cell>
          <table:table-cell office:value-type="float" office:value="3061.59" table:style-name="ce2">
            <text:p>3.061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,6</text:p>
          </table:table-cell>
          <table:table-cell office:value-type="float" office:value="140.5" table:style-name="ce1">
            <text:p>140,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179.53" table:style-name="ce1">
            <text:p>179,53</text:p>
          </table:table-cell>
          <table:table-cell office:value-type="float" office:value="13411.94" table:style-name="ce2">
            <text:p>13.411,9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9" table:style-name="ce1">
            <text:p>519</text:p>
          </table:table-cell>
          <table:table-cell office:value-type="float" office:value="51.44" table:style-name="ce1">
            <text:p>51,44</text:p>
          </table:table-cell>
          <table:table-cell office:value-type="float" office:value="3081.67" table:style-name="ce2">
            <text:p>3.081,67</text:p>
          </table:table-cell>
          <table:table-cell office:value-type="float" office:value="848" table:style-name="ce1">
            <text:p>848</text:p>
          </table:table-cell>
          <table:table-cell office:value-type="float" office:value="275.79000000000002" table:style-name="ce1">
            <text:p>275,79</text:p>
          </table:table-cell>
          <table:table-cell office:value-type="float" office:value="15365.65" table:style-name="ce2">
            <text:p>15.365,65</text:p>
          </table:table-cell>
          <table:table-cell office:value-type="float" office:value="823" table:style-name="ce1">
            <text:p>823</text:p>
          </table:table-cell>
          <table:table-cell office:value-type="float" office:value="166.54" table:style-name="ce1">
            <text:p>166,54</text:p>
          </table:table-cell>
          <table:table-cell office:value-type="float" office:value="9314.65" table:style-name="ce2">
            <text:p>9.314,65</text:p>
          </table:table-cell>
          <table:table-cell office:value-type="float" office:value="392" table:style-name="ce1">
            <text:p>392</text:p>
          </table:table-cell>
          <table:table-cell office:value-type="float" office:value="428.45" table:style-name="ce1">
            <text:p>428,45</text:p>
          </table:table-cell>
          <table:table-cell office:value-type="float" office:value="41481.480000000003" table:style-name="ce2">
            <text:p>41.481,48</text:p>
          </table:table-cell>
          <table:table-cell office:value-type="float" office:value="821" table:style-name="ce1">
            <text:p>821</text:p>
          </table:table-cell>
          <table:table-cell office:value-type="float" office:value="284.82" table:style-name="ce1">
            <text:p>284,82</text:p>
          </table:table-cell>
          <table:table-cell office:value-type="float" office:value="14681.63" table:style-name="ce2">
            <text:p>14.681,63</text:p>
          </table:table-cell>
          <table:table-cell office:value-type="float" office:value="249" table:style-name="ce1">
            <text:p>249</text:p>
          </table:table-cell>
          <table:table-cell office:value-type="float" office:value="82.17" table:style-name="ce1">
            <text:p>82,17</text:p>
          </table:table-cell>
          <table:table-cell office:value-type="float" office:value="4678.82" table:style-name="ce2">
            <text:p>4.678,82</text:p>
          </table:table-cell>
          <table:table-cell office:value-type="float" office:value="559" table:style-name="ce1">
            <text:p>559</text:p>
          </table:table-cell>
          <table:table-cell office:value-type="float" office:value="224.37" table:style-name="ce1">
            <text:p>224,37</text:p>
          </table:table-cell>
          <table:table-cell office:value-type="float" office:value="12856.28" table:style-name="ce2">
            <text:p>12.856,28</text:p>
          </table:table-cell>
          <table:table-cell office:value-type="float" office:value="251" table:style-name="ce1">
            <text:p>251</text:p>
          </table:table-cell>
          <table:table-cell office:value-type="float" office:value="81.010000000000005" table:style-name="ce1">
            <text:p>81,01</text:p>
          </table:table-cell>
          <table:table-cell office:value-type="float" office:value="4513.28" table:style-name="ce2">
            <text:p>4.513,28</text:p>
          </table:table-cell>
          <table:table-cell office:value-type="float" office:value="242" table:style-name="ce1">
            <text:p>242</text:p>
          </table:table-cell>
          <table:table-cell office:value-type="float" office:value="120.8" table:style-name="ce1">
            <text:p>120,8</text:p>
          </table:table-cell>
          <table:table-cell office:value-type="float" office:value="6831.95" table:style-name="ce2">
            <text:p>6.831,95</text:p>
          </table:table-cell>
          <table:table-cell office:value-type="float" office:value="994" table:style-name="ce1">
            <text:p>994</text:p>
          </table:table-cell>
          <table:table-cell office:value-type="float" office:value="254.49" table:style-name="ce1">
            <text:p>254,49</text:p>
          </table:table-cell>
          <table:table-cell office:value-type="float" office:value="14253.49" table:style-name="ce2">
            <text:p>14.253,49</text:p>
          </table:table-cell>
          <table:table-cell office:value-type="float" office:value="762" table:style-name="ce1">
            <text:p>762</text:p>
          </table:table-cell>
          <table:table-cell office:value-type="float" office:value="97.97" table:style-name="ce1">
            <text:p>97,97</text:p>
          </table:table-cell>
          <table:table-cell office:value-type="float" office:value="5643.52" table:style-name="ce2">
            <text:p>5.643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2.89" table:style-name="ce1">
            <text:p>2,89</text:p>
          </table:table-cell>
          <table:table-cell office:value-type="float" office:value="271.45" table:style-name="ce1">
            <text:p>271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.26" table:style-name="ce1">
            <text:p>8,26</text:p>
          </table:table-cell>
          <table:table-cell office:value-type="float" office:value="867.04" table:style-name="ce1">
            <text:p>867,04</text:p>
          </table:table-cell>
          <table:table-cell office:value-type="float" office:value="57" table:style-name="ce1">
            <text:p>57</text:p>
          </table:table-cell>
          <table:table-cell office:value-type="float" office:value="173.99" table:style-name="ce1">
            <text:p>173,99</text:p>
          </table:table-cell>
          <table:table-cell office:value-type="float" office:value="12875.44" table:style-name="ce2">
            <text:p>12.875,44</text:p>
          </table:table-cell>
          <table:table-cell office:value-type="float" office:value="5" table:style-name="ce1">
            <text:p>5</text:p>
          </table:table-cell>
          <table:table-cell office:value-type="float" office:value="10.42" table:style-name="ce1">
            <text:p>10,42</text:p>
          </table:table-cell>
          <table:table-cell office:value-type="float" office:value="852.57" table:style-name="ce1">
            <text:p>852,57</text:p>
          </table:table-cell>
          <table:table-cell office:value-type="float" office:value="7" table:style-name="ce1">
            <text:p>7</text:p>
          </table:table-cell>
          <table:table-cell office:value-type="float" office:value="10.67" table:style-name="ce1">
            <text:p>10,67</text:p>
          </table:table-cell>
          <table:table-cell office:value-type="float" office:value="964.91" table:style-name="ce1">
            <text:p>964,91</text:p>
          </table:table-cell>
          <table:table-cell office:value-type="float" office:value="10" table:style-name="ce1">
            <text:p>10</text:p>
          </table:table-cell>
          <table:table-cell office:value-type="float" office:value="22.35" table:style-name="ce1">
            <text:p>22,35</text:p>
          </table:table-cell>
          <table:table-cell office:value-type="float" office:value="1807.29" table:style-name="ce2">
            <text:p>1.807,29</text:p>
          </table:table-cell>
          <table:table-cell office:value-type="float" office:value="19" table:style-name="ce1">
            <text:p>19</text:p>
          </table:table-cell>
          <table:table-cell office:value-type="float" office:value="67.27" table:style-name="ce1">
            <text:p>67,27</text:p>
          </table:table-cell>
          <table:table-cell office:value-type="float" office:value="5374.79" table:style-name="ce2">
            <text:p>5.374,79</text:p>
          </table:table-cell>
          <table:table-cell office:value-type="float" office:value="1" table:style-name="ce1">
            <text:p>1</text:p>
          </table:table-cell>
          <table:table-cell office:value-type="float" office:value="1.99" table:style-name="ce1">
            <text:p>1,99</text:p>
          </table:table-cell>
          <table:table-cell office:value-type="float" office:value="142.44" table:style-name="ce1">
            <text:p>142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27" table:style-name="ce1">
            <text:p>2,27</text:p>
          </table:table-cell>
          <table:table-cell office:value-type="float" office:value="309.33999999999997" table:style-name="ce1">
            <text:p>309,3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70.510000000000005" table:style-name="ce1">
            <text:p>70,51</text:p>
          </table:table-cell>
          <table:table-cell office:value-type="float" office:value="5665.45" table:style-name="ce2">
            <text:p>5.665,4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.72" table:style-name="ce1">
            <text:p>26,72</text:p>
          </table:table-cell>
          <table:table-cell office:value-type="float" office:value="1078.02" table:style-name="ce2">
            <text:p>1.078,02</text:p>
          </table:table-cell>
          <table:table-cell office:value-type="float" office:value="9" table:style-name="ce1">
            <text:p>9</text:p>
          </table:table-cell>
          <table:table-cell office:value-type="float" office:value="12.05" table:style-name="ce1">
            <text:p>12,05</text:p>
          </table:table-cell>
          <table:table-cell office:value-type="float" office:value="488.1" table:style-name="ce1">
            <text:p>488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.71" table:style-name="ce1">
            <text:p>10,71</text:p>
          </table:table-cell>
          <table:table-cell office:value-type="float" office:value="429.4" table:style-name="ce1">
            <text:p>429,4</text:p>
          </table:table-cell>
          <table:table-cell office:value-type="float" office:value="1" table:style-name="ce1">
            <text:p>1</text:p>
          </table:table-cell>
          <table:table-cell office:value-type="float" office:value="6.29" table:style-name="ce1">
            <text:p>6,29</text:p>
          </table:table-cell>
          <table:table-cell office:value-type="float" office:value="252.42" table:style-name="ce1">
            <text:p>252,42</text:p>
          </table:table-cell>
          <table:table-cell office:value-type="float" office:value="10" table:style-name="ce1">
            <text:p>10</text:p>
          </table:table-cell>
          <table:table-cell office:value-type="float" office:value="7.61" table:style-name="ce1">
            <text:p>7,61</text:p>
          </table:table-cell>
          <table:table-cell office:value-type="float" office:value="311.32" table:style-name="ce1">
            <text:p>311,32</text:p>
          </table:table-cell>
          <table:table-cell office:value-type="float" office:value="8" table:style-name="ce1">
            <text:p>8</text:p>
          </table:table-cell>
          <table:table-cell office:value-type="float" office:value="30.47" table:style-name="ce1">
            <text:p>30,47</text:p>
          </table:table-cell>
          <table:table-cell office:value-type="float" office:value="1229.54" table:style-name="ce2">
            <text:p>1.229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0.3" table:style-name="ce1">
            <text:p>20,3</text:p>
          </table:table-cell>
          <table:table-cell office:value-type="float" office:value="821.68" table:style-name="ce1">
            <text:p>821,68</text:p>
          </table:table-cell>
          <table:table-cell office:value-type="float" office:value="52" table:style-name="ce1">
            <text:p>52</text:p>
          </table:table-cell>
          <table:table-cell office:value-type="float" office:value="36.49" table:style-name="ce1">
            <text:p>36,49</text:p>
          </table:table-cell>
          <table:table-cell office:value-type="float" office:value="1495.96" table:style-name="ce2">
            <text:p>1.495,9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,75</text:p>
          </table:table-cell>
          <table:table-cell office:value-type="float" office:value="60.19" table:style-name="ce1">
            <text:p>60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8.59" table:style-name="ce1">
            <text:p>18,59</text:p>
          </table:table-cell>
          <table:table-cell office:value-type="float" office:value="1600.24" table:style-name="ce2">
            <text:p>1.600,24</text:p>
          </table:table-cell>
          <table:table-cell office:value-type="float" office:value="8" table:style-name="ce1">
            <text:p>8</text:p>
          </table:table-cell>
          <table:table-cell office:value-type="float" office:value="53.31" table:style-name="ce1">
            <text:p>53,31</text:p>
          </table:table-cell>
          <table:table-cell office:value-type="float" office:value="4691.24" table:style-name="ce2">
            <text:p>4.691,24</text:p>
          </table:table-cell>
          <table:table-cell office:value-type="float" office:value="48" table:style-name="ce1">
            <text:p>48</text:p>
          </table:table-cell>
          <table:table-cell office:value-type="float" office:value="72.16" table:style-name="ce1">
            <text:p>72,16</text:p>
          </table:table-cell>
          <table:table-cell office:value-type="float" office:value="6429.03" table:style-name="ce2">
            <text:p>6.429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5.78" table:style-name="ce1">
            <text:p>25,78</text:p>
          </table:table-cell>
          <table:table-cell office:value-type="float" office:value="2066.3200000000002" table:style-name="ce2">
            <text:p>2.066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2" table:style-name="ce1">
            <text:p>0,32</text:p>
          </table:table-cell>
          <table:table-cell office:value-type="float" office:value="62.2" table:style-name="ce1">
            <text:p>62,2</text:p>
          </table:table-cell>
          <table:table-cell office:value-type="float" office:value="24" table:style-name="ce1">
            <text:p>24</text:p>
          </table:table-cell>
          <table:table-cell office:value-type="float" office:value="14.62" table:style-name="ce1">
            <text:p>14,62</text:p>
          </table:table-cell>
          <table:table-cell office:value-type="float" office:value="1180.44" table:style-name="ce2">
            <text:p>1.180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.45" table:style-name="ce1">
            <text:p>45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5.6" table:style-name="ce1">
            <text:p>35,6</text:p>
          </table:table-cell>
          <table:table-cell office:value-type="float" office:value="3262" table:style-name="ce2">
            <text:p>3.262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240.25" table:style-name="ce2">
            <text:p>1.24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0.96" table:style-name="ce1">
            <text:p>20,96</text:p>
          </table:table-cell>
          <table:table-cell office:value-type="float" office:value="1377.58" table:style-name="ce2">
            <text:p>1.377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9.97" table:style-name="ce1">
            <text:p>29,97</text:p>
          </table:table-cell>
          <table:table-cell office:value-type="float" office:value="1949.97" table:style-name="ce2">
            <text:p>1.949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41.25" table:style-name="ce1">
            <text:p>41,25</text:p>
          </table:table-cell>
          <table:table-cell office:value-type="float" office:value="2716.03" table:style-name="ce2">
            <text:p>2.716,03</text:p>
          </table:table-cell>
          <table:table-cell office:value-type="float" office:value="13" table:style-name="ce1">
            <text:p>13</text:p>
          </table:table-cell>
          <table:table-cell office:value-type="float" office:value="9.18" table:style-name="ce1">
            <text:p>9,18</text:p>
          </table:table-cell>
          <table:table-cell office:value-type="float" office:value="602.87" table:style-name="ce1">
            <text:p>602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.07" table:style-name="ce1">
            <text:p>6,07</text:p>
          </table:table-cell>
          <table:table-cell office:value-type="float" office:value="383.61" table:style-name="ce1">
            <text:p>383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8.59" table:style-name="ce1">
            <text:p>78,59</text:p>
          </table:table-cell>
          <table:table-cell office:value-type="float" office:value="5137.82" table:style-name="ce2">
            <text:p>5.137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94.21" table:style-name="ce1">
            <text:p>394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687.36" table:style-name="ce1">
            <text:p>687,36</text:p>
          </table:table-cell>
          <table:table-cell office:value-type="float" office:value="43232.44" table:style-name="ce2">
            <text:p>43.232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466.2" table:style-name="ce1">
            <text:p>466,2</text:p>
          </table:table-cell>
          <table:table-cell office:value-type="float" office:value="238" table:style-name="ce1">
            <text:p>238</text:p>
          </table:table-cell>
          <table:table-cell office:value-type="float" office:value="136.44" table:style-name="ce1">
            <text:p>136,44</text:p>
          </table:table-cell>
          <table:table-cell office:value-type="float" office:value="13897.66" table:style-name="ce2">
            <text:p>13.897,66</text:p>
          </table:table-cell>
          <table:table-cell office:value-type="float" office:value="58" table:style-name="ce1">
            <text:p>58</text:p>
          </table:table-cell>
          <table:table-cell office:value-type="float" office:value="46.42" table:style-name="ce1">
            <text:p>46,42</text:p>
          </table:table-cell>
          <table:table-cell office:value-type="float" office:value="4910.2299999999996" table:style-name="ce2">
            <text:p>4.910,23</text:p>
          </table:table-cell>
          <table:table-cell office:value-type="float" office:value="12" table:style-name="ce1">
            <text:p>12</text:p>
          </table:table-cell>
          <table:table-cell office:value-type="float" office:value="3.98" table:style-name="ce1">
            <text:p>3,98</text:p>
          </table:table-cell>
          <table:table-cell office:value-type="float" office:value="406.39" table:style-name="ce1">
            <text:p>406,39</text:p>
          </table:table-cell>
          <table:table-cell office:value-type="float" office:value="10" table:style-name="ce1">
            <text:p>10</text:p>
          </table:table-cell>
          <table:table-cell office:value-type="float" office:value="5.57" table:style-name="ce1">
            <text:p>5,57</text:p>
          </table:table-cell>
          <table:table-cell office:value-type="float" office:value="564.75" table:style-name="ce1">
            <text:p>564,75</text:p>
          </table:table-cell>
          <table:table-cell office:value-type="float" office:value="23" table:style-name="ce1">
            <text:p>23</text:p>
          </table:table-cell>
          <table:table-cell office:value-type="float" office:value="14.58" table:style-name="ce1">
            <text:p>14,58</text:p>
          </table:table-cell>
          <table:table-cell office:value-type="float" office:value="1489.42" table:style-name="ce2">
            <text:p>1.489,42</text:p>
          </table:table-cell>
          <table:table-cell office:value-type="float" office:value="55" table:style-name="ce1">
            <text:p>55</text:p>
          </table:table-cell>
          <table:table-cell office:value-type="float" office:value="43.73" table:style-name="ce1">
            <text:p>43,73</text:p>
          </table:table-cell>
          <table:table-cell office:value-type="float" office:value="4508.46" table:style-name="ce2">
            <text:p>4.508,46</text:p>
          </table:table-cell>
          <table:table-cell office:value-type="float" office:value="1" table:style-name="ce1">
            <text:p>1</text:p>
          </table:table-cell>
          <table:table-cell office:value-type="float" office:value="0.64" table:style-name="ce1">
            <text:p>0,64</text:p>
          </table:table-cell>
          <table:table-cell office:value-type="float" office:value="64.34" table:style-name="ce1">
            <text:p>64,34</text:p>
          </table:table-cell>
          <table:table-cell office:value-type="float" office:value="74" table:style-name="ce1">
            <text:p>74</text:p>
          </table:table-cell>
          <table:table-cell office:value-type="float" office:value="22.97" table:style-name="ce1">
            <text:p>22,97</text:p>
          </table:table-cell>
          <table:table-cell office:value-type="float" office:value="2360.02" table:style-name="ce2">
            <text:p>2.360,02</text:p>
          </table:table-cell>
          <table:table-cell office:value-type="float" office:value="10" table:style-name="ce1">
            <text:p>10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206.16" table:style-name="ce1">
            <text:p>206,1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49" table:style-name="ce1">
            <text:p>0,49</text:p>
          </table:table-cell>
          <table:table-cell office:value-type="float" office:value="108.83" table:style-name="ce1">
            <text:p>108,83</text:p>
          </table:table-cell>
          <table:table-cell office:value-type="float" office:value="5" table:style-name="ce1">
            <text:p>5</text:p>
          </table:table-cell>
          <table:table-cell office:value-type="float" office:value="31.55" table:style-name="ce1">
            <text:p>31,55</text:p>
          </table:table-cell>
          <table:table-cell office:value-type="float" office:value="3547.86" table:style-name="ce2">
            <text:p>3.547,86</text:p>
          </table:table-cell>
          <table:table-cell office:value-type="float" office:value="7" table:style-name="ce1">
            <text:p>7</text:p>
          </table:table-cell>
          <table:table-cell office:value-type="float" office:value="36.29" table:style-name="ce1">
            <text:p>36,29</text:p>
          </table:table-cell>
          <table:table-cell office:value-type="float" office:value="4071.95" table:style-name="ce2">
            <text:p>4.071,95</text:p>
          </table:table-cell>
          <table:table-cell office:value-type="float" office:value="1" table:style-name="ce1">
            <text:p>1</text:p>
          </table:table-cell>
          <table:table-cell office:value-type="float" office:value="2.87" table:style-name="ce1">
            <text:p>2,87</text:p>
          </table:table-cell>
          <table:table-cell office:value-type="float" office:value="373.41" table:style-name="ce1">
            <text:p>373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.28" table:style-name="ce1">
            <text:p>7,28</text:p>
          </table:table-cell>
          <table:table-cell office:value-type="float" office:value="788.87" table:style-name="ce1">
            <text:p>788,8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.53" table:style-name="ce1">
            <text:p>7,53</text:p>
          </table:table-cell>
          <table:table-cell office:value-type="float" office:value="748.81" table:style-name="ce1">
            <text:p>748,8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6.93" table:style-name="ce1">
            <text:p>6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7" table:style-name="ce1">
            <text:p>0,47</text:p>
          </table:table-cell>
          <table:table-cell office:value-type="float" office:value="22.98" table:style-name="ce1">
            <text:p>22,98</text:p>
          </table:table-cell>
          <table:table-cell office:value-type="float" office:value="2" table:style-name="ce1">
            <text:p>2</text:p>
          </table:table-cell>
          <table:table-cell office:value-type="float" office:value="0.85" table:style-name="ce1">
            <text:p>0,85</text:p>
          </table:table-cell>
          <table:table-cell office:value-type="float" office:value="40.36" table:style-name="ce1">
            <text:p>40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,3</text:p>
          </table:table-cell>
          <table:table-cell office:value-type="float" office:value="13.4" table:style-name="ce1">
            <text:p>13,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7" table:style-name="ce1">
            <text:p>7</text:p>
          </table:table-cell>
          <table:table-cell office:value-type="float" office:value="0.18" table:style-name="ce1">
            <text:p>0,18</text:p>
          </table:table-cell>
          <table:table-cell office:value-type="float" office:value="15.99" table:style-name="ce1">
            <text:p>15,9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,63</text:p>
          </table:table-cell>
          <table:table-cell office:value-type="float" office:value="50.08" table:style-name="ce1">
            <text:p>50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46" table:style-name="ce1">
            <text:p>346</text:p>
          </table:table-cell>
          <table:table-cell office:value-type="float" office:value="96.32" table:style-name="ce1">
            <text:p>96,32</text:p>
          </table:table-cell>
          <table:table-cell office:value-type="float" office:value="9155.07" table:style-name="ce2">
            <text:p>9.155,07</text:p>
          </table:table-cell>
          <table:table-cell office:value-type="float" office:value="995" table:style-name="ce1">
            <text:p>995</text:p>
          </table:table-cell>
          <table:table-cell office:value-type="float" office:value="510.11" table:style-name="ce1">
            <text:p>510,11</text:p>
          </table:table-cell>
          <table:table-cell office:value-type="float" office:value="47025.38" table:style-name="ce2">
            <text:p>47.025,38</text:p>
          </table:table-cell>
          <table:table-cell office:value-type="float" office:value="419" table:style-name="ce1">
            <text:p>419</text:p>
          </table:table-cell>
          <table:table-cell office:value-type="float" office:value="220.52" table:style-name="ce1">
            <text:p>220,52</text:p>
          </table:table-cell>
          <table:table-cell office:value-type="float" office:value="20373.5" table:style-name="ce2">
            <text:p>20.373,50</text:p>
          </table:table-cell>
          <table:table-cell office:value-type="float" office:value="1376" table:style-name="ce3">
            <text:p>1.376</text:p>
          </table:table-cell>
          <table:table-cell office:value-type="float" office:value="1050.72" table:style-name="ce2">
            <text:p>1.050,72</text:p>
          </table:table-cell>
          <table:table-cell office:value-type="float" office:value="98734.39" table:style-name="ce2">
            <text:p>98.734,39</text:p>
          </table:table-cell>
          <table:table-cell office:value-type="float" office:value="639" table:style-name="ce1">
            <text:p>639</text:p>
          </table:table-cell>
          <table:table-cell office:value-type="float" office:value="547.71" table:style-name="ce1">
            <text:p>547,71</text:p>
          </table:table-cell>
          <table:table-cell office:value-type="float" office:value="50499.1" table:style-name="ce2">
            <text:p>50.499,10</text:p>
          </table:table-cell>
          <table:table-cell office:value-type="float" office:value="280" table:style-name="ce1">
            <text:p>280</text:p>
          </table:table-cell>
          <table:table-cell office:value-type="float" office:value="265.06" table:style-name="ce1">
            <text:p>265,06</text:p>
          </table:table-cell>
          <table:table-cell office:value-type="float" office:value="18678.38" table:style-name="ce2">
            <text:p>18.678,38</text:p>
          </table:table-cell>
          <table:table-cell office:value-type="float" office:value="555" table:style-name="ce1">
            <text:p>555</text:p>
          </table:table-cell>
          <table:table-cell office:value-type="float" office:value="444.8" table:style-name="ce1">
            <text:p>444,8</text:p>
          </table:table-cell>
          <table:table-cell office:value-type="float" office:value="40066.5" table:style-name="ce2">
            <text:p>40.066,50</text:p>
          </table:table-cell>
          <table:table-cell office:value-type="float" office:value="347" table:style-name="ce1">
            <text:p>347</text:p>
          </table:table-cell>
          <table:table-cell office:value-type="float" office:value="280.79000000000002" table:style-name="ce1">
            <text:p>280,79</text:p>
          </table:table-cell>
          <table:table-cell office:value-type="float" office:value="26065.05" table:style-name="ce2">
            <text:p>26.065,05</text:p>
          </table:table-cell>
          <table:table-cell office:value-type="float" office:value="615" table:style-name="ce1">
            <text:p>615</text:p>
          </table:table-cell>
          <table:table-cell office:value-type="float" office:value="738.74" table:style-name="ce1">
            <text:p>738,74</text:p>
          </table:table-cell>
          <table:table-cell office:value-type="float" office:value="68250.399999999994" table:style-name="ce2">
            <text:p>68.250,40</text:p>
          </table:table-cell>
          <table:table-cell office:value-type="float" office:value="699" table:style-name="ce1">
            <text:p>699</text:p>
          </table:table-cell>
          <table:table-cell office:value-type="float" office:value="543.1" table:style-name="ce1">
            <text:p>543,1</text:p>
          </table:table-cell>
          <table:table-cell office:value-type="float" office:value="49987.35" table:style-name="ce2">
            <text:p>49.987,35</text:p>
          </table:table-cell>
          <table:table-cell office:value-type="float" office:value="295" table:style-name="ce1">
            <text:p>295</text:p>
          </table:table-cell>
          <table:table-cell office:value-type="float" office:value="127.49" table:style-name="ce1">
            <text:p>127,49</text:p>
          </table:table-cell>
          <table:table-cell office:value-type="float" office:value="11742.28" table:style-name="ce2">
            <text:p>11.742,2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40.29" table:style-name="ce1">
            <text:p>40,29</text:p>
          </table:table-cell>
          <table:table-cell office:value-type="float" office:value="4373.2700000000004" table:style-name="ce2">
            <text:p>4.373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63.95" table:style-name="ce1">
            <text:p>63,95</text:p>
          </table:table-cell>
          <table:table-cell office:value-type="float" office:value="6369.34" table:style-name="ce2">
            <text:p>6.369,34</text:p>
          </table:table-cell>
          <table:table-cell office:value-type="float" office:value="304" table:style-name="ce1">
            <text:p>304</text:p>
          </table:table-cell>
          <table:table-cell office:value-type="float" office:value="894.23" table:style-name="ce1">
            <text:p>894,23</text:p>
          </table:table-cell>
          <table:table-cell office:value-type="float" office:value="87540.6" table:style-name="ce2">
            <text:p>87.540,60</text:p>
          </table:table-cell>
          <table:table-cell office:value-type="float" office:value="77" table:style-name="ce1">
            <text:p>77</text:p>
          </table:table-cell>
          <table:table-cell office:value-type="float" office:value="241.42" table:style-name="ce1">
            <text:p>241,42</text:p>
          </table:table-cell>
          <table:table-cell office:value-type="float" office:value="24676.83" table:style-name="ce2">
            <text:p>24.676,83</text:p>
          </table:table-cell>
          <table:table-cell office:value-type="float" office:value="26" table:style-name="ce1">
            <text:p>26</text:p>
          </table:table-cell>
          <table:table-cell office:value-type="float" office:value="73.67" table:style-name="ce1">
            <text:p>73,67</text:p>
          </table:table-cell>
          <table:table-cell office:value-type="float" office:value="8005.62" table:style-name="ce2">
            <text:p>8.005,62</text:p>
          </table:table-cell>
          <table:table-cell office:value-type="float" office:value="73" table:style-name="ce1">
            <text:p>73</text:p>
          </table:table-cell>
          <table:table-cell office:value-type="float" office:value="207.55" table:style-name="ce1">
            <text:p>207,55</text:p>
          </table:table-cell>
          <table:table-cell office:value-type="float" office:value="21090.25" table:style-name="ce2">
            <text:p>21.090,25</text:p>
          </table:table-cell>
          <table:table-cell office:value-type="float" office:value="60" table:style-name="ce1">
            <text:p>60</text:p>
          </table:table-cell>
          <table:table-cell office:value-type="float" office:value="238.46" table:style-name="ce1">
            <text:p>238,46</text:p>
          </table:table-cell>
          <table:table-cell office:value-type="float" office:value="24332.42" table:style-name="ce2">
            <text:p>24.332,42</text:p>
          </table:table-cell>
          <table:table-cell office:value-type="float" office:value="10" table:style-name="ce1">
            <text:p>10</text:p>
          </table:table-cell>
          <table:table-cell office:value-type="float" office:value="22.8" table:style-name="ce1">
            <text:p>22,8</text:p>
          </table:table-cell>
          <table:table-cell office:value-type="float" office:value="2255.67" table:style-name="ce2">
            <text:p>2.255,67</text:p>
          </table:table-cell>
          <table:table-cell office:value-type="float" office:value="4" table:style-name="ce1">
            <text:p>4</text:p>
          </table:table-cell>
          <table:table-cell office:value-type="float" office:value="11.26" table:style-name="ce1">
            <text:p>11,26</text:p>
          </table:table-cell>
          <table:table-cell office:value-type="float" office:value="1060.92" table:style-name="ce2">
            <text:p>1.060,92</text:p>
          </table:table-cell>
          <table:table-cell office:value-type="float" office:value="29" table:style-name="ce1">
            <text:p>29</text:p>
          </table:table-cell>
          <table:table-cell office:value-type="float" office:value="28.64" table:style-name="ce1">
            <text:p>28,64</text:p>
          </table:table-cell>
          <table:table-cell office:value-type="float" office:value="3104.56" table:style-name="ce2">
            <text:p>3.104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21" table:style-name="ce1">
            <text:p>3,21</text:p>
          </table:table-cell>
          <table:table-cell office:value-type="float" office:value="337.85" table:style-name="ce1">
            <text:p>337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5.55" table:style-name="ce1">
            <text:p>95,55</text:p>
          </table:table-cell>
          <table:table-cell office:value-type="float" office:value="8571.85" table:style-name="ce2">
            <text:p>8.571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" table:style-name="ce1">
            <text:p>216</text:p>
          </table:table-cell>
          <table:table-cell office:value-type="float" office:value="886.82" table:style-name="ce1">
            <text:p>886,82</text:p>
          </table:table-cell>
          <table:table-cell office:value-type="float" office:value="84226.6" table:style-name="ce2">
            <text:p>84.226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2.14" table:style-name="ce1">
            <text:p>2,14</text:p>
          </table:table-cell>
          <table:table-cell office:value-type="float" office:value="232.09" table:style-name="ce1">
            <text:p>232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6" table:style-name="ce1">
            <text:p>2,6</text:p>
          </table:table-cell>
          <table:table-cell office:value-type="float" office:value="340.76" table:style-name="ce1">
            <text:p>340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,04</text:p>
          </table:table-cell>
          <table:table-cell office:value-type="float" office:value="100.41" table:style-name="ce1">
            <text:p>100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5.58" table:style-name="ce1">
            <text:p>5,58</text:p>
          </table:table-cell>
          <table:table-cell office:value-type="float" office:value="663.65" table:style-name="ce1">
            <text:p>663,6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7" table:style-name="ce1">
            <text:p>0,37</text:p>
          </table:table-cell>
          <table:table-cell office:value-type="float" office:value="29.27" table:style-name="ce1">
            <text:p>29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.35" table:style-name="ce1">
            <text:p>10,35</text:p>
          </table:table-cell>
          <table:table-cell office:value-type="float" office:value="907.87" table:style-name="ce1">
            <text:p>907,8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99.65" table:style-name="ce1">
            <text:p>99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91" table:style-name="ce1">
            <text:p>-3,91</text:p>
          </table:table-cell>
          <table:table-cell office:value-type="float" office:value="-631.49" table:style-name="ce1">
            <text:p>-631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25.74" table:style-name="ce1">
            <text:p>-325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8" table:style-name="ce1">
            <text:p>-0,08</text:p>
          </table:table-cell>
          <table:table-cell office:value-type="float" office:value="-8.99" table:style-name="ce1">
            <text:p>-8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64" table:style-name="ce1">
            <text:p>0,64</text:p>
          </table:table-cell>
          <table:table-cell office:value-type="float" office:value="67.84" table:style-name="ce1">
            <text:p>67,84</text:p>
          </table:table-cell>
          <table:table-cell office:value-type="float" office:value="14" table:style-name="ce1">
            <text:p>1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190.43" table:style-name="ce1">
            <text:p>190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33" table:style-name="ce1">
            <text:p>1,33</text:p>
          </table:table-cell>
          <table:table-cell office:value-type="float" office:value="94.65" table:style-name="ce1">
            <text:p>94,65</text:p>
          </table:table-cell>
          <table:table-cell office:value-type="float" office:value="8" table:style-name="ce1">
            <text:p>8</text:p>
          </table:table-cell>
          <table:table-cell office:value-type="float" office:value="2.82" table:style-name="ce1">
            <text:p>2,82</text:p>
          </table:table-cell>
          <table:table-cell office:value-type="float" office:value="260.33999999999997" table:style-name="ce1">
            <text:p>260,34</text:p>
          </table:table-cell>
          <table:table-cell office:value-type="float" office:value="11" table:style-name="ce1">
            <text:p>11</text:p>
          </table:table-cell>
          <table:table-cell office:value-type="float" office:value="4.17" table:style-name="ce1">
            <text:p>4,17</text:p>
          </table:table-cell>
          <table:table-cell office:value-type="float" office:value="380.03" table:style-name="ce1">
            <text:p>380,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1.11" table:style-name="ce1">
            <text:p>91,11</text:p>
          </table:table-cell>
          <table:table-cell office:value-type="float" office:value="10" table:style-name="ce1">
            <text:p>10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743.53" table:style-name="ce1">
            <text:p>743,53</text:p>
          </table:table-cell>
          <table:table-cell office:value-type="float" office:value="11" table:style-name="ce1">
            <text:p>11</text:p>
          </table:table-cell>
          <table:table-cell office:value-type="float" office:value="1.4" table:style-name="ce1">
            <text:p>1,4</text:p>
          </table:table-cell>
          <table:table-cell office:value-type="float" office:value="133.53" table:style-name="ce1">
            <text:p>133,53</text:p>
          </table:table-cell>
          <table:table-cell office:value-type="float" office:value="6" table:style-name="ce1">
            <text:p>6</text:p>
          </table:table-cell>
          <table:table-cell office:value-type="float" office:value="0.86" table:style-name="ce1">
            <text:p>0,86</text:p>
          </table:table-cell>
          <table:table-cell office:value-type="float" office:value="81.12" table:style-name="ce1">
            <text:p>81,1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.87" table:style-name="ce1">
            <text:p>0,87</text:p>
          </table:table-cell>
          <table:table-cell office:value-type="float" office:value="130.38" table:style-name="ce1">
            <text:p>130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7" table:style-name="ce1">
            <text:p>17</text:p>
          </table:table-cell>
          <table:table-cell office:value-type="float" office:value="2.76" table:style-name="ce1">
            <text:p>2,76</text:p>
          </table:table-cell>
          <table:table-cell office:value-type="float" office:value="239.74" table:style-name="ce1">
            <text:p>239,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57" table:style-name="ce1">
            <text:p>2,57</text:p>
          </table:table-cell>
          <table:table-cell office:value-type="float" office:value="211.02" table:style-name="ce1">
            <text:p>211,02</text:p>
          </table:table-cell>
          <table:table-cell office:value-type="float" office:value="1" table:style-name="ce1">
            <text:p>1</text:p>
          </table:table-cell>
          <table:table-cell office:value-type="float" office:value="1.74" table:style-name="ce1">
            <text:p>1,74</text:p>
          </table:table-cell>
          <table:table-cell office:value-type="float" office:value="149.79" table:style-name="ce1">
            <text:p>149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57" table:style-name="ce1">
            <text:p>5,57</text:p>
          </table:table-cell>
          <table:table-cell office:value-type="float" office:value="456.59" table:style-name="ce1">
            <text:p>456,59</text:p>
          </table:table-cell>
          <table:table-cell office:value-type="float" office:value="13" table:style-name="ce1">
            <text:p>13</text:p>
          </table:table-cell>
          <table:table-cell office:value-type="float" office:value="14.15" table:style-name="ce1">
            <text:p>14,15</text:p>
          </table:table-cell>
          <table:table-cell office:value-type="float" office:value="1175.1600000000001" table:style-name="ce2">
            <text:p>1.175,16</text:p>
          </table:table-cell>
          <table:table-cell office:value-type="float" office:value="31" table:style-name="ce1">
            <text:p>31</text:p>
          </table:table-cell>
          <table:table-cell office:value-type="float" office:value="30.58" table:style-name="ce1">
            <text:p>30,58</text:p>
          </table:table-cell>
          <table:table-cell office:value-type="float" office:value="2517.04" table:style-name="ce2">
            <text:p>2.517,04</text:p>
          </table:table-cell>
          <table:table-cell office:value-type="float" office:value="5" table:style-name="ce1">
            <text:p>5</text:p>
          </table:table-cell>
          <table:table-cell office:value-type="float" office:value="5.35" table:style-name="ce1">
            <text:p>5,35</text:p>
          </table:table-cell>
          <table:table-cell office:value-type="float" office:value="433.95" table:style-name="ce1">
            <text:p>433,95</text:p>
          </table:table-cell>
          <table:table-cell office:value-type="float" office:value="27" table:style-name="ce1">
            <text:p>27</text:p>
          </table:table-cell>
          <table:table-cell office:value-type="float" office:value="42.86" table:style-name="ce1">
            <text:p>42,86</text:p>
          </table:table-cell>
          <table:table-cell office:value-type="float" office:value="3535.52" table:style-name="ce2">
            <text:p>3.535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9" table:style-name="ce1">
            <text:p>0,19</text:p>
          </table:table-cell>
          <table:table-cell office:value-type="float" office:value="18.48" table:style-name="ce1">
            <text:p>18,48</text:p>
          </table:table-cell>
          <table:table-cell office:value-type="float" office:value="5" table:style-name="ce1">
            <text:p>5</text:p>
          </table:table-cell>
          <table:table-cell office:value-type="float" office:value="0.42" table:style-name="ce1">
            <text:p>0,42</text:p>
          </table:table-cell>
          <table:table-cell office:value-type="float" office:value="41.82" table:style-name="ce1">
            <text:p>41,82</text:p>
          </table:table-cell>
          <table:table-cell office:value-type="float" office:value="18" table:style-name="ce1">
            <text:p>18</text:p>
          </table:table-cell>
          <table:table-cell office:value-type="float" office:value="8.14" table:style-name="ce1">
            <text:p>8,14</text:p>
          </table:table-cell>
          <table:table-cell office:value-type="float" office:value="767.22" table:style-name="ce1">
            <text:p>767,22</text:p>
          </table:table-cell>
          <table:table-cell office:value-type="float" office:value="10" table:style-name="ce1">
            <text:p>10</text:p>
          </table:table-cell>
          <table:table-cell office:value-type="float" office:value="12.56" table:style-name="ce1">
            <text:p>12,56</text:p>
          </table:table-cell>
          <table:table-cell office:value-type="float" office:value="1167.47" table:style-name="ce2">
            <text:p>1.167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711.94" table:style-name="ce2">
            <text:p>1.711,94</text:p>
          </table:table-cell>
          <table:table-cell office:value-type="float" office:value="2" table:style-name="ce1">
            <text:p>2</text:p>
          </table:table-cell>
          <table:table-cell office:value-type="float" office:value="0.51" table:style-name="ce1">
            <text:p>0,51</text:p>
          </table:table-cell>
          <table:table-cell office:value-type="float" office:value="143.81" table:style-name="ce1">
            <text:p>143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.82" table:style-name="ce1">
            <text:p>12,82</text:p>
          </table:table-cell>
          <table:table-cell office:value-type="float" office:value="1481.75" table:style-name="ce2">
            <text:p>1.481,7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11.35" table:style-name="ce1">
            <text:p>11,35</text:p>
          </table:table-cell>
          <table:table-cell office:value-type="float" office:value="1204.5899999999999" table:style-name="ce2">
            <text:p>1.204,59</text:p>
          </table:table-cell>
          <table:table-cell office:value-type="float" office:value="662" table:style-name="ce1">
            <text:p>662</text:p>
          </table:table-cell>
          <table:table-cell office:value-type="float" office:value="163.43" table:style-name="ce1">
            <text:p>163,43</text:p>
          </table:table-cell>
          <table:table-cell office:value-type="float" office:value="17519.73" table:style-name="ce2">
            <text:p>17.519,73</text:p>
          </table:table-cell>
          <table:table-cell office:value-type="float" office:value="192" table:style-name="ce1">
            <text:p>192</text:p>
          </table:table-cell>
          <table:table-cell office:value-type="float" office:value="52.93" table:style-name="ce1">
            <text:p>52,93</text:p>
          </table:table-cell>
          <table:table-cell office:value-type="float" office:value="6697.46" table:style-name="ce2">
            <text:p>6.697,46</text:p>
          </table:table-cell>
          <table:table-cell office:value-type="float" office:value="214" table:style-name="ce1">
            <text:p>214</text:p>
          </table:table-cell>
          <table:table-cell office:value-type="float" office:value="26.99" table:style-name="ce1">
            <text:p>26,99</text:p>
          </table:table-cell>
          <table:table-cell office:value-type="float" office:value="3055.25" table:style-name="ce2">
            <text:p>3.055,25</text:p>
          </table:table-cell>
          <table:table-cell office:value-type="float" office:value="2" table:style-name="ce1">
            <text:p>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6.11" table:style-name="ce1">
            <text:p>16,11</text:p>
          </table:table-cell>
          <table:table-cell office:value-type="float" office:value="268" table:style-name="ce1">
            <text:p>268</text:p>
          </table:table-cell>
          <table:table-cell office:value-type="float" office:value="61.68" table:style-name="ce1">
            <text:p>61,68</text:p>
          </table:table-cell>
          <table:table-cell office:value-type="float" office:value="6819.35" table:style-name="ce2">
            <text:p>6.819,35</text:p>
          </table:table-cell>
          <table:table-cell office:value-type="float" office:value="9" table:style-name="ce1">
            <text:p>9</text:p>
          </table:table-cell>
          <table:table-cell office:value-type="float" office:value="1.49" table:style-name="ce1">
            <text:p>1,49</text:p>
          </table:table-cell>
          <table:table-cell office:value-type="float" office:value="162.51" table:style-name="ce1">
            <text:p>162,51</text:p>
          </table:table-cell>
          <table:table-cell office:value-type="float" office:value="138" table:style-name="ce1">
            <text:p>138</text:p>
          </table:table-cell>
          <table:table-cell office:value-type="float" office:value="18.84" table:style-name="ce1">
            <text:p>18,84</text:p>
          </table:table-cell>
          <table:table-cell office:value-type="float" office:value="2049.92" table:style-name="ce2">
            <text:p>2.049,92</text:p>
          </table:table-cell>
          <table:table-cell office:value-type="float" office:value="112" table:style-name="ce1">
            <text:p>112</text:p>
          </table:table-cell>
          <table:table-cell office:value-type="float" office:value="14.68" table:style-name="ce1">
            <text:p>14,68</text:p>
          </table:table-cell>
          <table:table-cell office:value-type="float" office:value="1608.62" table:style-name="ce2">
            <text:p>1.608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07.87" table:style-name="ce1">
            <text:p>107,87</text:p>
          </table:table-cell>
          <table:table-cell office:value-type="float" office:value="8396.01" table:style-name="ce2">
            <text:p>8.396,01</text:p>
          </table:table-cell>
          <table:table-cell office:value-type="float" office:value="18" table:style-name="ce1">
            <text:p>18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433.44" table:style-name="ce2">
            <text:p>1.433,44</text:p>
          </table:table-cell>
          <table:table-cell office:value-type="float" office:value="17" table:style-name="ce1">
            <text:p>17</text:p>
          </table:table-cell>
          <table:table-cell office:value-type="float" office:value="159.63999999999999" table:style-name="ce1">
            <text:p>159,64</text:p>
          </table:table-cell>
          <table:table-cell office:value-type="float" office:value="12489.47" table:style-name="ce2">
            <text:p>12.489,47</text:p>
          </table:table-cell>
          <table:table-cell office:value-type="float" office:value="26" table:style-name="ce1">
            <text:p>26</text:p>
          </table:table-cell>
          <table:table-cell office:value-type="float" office:value="466.91" table:style-name="ce1">
            <text:p>466,91</text:p>
          </table:table-cell>
          <table:table-cell office:value-type="float" office:value="33119.5" table:style-name="ce2">
            <text:p>33.119,50</text:p>
          </table:table-cell>
          <table:table-cell office:value-type="float" office:value="27" table:style-name="ce1">
            <text:p>27</text:p>
          </table:table-cell>
          <table:table-cell office:value-type="float" office:value="386.65" table:style-name="ce1">
            <text:p>386,65</text:p>
          </table:table-cell>
          <table:table-cell office:value-type="float" office:value="28840.89" table:style-name="ce2">
            <text:p>28.840,89</text:p>
          </table:table-cell>
          <table:table-cell office:value-type="float" office:value="26" table:style-name="ce1">
            <text:p>26</text:p>
          </table:table-cell>
          <table:table-cell office:value-type="float" office:value="296.43" table:style-name="ce1">
            <text:p>296,43</text:p>
          </table:table-cell>
          <table:table-cell office:value-type="float" office:value="22055.87" table:style-name="ce2">
            <text:p>22.055,87</text:p>
          </table:table-cell>
          <table:table-cell office:value-type="float" office:value="57" table:style-name="ce1">
            <text:p>57</text:p>
          </table:table-cell>
          <table:table-cell office:value-type="float" office:value="183.23" table:style-name="ce1">
            <text:p>183,23</text:p>
          </table:table-cell>
          <table:table-cell office:value-type="float" office:value="14604.71" table:style-name="ce2">
            <text:p>14.604,71</text:p>
          </table:table-cell>
          <table:table-cell office:value-type="float" office:value="9" table:style-name="ce1">
            <text:p>9</text:p>
          </table:table-cell>
          <table:table-cell office:value-type="float" office:value="219.5" table:style-name="ce1">
            <text:p>219,5</text:p>
          </table:table-cell>
          <table:table-cell office:value-type="float" office:value="15900.47" table:style-name="ce2">
            <text:p>15.900,47</text:p>
          </table:table-cell>
          <table:table-cell office:value-type="float" office:value="13" table:style-name="ce1">
            <text:p>13</text:p>
          </table:table-cell>
          <table:table-cell office:value-type="float" office:value="391.28" table:style-name="ce1">
            <text:p>391,28</text:p>
          </table:table-cell>
          <table:table-cell office:value-type="float" office:value="28172.27" table:style-name="ce2">
            <text:p>28.172,27</text:p>
          </table:table-cell>
          <table:table-cell office:value-type="float" office:value="15" table:style-name="ce1">
            <text:p>15</text:p>
          </table:table-cell>
          <table:table-cell office:value-type="float" office:value="146.63999999999999" table:style-name="ce1">
            <text:p>146,64</text:p>
          </table:table-cell>
          <table:table-cell office:value-type="float" office:value="10843.59" table:style-name="ce2">
            <text:p>10.843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395.97" table:style-name="ce2">
            <text:p>1.395,97</text:p>
          </table:table-cell>
          <table:table-cell office:value-type="float" office:value="94190.49" table:style-name="ce2">
            <text:p>94.190,49</text:p>
          </table:table-cell>
          <table:table-cell office:value-type="float" office:value="9" table:style-name="ce1">
            <text:p>9</text:p>
          </table:table-cell>
          <table:table-cell office:value-type="float" office:value="853.74" table:style-name="ce1">
            <text:p>853,74</text:p>
          </table:table-cell>
          <table:table-cell office:value-type="float" office:value="55731.37" table:style-name="ce2">
            <text:p>55.731,37</text:p>
          </table:table-cell>
          <table:table-cell office:value-type="float" office:value="20" table:style-name="ce1">
            <text:p>20</text:p>
          </table:table-cell>
          <table:table-cell office:value-type="float" office:value="6068.53" table:style-name="ce2">
            <text:p>6.068,53</text:p>
          </table:table-cell>
          <table:table-cell office:value-type="float" office:value="368887.49" table:style-name="ce2">
            <text:p>368.887,49</text:p>
          </table:table-cell>
          <table:table-cell office:value-type="float" office:value="4" table:style-name="ce1">
            <text:p>4</text:p>
          </table:table-cell>
          <table:table-cell office:value-type="float" office:value="490.44" table:style-name="ce1">
            <text:p>490,44</text:p>
          </table:table-cell>
          <table:table-cell office:value-type="float" office:value="32395.47" table:style-name="ce2">
            <text:p>32.395,47</text:p>
          </table:table-cell>
          <table:table-cell office:value-type="float" office:value="3" table:style-name="ce1">
            <text:p>3</text:p>
          </table:table-cell>
          <table:table-cell office:value-type="float" office:value="501.76" table:style-name="ce1">
            <text:p>501,76</text:p>
          </table:table-cell>
          <table:table-cell office:value-type="float" office:value="33965.300000000003" table:style-name="ce2">
            <text:p>33.965,30</text:p>
          </table:table-cell>
          <table:table-cell office:value-type="float" office:value="34" table:style-name="ce1">
            <text:p>34</text:p>
          </table:table-cell>
          <table:table-cell office:value-type="float" office:value="2626.22" table:style-name="ce2">
            <text:p>2.626,22</text:p>
          </table:table-cell>
          <table:table-cell office:value-type="float" office:value="174155.63" table:style-name="ce2">
            <text:p>174.155,63</text:p>
          </table:table-cell>
          <table:table-cell office:value-type="float" office:value="1" table:style-name="ce1">
            <text:p>1</text:p>
          </table:table-cell>
          <table:table-cell office:value-type="float" office:value="347.2" table:style-name="ce1">
            <text:p>347,2</text:p>
          </table:table-cell>
          <table:table-cell office:value-type="float" office:value="22729.01" table:style-name="ce2">
            <text:p>22.729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97.99" table:style-name="ce2">
            <text:p>1.197,99</text:p>
          </table:table-cell>
          <table:table-cell office:value-type="float" office:value="86837.45" table:style-name="ce2">
            <text:p>86.837,45</text:p>
          </table:table-cell>
          <table:table-cell office:value-type="float" office:value="7" table:style-name="ce1">
            <text:p>7</text:p>
          </table:table-cell>
          <table:table-cell office:value-type="float" office:value="178.16" table:style-name="ce1">
            <text:p>178,16</text:p>
          </table:table-cell>
          <table:table-cell office:value-type="float" office:value="12187.85" table:style-name="ce2">
            <text:p>12.187,8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5" table:style-name="ce1">
            <text:p>35</text:p>
          </table:table-cell>
          <table:table-cell office:value-type="float" office:value="96.17" table:style-name="ce1">
            <text:p>96,17</text:p>
          </table:table-cell>
          <table:table-cell office:value-type="float" office:value="7573.7" table:style-name="ce2">
            <text:p>7.573,70</text:p>
          </table:table-cell>
          <table:table-cell office:value-type="float" office:value="38" table:style-name="ce1">
            <text:p>38</text:p>
          </table:table-cell>
          <table:table-cell office:value-type="float" office:value="56.26" table:style-name="ce1">
            <text:p>56,26</text:p>
          </table:table-cell>
          <table:table-cell office:value-type="float" office:value="4091.96" table:style-name="ce2">
            <text:p>4.091,96</text:p>
          </table:table-cell>
          <table:table-cell office:value-type="float" office:value="54" table:style-name="ce1">
            <text:p>54</text:p>
          </table:table-cell>
          <table:table-cell office:value-type="float" office:value="325.19" table:style-name="ce1">
            <text:p>325,19</text:p>
          </table:table-cell>
          <table:table-cell office:value-type="float" office:value="26303.31" table:style-name="ce2">
            <text:p>26.303,31</text:p>
          </table:table-cell>
          <table:table-cell office:value-type="float" office:value="58" table:style-name="ce1">
            <text:p>58</text:p>
          </table:table-cell>
          <table:table-cell office:value-type="float" office:value="1308.8599999999999" table:style-name="ce2">
            <text:p>1.308,86</text:p>
          </table:table-cell>
          <table:table-cell office:value-type="float" office:value="91544.79" table:style-name="ce2">
            <text:p>91.544,79</text:p>
          </table:table-cell>
          <table:table-cell office:value-type="float" office:value="63" table:style-name="ce1">
            <text:p>63</text:p>
          </table:table-cell>
          <table:table-cell office:value-type="float" office:value="543.33000000000004" table:style-name="ce1">
            <text:p>543,33</text:p>
          </table:table-cell>
          <table:table-cell office:value-type="float" office:value="43327.32" table:style-name="ce2">
            <text:p>43.327,32</text:p>
          </table:table-cell>
          <table:table-cell office:value-type="float" office:value="27" table:style-name="ce1">
            <text:p>27</text:p>
          </table:table-cell>
          <table:table-cell office:value-type="float" office:value="113.36" table:style-name="ce1">
            <text:p>113,36</text:p>
          </table:table-cell>
          <table:table-cell office:value-type="float" office:value="9148.85" table:style-name="ce2">
            <text:p>9.148,85</text:p>
          </table:table-cell>
          <table:table-cell office:value-type="float" office:value="218" table:style-name="ce1">
            <text:p>218</text:p>
          </table:table-cell>
          <table:table-cell office:value-type="float" office:value="512.02" table:style-name="ce1">
            <text:p>512,02</text:p>
          </table:table-cell>
          <table:table-cell office:value-type="float" office:value="42609.05" table:style-name="ce2">
            <text:p>42.609,05</text:p>
          </table:table-cell>
          <table:table-cell office:value-type="float" office:value="13" table:style-name="ce1">
            <text:p>13</text:p>
          </table:table-cell>
          <table:table-cell office:value-type="float" office:value="421.99" table:style-name="ce1">
            <text:p>421,99</text:p>
          </table:table-cell>
          <table:table-cell office:value-type="float" office:value="32493.43" table:style-name="ce2">
            <text:p>32.493,43</text:p>
          </table:table-cell>
          <table:table-cell office:value-type="float" office:value="19" table:style-name="ce1">
            <text:p>19</text:p>
          </table:table-cell>
          <table:table-cell office:value-type="float" office:value="88.97" table:style-name="ce1">
            <text:p>88,97</text:p>
          </table:table-cell>
          <table:table-cell office:value-type="float" office:value="6787.33" table:style-name="ce2">
            <text:p>6.787,33</text:p>
          </table:table-cell>
          <table:table-cell office:value-type="float" office:value="35" table:style-name="ce1">
            <text:p>35</text:p>
          </table:table-cell>
          <table:table-cell office:value-type="float" office:value="139.9" table:style-name="ce1">
            <text:p>139,9</text:p>
          </table:table-cell>
          <table:table-cell office:value-type="float" office:value="9275.91" table:style-name="ce2">
            <text:p>9.275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393.27" table:style-name="ce1">
            <text:p>393,27</text:p>
          </table:table-cell>
          <table:table-cell office:value-type="float" office:value="29429.63" table:style-name="ce2">
            <text:p>29.429,63</text:p>
          </table:table-cell>
          <table:table-cell office:value-type="float" office:value="4" table:style-name="ce1">
            <text:p>4</text:p>
          </table:table-cell>
          <table:table-cell office:value-type="float" office:value="7.4" table:style-name="ce1">
            <text:p>7,4</text:p>
          </table:table-cell>
          <table:table-cell office:value-type="float" office:value="882.71" table:style-name="ce1">
            <text:p>882,71</text:p>
          </table:table-cell>
          <table:table-cell office:value-type="float" office:value="21" table:style-name="ce1">
            <text:p>21</text:p>
          </table:table-cell>
          <table:table-cell office:value-type="float" office:value="1852.07" table:style-name="ce2">
            <text:p>1.852,07</text:p>
          </table:table-cell>
          <table:table-cell office:value-type="float" office:value="118508.53" table:style-name="ce2">
            <text:p>118.508,53</text:p>
          </table:table-cell>
          <table:table-cell office:value-type="float" office:value="4" table:style-name="ce1">
            <text:p>4</text:p>
          </table:table-cell>
          <table:table-cell office:value-type="float" office:value="48.02" table:style-name="ce1">
            <text:p>48,02</text:p>
          </table:table-cell>
          <table:table-cell office:value-type="float" office:value="3402.35" table:style-name="ce2">
            <text:p>3.402,35</text:p>
          </table:table-cell>
          <table:table-cell office:value-type="float" office:value="1" table:style-name="ce1">
            <text:p>1</text:p>
          </table:table-cell>
          <table:table-cell office:value-type="float" office:value="45.13" table:style-name="ce1">
            <text:p>45,13</text:p>
          </table:table-cell>
          <table:table-cell office:value-type="float" office:value="3213.27" table:style-name="ce2">
            <text:p>3.213,27</text:p>
          </table:table-cell>
          <table:table-cell office:value-type="float" office:value="21" table:style-name="ce1">
            <text:p>21</text:p>
          </table:table-cell>
          <table:table-cell office:value-type="float" office:value="1077.5999999999999" table:style-name="ce2">
            <text:p>1.077,60</text:p>
          </table:table-cell>
          <table:table-cell office:value-type="float" office:value="76942.899999999994" table:style-name="ce2">
            <text:p>76.942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7.18" table:style-name="ce1">
            <text:p>57,18</text:p>
          </table:table-cell>
          <table:table-cell office:value-type="float" office:value="4262.1400000000003" table:style-name="ce2">
            <text:p>4.262,14</text:p>
          </table:table-cell>
          <table:table-cell office:value-type="float" office:value="10" table:style-name="ce1">
            <text:p>10</text:p>
          </table:table-cell>
          <table:table-cell office:value-type="float" office:value="93.72" table:style-name="ce1">
            <text:p>93,72</text:p>
          </table:table-cell>
          <table:table-cell office:value-type="float" office:value="6527.09" table:style-name="ce2">
            <text:p>6.527,0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8" table:style-name="ce1">
            <text:p>0,38</text:p>
          </table:table-cell>
          <table:table-cell office:value-type="float" office:value="16.52" table:style-name="ce1">
            <text:p>16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.32" table:style-name="ce1">
            <text:p>12,32</text:p>
          </table:table-cell>
          <table:table-cell office:value-type="float" office:value="494.36" table:style-name="ce1">
            <text:p>494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2" table:style-name="ce1">
            <text:p>0,12</text:p>
          </table:table-cell>
          <table:table-cell office:value-type="float" office:value="62.65" table:style-name="ce1">
            <text:p>62,65</text:p>
          </table:table-cell>
          <table:table-cell office:value-type="float" office:value="42" table:style-name="ce1">
            <text:p>42</text:p>
          </table:table-cell>
          <table:table-cell office:value-type="float" office:value="199.1" table:style-name="ce1">
            <text:p>199,1</text:p>
          </table:table-cell>
          <table:table-cell office:value-type="float" office:value="20147.29" table:style-name="ce2">
            <text:p>20.147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2" table:style-name="ce1">
            <text:p>182</text:p>
          </table:table-cell>
          <table:table-cell office:value-type="float" office:value="1234.72" table:style-name="ce2">
            <text:p>1.234,72</text:p>
          </table:table-cell>
          <table:table-cell office:value-type="float" office:value="100325.54" table:style-name="ce2">
            <text:p>100.325,54</text:p>
          </table:table-cell>
          <table:table-cell office:value-type="float" office:value="66" table:style-name="ce1">
            <text:p>66</text:p>
          </table:table-cell>
          <table:table-cell office:value-type="float" office:value="881.09" table:style-name="ce1">
            <text:p>881,09</text:p>
          </table:table-cell>
          <table:table-cell office:value-type="float" office:value="69252.850000000006" table:style-name="ce2">
            <text:p>69.252,85</text:p>
          </table:table-cell>
          <table:table-cell office:value-type="float" office:value="58" table:style-name="ce1">
            <text:p>58</text:p>
          </table:table-cell>
          <table:table-cell office:value-type="float" office:value="82.73" table:style-name="ce1">
            <text:p>82,73</text:p>
          </table:table-cell>
          <table:table-cell office:value-type="float" office:value="8189.51" table:style-name="ce2">
            <text:p>8.189,51</text:p>
          </table:table-cell>
          <table:table-cell office:value-type="float" office:value="30" table:style-name="ce1">
            <text:p>30</text:p>
          </table:table-cell>
          <table:table-cell office:value-type="float" office:value="811.73" table:style-name="ce1">
            <text:p>811,73</text:p>
          </table:table-cell>
          <table:table-cell office:value-type="float" office:value="57281.2" table:style-name="ce2">
            <text:p>57.281,20</text:p>
          </table:table-cell>
          <table:table-cell office:value-type="float" office:value="7" table:style-name="ce1">
            <text:p>7</text:p>
          </table:table-cell>
          <table:table-cell office:value-type="float" office:value="20.6" table:style-name="ce1">
            <text:p>20,6</text:p>
          </table:table-cell>
          <table:table-cell office:value-type="float" office:value="1857.65" table:style-name="ce2">
            <text:p>1.857,65</text:p>
          </table:table-cell>
          <table:table-cell office:value-type="float" office:value="35" table:style-name="ce1">
            <text:p>35</text:p>
          </table:table-cell>
          <table:table-cell office:value-type="float" office:value="274.94" table:style-name="ce1">
            <text:p>274,94</text:p>
          </table:table-cell>
          <table:table-cell office:value-type="float" office:value="21703.439999999999" table:style-name="ce2">
            <text:p>21.703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2623.42" table:style-name="ce2">
            <text:p>2.623,42</text:p>
          </table:table-cell>
          <table:table-cell office:value-type="float" office:value="4" table:style-name="ce1">
            <text:p>4</text:p>
          </table:table-cell>
          <table:table-cell office:value-type="float" office:value="373.86" table:style-name="ce1">
            <text:p>373,86</text:p>
          </table:table-cell>
          <table:table-cell office:value-type="float" office:value="26795.39" table:style-name="ce2">
            <text:p>26.795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7.28" table:style-name="ce1">
            <text:p>57,28</text:p>
          </table:table-cell>
          <table:table-cell office:value-type="float" office:value="7051.77" table:style-name="ce2">
            <text:p>7.051,7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99" table:style-name="ce1">
            <text:p>5,99</text:p>
          </table:table-cell>
          <table:table-cell office:value-type="float" office:value="54" table:style-name="ce1">
            <text:p>54</text:p>
          </table:table-cell>
          <table:table-cell office:value-type="float" office:value="592.38" table:style-name="ce1">
            <text:p>592,38</text:p>
          </table:table-cell>
          <table:table-cell office:value-type="float" office:value="50446.49" table:style-name="ce2">
            <text:p>50.446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30.64" table:style-name="ce2">
            <text:p>1.430,64</text:p>
          </table:table-cell>
          <table:table-cell office:value-type="float" office:value="100991.89" table:style-name="ce2">
            <text:p>100.991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2.63" table:style-name="ce1">
            <text:p>42,63</text:p>
          </table:table-cell>
          <table:table-cell office:value-type="float" office:value="3070.97" table:style-name="ce2">
            <text:p>3.070,9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.01" table:style-name="ce1">
            <text:p>5,01</text:p>
          </table:table-cell>
          <table:table-cell office:value-type="float" office:value="497.68" table:style-name="ce1">
            <text:p>497,68</text:p>
          </table:table-cell>
          <table:table-cell office:value-type="float" office:value="6" table:style-name="ce1">
            <text:p>6</text:p>
          </table:table-cell>
          <table:table-cell office:value-type="float" office:value="11.2" table:style-name="ce1">
            <text:p>11,2</text:p>
          </table:table-cell>
          <table:table-cell office:value-type="float" office:value="1372.83" table:style-name="ce2">
            <text:p>1.372,83</text:p>
          </table:table-cell>
          <table:table-cell office:value-type="float" office:value="6" table:style-name="ce1">
            <text:p>6</text:p>
          </table:table-cell>
          <table:table-cell office:value-type="float" office:value="81.489999999999995" table:style-name="ce1">
            <text:p>81,49</text:p>
          </table:table-cell>
          <table:table-cell office:value-type="float" office:value="8669.4599999999991" table:style-name="ce2">
            <text:p>8.669,46</text:p>
          </table:table-cell>
          <table:table-cell office:value-type="float" office:value="10" table:style-name="ce1">
            <text:p>10</text:p>
          </table:table-cell>
          <table:table-cell office:value-type="float" office:value="68.03" table:style-name="ce1">
            <text:p>68,03</text:p>
          </table:table-cell>
          <table:table-cell office:value-type="float" office:value="7990.97" table:style-name="ce2">
            <text:p>7.990,97</text:p>
          </table:table-cell>
          <table:table-cell office:value-type="float" office:value="4" table:style-name="ce1">
            <text:p>4</text:p>
          </table:table-cell>
          <table:table-cell office:value-type="float" office:value="5.46" table:style-name="ce1">
            <text:p>5,46</text:p>
          </table:table-cell>
          <table:table-cell office:value-type="float" office:value="775.43" table:style-name="ce1">
            <text:p>775,43</text:p>
          </table:table-cell>
          <table:table-cell office:value-type="float" office:value="24" table:style-name="ce1">
            <text:p>24</text:p>
          </table:table-cell>
          <table:table-cell office:value-type="float" office:value="255.43" table:style-name="ce1">
            <text:p>255,43</text:p>
          </table:table-cell>
          <table:table-cell office:value-type="float" office:value="27826.48" table:style-name="ce2">
            <text:p>27.826,48</text:p>
          </table:table-cell>
          <table:table-cell office:value-type="float" office:value="6" table:style-name="ce1">
            <text:p>6</text:p>
          </table:table-cell>
          <table:table-cell office:value-type="float" office:value="55.5" table:style-name="ce1">
            <text:p>55,5</text:p>
          </table:table-cell>
          <table:table-cell office:value-type="float" office:value="6292.86" table:style-name="ce2">
            <text:p>6.292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18" table:style-name="ce1">
            <text:p>9,18</text:p>
          </table:table-cell>
          <table:table-cell office:value-type="float" office:value="1004.12" table:style-name="ce2">
            <text:p>1.004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92" table:style-name="ce1">
            <text:p>3,92</text:p>
          </table:table-cell>
          <table:table-cell office:value-type="float" office:value="361.9" table:style-name="ce1">
            <text:p>361,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office:value-type="float" office:value="195.13" table:style-name="ce1">
            <text:p>195,13</text:p>
          </table:table-cell>
          <table:table-cell office:value-type="float" office:value="19447.41" table:style-name="ce2">
            <text:p>19.447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6" table:style-name="ce1">
            <text:p>96</text:p>
          </table:table-cell>
          <table:table-cell office:value-type="float" office:value="204.88" table:style-name="ce1">
            <text:p>204,88</text:p>
          </table:table-cell>
          <table:table-cell office:value-type="float" office:value="18410.63" table:style-name="ce2">
            <text:p>18.410,63</text:p>
          </table:table-cell>
          <table:table-cell office:value-type="float" office:value="209" table:style-name="ce1">
            <text:p>209</text:p>
          </table:table-cell>
          <table:table-cell office:value-type="float" office:value="316.26" table:style-name="ce1">
            <text:p>316,26</text:p>
          </table:table-cell>
          <table:table-cell office:value-type="float" office:value="26303.49" table:style-name="ce2">
            <text:p>26.303,49</text:p>
          </table:table-cell>
          <table:table-cell office:value-type="float" office:value="172" table:style-name="ce1">
            <text:p>172</text:p>
          </table:table-cell>
          <table:table-cell office:value-type="float" office:value="1362.45" table:style-name="ce2">
            <text:p>1.362,45</text:p>
          </table:table-cell>
          <table:table-cell office:value-type="float" office:value="124693.52" table:style-name="ce2">
            <text:p>124.693,52</text:p>
          </table:table-cell>
          <table:table-cell office:value-type="float" office:value="177" table:style-name="ce1">
            <text:p>177</text:p>
          </table:table-cell>
          <table:table-cell office:value-type="float" office:value="3591.59" table:style-name="ce2">
            <text:p>3.591,59</text:p>
          </table:table-cell>
          <table:table-cell office:value-type="float" office:value="270883.74" table:style-name="ce2">
            <text:p>270.883,74</text:p>
          </table:table-cell>
          <table:table-cell office:value-type="float" office:value="318" table:style-name="ce1">
            <text:p>318</text:p>
          </table:table-cell>
          <table:table-cell office:value-type="float" office:value="2051.15" table:style-name="ce2">
            <text:p>2.051,15</text:p>
          </table:table-cell>
          <table:table-cell office:value-type="float" office:value="187211.7" table:style-name="ce2">
            <text:p>187.211,70</text:p>
          </table:table-cell>
          <table:table-cell office:value-type="float" office:value="136" table:style-name="ce1">
            <text:p>136</text:p>
          </table:table-cell>
          <table:table-cell office:value-type="float" office:value="653.97" table:style-name="ce1">
            <text:p>653,97</text:p>
          </table:table-cell>
          <table:table-cell office:value-type="float" office:value="60595.03" table:style-name="ce2">
            <text:p>60.595,03</text:p>
          </table:table-cell>
          <table:table-cell office:value-type="float" office:value="508" table:style-name="ce1">
            <text:p>508</text:p>
          </table:table-cell>
          <table:table-cell office:value-type="float" office:value="1825.39" table:style-name="ce2">
            <text:p>1.825,39</text:p>
          </table:table-cell>
          <table:table-cell office:value-type="float" office:value="166174.13" table:style-name="ce2">
            <text:p>166.174,13</text:p>
          </table:table-cell>
          <table:table-cell office:value-type="float" office:value="35" table:style-name="ce1">
            <text:p>35</text:p>
          </table:table-cell>
          <table:table-cell office:value-type="float" office:value="500.02" table:style-name="ce1">
            <text:p>500,02</text:p>
          </table:table-cell>
          <table:table-cell office:value-type="float" office:value="42976.82" table:style-name="ce2">
            <text:p>42.976,82</text:p>
          </table:table-cell>
          <table:table-cell office:value-type="float" office:value="174" table:style-name="ce1">
            <text:p>174</text:p>
          </table:table-cell>
          <table:table-cell office:value-type="float" office:value="1581.3" table:style-name="ce2">
            <text:p>1.581,30</text:p>
          </table:table-cell>
          <table:table-cell office:value-type="float" office:value="144034.13" table:style-name="ce2">
            <text:p>144.034,13</text:p>
          </table:table-cell>
          <table:table-cell office:value-type="float" office:value="118" table:style-name="ce1">
            <text:p>118</text:p>
          </table:table-cell>
          <table:table-cell office:value-type="float" office:value="703.39" table:style-name="ce1">
            <text:p>703,39</text:p>
          </table:table-cell>
          <table:table-cell office:value-type="float" office:value="63564.87" table:style-name="ce2">
            <text:p>63.564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4" table:style-name="ce1">
            <text:p>154</text:p>
          </table:table-cell>
          <table:table-cell office:value-type="float" office:value="2034.31" table:style-name="ce2">
            <text:p>2.034,31</text:p>
          </table:table-cell>
          <table:table-cell office:value-type="float" office:value="164630.01" table:style-name="ce2">
            <text:p>164.630,01</text:p>
          </table:table-cell>
          <table:table-cell office:value-type="float" office:value="13" table:style-name="ce1">
            <text:p>13</text:p>
          </table:table-cell>
          <table:table-cell office:value-type="float" office:value="453.43" table:style-name="ce1">
            <text:p>453,43</text:p>
          </table:table-cell>
          <table:table-cell office:value-type="float" office:value="39637.279999999999" table:style-name="ce2">
            <text:p>39.637,28</text:p>
          </table:table-cell>
          <table:table-cell office:value-type="float" office:value="128" table:style-name="ce1">
            <text:p>128</text:p>
          </table:table-cell>
          <table:table-cell office:value-type="float" office:value="7818.33" table:style-name="ce2">
            <text:p>7.818,33</text:p>
          </table:table-cell>
          <table:table-cell office:value-type="float" office:value="529741.78" table:style-name="ce2">
            <text:p>529.741,78</text:p>
          </table:table-cell>
          <table:table-cell office:value-type="float" office:value="9" table:style-name="ce1">
            <text:p>9</text:p>
          </table:table-cell>
          <table:table-cell office:value-type="float" office:value="163.47" table:style-name="ce1">
            <text:p>163,47</text:p>
          </table:table-cell>
          <table:table-cell office:value-type="float" office:value="18998.09" table:style-name="ce2">
            <text:p>18.998,09</text:p>
          </table:table-cell>
          <table:table-cell office:value-type="float" office:value="6" table:style-name="ce1">
            <text:p>6</text:p>
          </table:table-cell>
          <table:table-cell office:value-type="float" office:value="139.62" table:style-name="ce1">
            <text:p>139,62</text:p>
          </table:table-cell>
          <table:table-cell office:value-type="float" office:value="10767.8" table:style-name="ce2">
            <text:p>10.767,80</text:p>
          </table:table-cell>
          <table:table-cell office:value-type="float" office:value="119" table:style-name="ce1">
            <text:p>119</text:p>
          </table:table-cell>
          <table:table-cell office:value-type="float" office:value="2913.44" table:style-name="ce2">
            <text:p>2.913,44</text:p>
          </table:table-cell>
          <table:table-cell office:value-type="float" office:value="231946.14" table:style-name="ce2">
            <text:p>231.946,14</text:p>
          </table:table-cell>
          <table:table-cell office:value-type="float" office:value="1" table:style-name="ce1">
            <text:p>1</text:p>
          </table:table-cell>
          <table:table-cell office:value-type="float" office:value="152.16" table:style-name="ce1">
            <text:p>152,16</text:p>
          </table:table-cell>
          <table:table-cell office:value-type="float" office:value="12230.45" table:style-name="ce2">
            <text:p>12.230,45</text:p>
          </table:table-cell>
          <table:table-cell office:value-type="float" office:value="2" table:style-name="ce1">
            <text:p>2</text:p>
          </table:table-cell>
          <table:table-cell office:value-type="float" office:value="205.7" table:style-name="ce1">
            <text:p>205,7</text:p>
          </table:table-cell>
          <table:table-cell office:value-type="float" office:value="16457.91" table:style-name="ce2">
            <text:p>16.457,91</text:p>
          </table:table-cell>
          <table:table-cell office:value-type="float" office:value="39" table:style-name="ce1">
            <text:p>39</text:p>
          </table:table-cell>
          <table:table-cell office:value-type="float" office:value="1883.09" table:style-name="ce2">
            <text:p>1.883,09</text:p>
          </table:table-cell>
          <table:table-cell office:value-type="float" office:value="147703.76999999999" table:style-name="ce2">
            <text:p>147.703,77</text:p>
          </table:table-cell>
          <table:table-cell office:value-type="float" office:value="31" table:style-name="ce1">
            <text:p>31</text:p>
          </table:table-cell>
          <table:table-cell office:value-type="float" office:value="1277.02" table:style-name="ce2">
            <text:p>1.277,02</text:p>
          </table:table-cell>
          <table:table-cell office:value-type="float" office:value="101605.71" table:style-name="ce2">
            <text:p>101.605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,2</text:p>
          </table:table-cell>
          <table:table-cell office:value-type="float" office:value="92.8" table:style-name="ce1">
            <text:p>92,8</text:p>
          </table:table-cell>
          <table:table-cell office:value-type="float" office:value="4" table:style-name="ce1">
            <text:p>4</text:p>
          </table:table-cell>
          <table:table-cell office:value-type="float" office:value="0.89" table:style-name="ce1">
            <text:p>0,89</text:p>
          </table:table-cell>
          <table:table-cell office:value-type="float" office:value="73.41" table:style-name="ce1">
            <text:p>73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9.3" table:style-name="ce1">
            <text:p>19,3</text:p>
          </table:table-cell>
          <table:table-cell office:value-type="float" office:value="1910.74" table:style-name="ce2">
            <text:p>1.910,74</text:p>
          </table:table-cell>
          <table:table-cell office:value-type="float" office:value="5" table:style-name="ce1">
            <text:p>5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365.12" table:style-name="ce1">
            <text:p>365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.2" table:style-name="ce1">
            <text:p>4,2</text:p>
          </table:table-cell>
          <table:table-cell office:value-type="float" office:value="800.11" table:style-name="ce1">
            <text:p>800,11</text:p>
          </table:table-cell>
          <table:table-cell office:value-type="float" office:value="1" table:style-name="ce1">
            <text:p>1</text:p>
          </table:table-cell>
          <table:table-cell office:value-type="float" office:value="3.92" table:style-name="ce1">
            <text:p>3,92</text:p>
          </table:table-cell>
          <table:table-cell office:value-type="float" office:value="404.55" table:style-name="ce1">
            <text:p>404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.75" table:style-name="ce1">
            <text:p>29,75</text:p>
          </table:table-cell>
          <table:table-cell office:value-type="float" office:value="2495.4299999999998" table:style-name="ce2">
            <text:p>2.495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9.79" table:style-name="ce1">
            <text:p>49,79</text:p>
          </table:table-cell>
          <table:table-cell office:value-type="float" office:value="4122.18" table:style-name="ce2">
            <text:p>4.122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1.459999999999994" table:style-name="ce1">
            <text:p>71,46</text:p>
          </table:table-cell>
          <table:table-cell office:value-type="float" office:value="4602.4399999999996" table:style-name="ce2">
            <text:p>4.602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77" table:style-name="ce1">
            <text:p>1,77</text:p>
          </table:table-cell>
          <table:table-cell office:value-type="float" office:value="471.5" table:style-name="ce1">
            <text:p>471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58.99" table:style-name="ce1">
            <text:p>358,99</text:p>
          </table:table-cell>
          <table:table-cell office:value-type="float" office:value="44789.55" table:style-name="ce2">
            <text:p>44.789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9.29" table:style-name="ce1">
            <text:p>139,29</text:p>
          </table:table-cell>
          <table:table-cell office:value-type="float" office:value="12223.41" table:style-name="ce2">
            <text:p>12.223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99" table:style-name="ce1">
            <text:p>5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9.75" table:style-name="ce1">
            <text:p>169,75</text:p>
          </table:table-cell>
          <table:table-cell office:value-type="float" office:value="13377.96" table:style-name="ce2">
            <text:p>13.377,9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7999999999999996" table:style-name="ce1">
            <text:p>-0,58</text:p>
          </table:table-cell>
          <table:table-cell office:value-type="float" office:value="466.69" table:style-name="ce1">
            <text:p>466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8.92" table:style-name="ce1">
            <text:p>38,92</text:p>
          </table:table-cell>
          <table:table-cell office:value-type="float" office:value="2971.8" table:style-name="ce2">
            <text:p>2.971,80</text:p>
          </table:table-cell>
          <table:table-cell office:value-type="float" office:value="4" table:style-name="ce1">
            <text:p>4</text:p>
          </table:table-cell>
          <table:table-cell office:value-type="float" office:value="3.6" table:style-name="ce1">
            <text:p>3,6</text:p>
          </table:table-cell>
          <table:table-cell office:value-type="float" office:value="323.14999999999998" table:style-name="ce1">
            <text:p>323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08" table:style-name="ce1">
            <text:p>4,08</text:p>
          </table:table-cell>
          <table:table-cell office:value-type="float" office:value="423.57" table:style-name="ce1">
            <text:p>423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139.54" table:style-name="ce2">
            <text:p>1.139,54</text:p>
          </table:table-cell>
          <table:table-cell office:value-type="float" office:value="54794.15" table:style-name="ce2">
            <text:p>54.794,15</text:p>
          </table:table-cell>
          <table:table-cell office:value-type="float" office:value="1" table:style-name="ce1">
            <text:p>1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990.82" table:style-name="ce1">
            <text:p>990,82</text:p>
          </table:table-cell>
          <table:table-cell office:value-type="float" office:value="23" table:style-name="ce1">
            <text:p>23</text:p>
          </table:table-cell>
          <table:table-cell office:value-type="float" office:value="841.58" table:style-name="ce1">
            <text:p>841,58</text:p>
          </table:table-cell>
          <table:table-cell office:value-type="float" office:value="42308.13" table:style-name="ce2">
            <text:p>42.308,13</text:p>
          </table:table-cell>
          <table:table-cell office:value-type="float" office:value="18" table:style-name="ce1">
            <text:p>18</text:p>
          </table:table-cell>
          <table:table-cell office:value-type="float" office:value="863.58" table:style-name="ce1">
            <text:p>863,58</text:p>
          </table:table-cell>
          <table:table-cell office:value-type="float" office:value="43997.53" table:style-name="ce2">
            <text:p>43.997,53</text:p>
          </table:table-cell>
          <table:table-cell office:value-type="float" office:value="7" table:style-name="ce1">
            <text:p>7</text:p>
          </table:table-cell>
          <table:table-cell office:value-type="float" office:value="39.42" table:style-name="ce1">
            <text:p>39,42</text:p>
          </table:table-cell>
          <table:table-cell office:value-type="float" office:value="1976.48" table:style-name="ce2">
            <text:p>1.976,48</text:p>
          </table:table-cell>
          <table:table-cell office:value-type="float" office:value="64" table:style-name="ce1">
            <text:p>64</text:p>
          </table:table-cell>
          <table:table-cell office:value-type="float" office:value="4244.01" table:style-name="ce2">
            <text:p>4.244,01</text:p>
          </table:table-cell>
          <table:table-cell office:value-type="float" office:value="205727.02" table:style-name="ce2">
            <text:p>205.727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5.46" table:style-name="ce1">
            <text:p>235,46</text:p>
          </table:table-cell>
          <table:table-cell office:value-type="float" office:value="11154.11" table:style-name="ce2">
            <text:p>11.154,11</text:p>
          </table:table-cell>
          <table:table-cell office:value-type="float" office:value="27" table:style-name="ce1">
            <text:p>27</text:p>
          </table:table-cell>
          <table:table-cell office:value-type="float" office:value="399.56" table:style-name="ce1">
            <text:p>399,56</text:p>
          </table:table-cell>
          <table:table-cell office:value-type="float" office:value="20484.52" table:style-name="ce2">
            <text:p>20.484,52</text:p>
          </table:table-cell>
          <table:table-cell office:value-type="float" office:value="4" table:style-name="ce1">
            <text:p>4</text:p>
          </table:table-cell>
          <table:table-cell office:value-type="float" office:value="429.5" table:style-name="ce1">
            <text:p>429,5</text:p>
          </table:table-cell>
          <table:table-cell office:value-type="float" office:value="20133.18" table:style-name="ce2">
            <text:p>20.133,1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8.14" table:style-name="ce1">
            <text:p>448,14</text:p>
          </table:table-cell>
          <table:table-cell office:value-type="float" office:value="29534.93" table:style-name="ce2">
            <text:p>29.534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16.01" table:style-name="ce1">
            <text:p>816,01</text:p>
          </table:table-cell>
          <table:table-cell office:value-type="float" office:value="53938.28" table:style-name="ce2">
            <text:p>53.938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03.41" table:style-name="ce2">
            <text:p>2.003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4.25" table:style-name="ce1">
            <text:p>404,25</text:p>
          </table:table-cell>
          <table:table-cell office:value-type="float" office:value="20740.490000000002" table:style-name="ce2">
            <text:p>20.740,49</text:p>
          </table:table-cell>
          <table:table-cell office:value-type="float" office:value="1" table:style-name="ce1">
            <text:p>1</text:p>
          </table:table-cell>
          <table:table-cell office:value-type="float" office:value="18.329999999999998" table:style-name="ce1">
            <text:p>18,33</text:p>
          </table:table-cell>
          <table:table-cell office:value-type="float" office:value="27900.560000000001" table:style-name="ce2">
            <text:p>27.900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60.19" table:style-name="ce2">
            <text:p>1.360,19</text:p>
          </table:table-cell>
          <table:table-cell office:value-type="float" office:value="89043.41" table:style-name="ce2">
            <text:p>89.043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784.27" table:style-name="ce2">
            <text:p>3.784,27</text:p>
          </table:table-cell>
          <table:table-cell office:value-type="float" office:value="323051.34000000003" table:style-name="ce2">
            <text:p>323.051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72.9899999999998" table:style-name="ce2">
            <text:p>2.172,99</text:p>
          </table:table-cell>
          <table:table-cell office:value-type="float" office:value="159775.85999999999" table:style-name="ce2">
            <text:p>159.775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93" table:style-name="ce1">
            <text:p>4,93</text:p>
          </table:table-cell>
          <table:table-cell office:value-type="float" office:value="1295.3900000000001" table:style-name="ce2">
            <text:p>1.295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83.66000000000003" table:style-name="ce1">
            <text:p>-283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8.97999999999999" table:style-name="ce1">
            <text:p>148,98</text:p>
          </table:table-cell>
          <table:table-cell office:value-type="float" office:value="16220.15" table:style-name="ce2">
            <text:p>16.220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1" table:style-name="ce1">
            <text:p>-2,71</text:p>
          </table:table-cell>
          <table:table-cell office:value-type="float" office:value="-716.53" table:style-name="ce1">
            <text:p>-716,5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967.95" table:style-name="ce2">
            <text:p>1.967,95</text:p>
          </table:table-cell>
          <table:table-cell office:value-type="float" office:value="136375.47" table:style-name="ce2">
            <text:p>136.375,47</text:p>
          </table:table-cell>
          <table:table-cell office:value-type="float" office:value="1" table:style-name="ce1">
            <text:p>1</text:p>
          </table:table-cell>
          <table:table-cell office:value-type="float" office:value="453.23" table:style-name="ce1">
            <text:p>453,23</text:p>
          </table:table-cell>
          <table:table-cell office:value-type="float" office:value="35483.949999999997" table:style-name="ce2">
            <text:p>35.483,95</text:p>
          </table:table-cell>
          <table:table-cell office:value-type="float" office:value="6" table:style-name="ce1">
            <text:p>6</text:p>
          </table:table-cell>
          <table:table-cell office:value-type="float" office:value="3376.4" table:style-name="ce2">
            <text:p>3.376,40</text:p>
          </table:table-cell>
          <table:table-cell office:value-type="float" office:value="212205.56" table:style-name="ce2">
            <text:p>212.205,56</text:p>
          </table:table-cell>
          <table:table-cell office:value-type="float" office:value="2" table:style-name="ce1">
            <text:p>2</text:p>
          </table:table-cell>
          <table:table-cell office:value-type="float" office:value="339.61" table:style-name="ce1">
            <text:p>339,61</text:p>
          </table:table-cell>
          <table:table-cell office:value-type="float" office:value="23800.16" table:style-name="ce2">
            <text:p>23.800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5.2" table:style-name="ce1">
            <text:p>355,2</text:p>
          </table:table-cell>
          <table:table-cell office:value-type="float" office:value="25948.21" table:style-name="ce2">
            <text:p>25.948,21</text:p>
          </table:table-cell>
          <table:table-cell office:value-type="float" office:value="2" table:style-name="ce1">
            <text:p>2</text:p>
          </table:table-cell>
          <table:table-cell office:value-type="float" office:value="1046.1500000000001" table:style-name="ce2">
            <text:p>1.046,15</text:p>
          </table:table-cell>
          <table:table-cell office:value-type="float" office:value="80313.25" table:style-name="ce2">
            <text:p>80.313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80.36" table:style-name="ce2">
            <text:p>2.380,36</text:p>
          </table:table-cell>
          <table:table-cell office:value-type="float" office:value="106345.5" table:style-name="ce2">
            <text:p>106.345,50</text:p>
          </table:table-cell>
          <table:table-cell office:value-type="float" office:value="1" table:style-name="ce1">
            <text:p>1</text:p>
          </table:table-cell>
          <table:table-cell office:value-type="float" office:value="672" table:style-name="ce1">
            <text:p>672</text:p>
          </table:table-cell>
          <table:table-cell office:value-type="float" office:value="27407.040000000001" table:style-name="ce2">
            <text:p>27.407,04</text:p>
          </table:table-cell>
          <table:table-cell office:value-type="float" office:value="1" table:style-name="ce1">
            <text:p>1</text:p>
          </table:table-cell>
          <table:table-cell office:value-type="float" office:value="12025.41" table:style-name="ce2">
            <text:p>12.025,41</text:p>
          </table:table-cell>
          <table:table-cell office:value-type="float" office:value="491863.5" table:style-name="ce2">
            <text:p>491.863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379.17" table:style-name="ce2">
            <text:p>3.379,17</text:p>
          </table:table-cell>
          <table:table-cell office:value-type="float" office:value="139710.44" table:style-name="ce2">
            <text:p>139.710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065.279999999999" table:style-name="ce2">
            <text:p>36.065,28</text:p>
          </table:table-cell>
          <table:table-cell office:value-type="float" office:value="2446579.14" table:style-name="ce2">
            <text:p>2.446.579,1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.41" table:style-name="ce1">
            <text:p>7,41</text:p>
          </table:table-cell>
          <table:table-cell office:value-type="float" office:value="643.66999999999996" table:style-name="ce1">
            <text:p>643,6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5.66" table:style-name="ce1">
            <text:p>15,66</text:p>
          </table:table-cell>
          <table:table-cell office:value-type="float" office:value="636.98" table:style-name="ce1">
            <text:p>636,98</text:p>
          </table:table-cell>
          <table:table-cell office:value-type="float" office:value="8" table:style-name="ce1">
            <text:p>8</text:p>
          </table:table-cell>
          <table:table-cell office:value-type="float" office:value="4.34" table:style-name="ce1">
            <text:p>4,34</text:p>
          </table:table-cell>
          <table:table-cell office:value-type="float" office:value="179.12" table:style-name="ce1">
            <text:p>179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4" table:style-name="ce1">
            <text:p>564</text:p>
          </table:table-cell>
          <table:table-cell office:value-type="float" office:value="281.66000000000003" table:style-name="ce1">
            <text:p>281,66</text:p>
          </table:table-cell>
          <table:table-cell office:value-type="float" office:value="11843.16" table:style-name="ce2">
            <text:p>11.843,16</text:p>
          </table:table-cell>
          <table:table-cell office:value-type="float" office:value="53" table:style-name="ce1">
            <text:p>53</text:p>
          </table:table-cell>
          <table:table-cell office:value-type="float" office:value="35.770000000000003" table:style-name="ce1">
            <text:p>35,77</text:p>
          </table:table-cell>
          <table:table-cell office:value-type="float" office:value="1467.98" table:style-name="ce2">
            <text:p>1.467,98</text:p>
          </table:table-cell>
          <table:table-cell office:value-type="float" office:value="963" table:style-name="ce1">
            <text:p>963</text:p>
          </table:table-cell>
          <table:table-cell office:value-type="float" office:value="475.82" table:style-name="ce1">
            <text:p>475,82</text:p>
          </table:table-cell>
          <table:table-cell office:value-type="float" office:value="17890.36" table:style-name="ce2">
            <text:p>17.890,36</text:p>
          </table:table-cell>
          <table:table-cell office:value-type="float" office:value="16" table:style-name="ce1">
            <text:p>16</text:p>
          </table:table-cell>
          <table:table-cell office:value-type="float" office:value="27.08" table:style-name="ce1">
            <text:p>27,08</text:p>
          </table:table-cell>
          <table:table-cell office:value-type="float" office:value="1133.1400000000001" table:style-name="ce2">
            <text:p>1.133,14</text:p>
          </table:table-cell>
          <table:table-cell office:value-type="float" office:value="15" table:style-name="ce1">
            <text:p>15</text:p>
          </table:table-cell>
          <table:table-cell office:value-type="float" office:value="7.49" table:style-name="ce1">
            <text:p>7,49</text:p>
          </table:table-cell>
          <table:table-cell office:value-type="float" office:value="309.89999999999998" table:style-name="ce1">
            <text:p>309,9</text:p>
          </table:table-cell>
          <table:table-cell office:value-type="float" office:value="35" table:style-name="ce1">
            <text:p>35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1459.82" table:style-name="ce2">
            <text:p>1.459,82</text:p>
          </table:table-cell>
          <table:table-cell office:value-type="float" office:value="108" table:style-name="ce1">
            <text:p>108</text:p>
          </table:table-cell>
          <table:table-cell office:value-type="float" office:value="72.69" table:style-name="ce1">
            <text:p>72,69</text:p>
          </table:table-cell>
          <table:table-cell office:value-type="float" office:value="2983.08" table:style-name="ce2">
            <text:p>2.983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5.34" table:style-name="ce1">
            <text:p>5,34</text:p>
          </table:table-cell>
          <table:table-cell office:value-type="float" office:value="637.32000000000005" table:style-name="ce1">
            <text:p>637,32</text:p>
          </table:table-cell>
          <table:table-cell office:value-type="float" office:value="44" table:style-name="ce1">
            <text:p>44</text:p>
          </table:table-cell>
          <table:table-cell office:value-type="float" office:value="153.22" table:style-name="ce1">
            <text:p>153,22</text:p>
          </table:table-cell>
          <table:table-cell office:value-type="float" office:value="14026.19" table:style-name="ce2">
            <text:p>14.026,19</text:p>
          </table:table-cell>
          <table:table-cell office:value-type="float" office:value="332" table:style-name="ce1">
            <text:p>332</text:p>
          </table:table-cell>
          <table:table-cell office:value-type="float" office:value="214.39" table:style-name="ce1">
            <text:p>214,39</text:p>
          </table:table-cell>
          <table:table-cell office:value-type="float" office:value="23923.23" table:style-name="ce2">
            <text:p>23.923,23</text:p>
          </table:table-cell>
          <table:table-cell office:value-type="float" office:value="10" table:style-name="ce1">
            <text:p>10</text:p>
          </table:table-cell>
          <table:table-cell office:value-type="float" office:value="26.55" table:style-name="ce1">
            <text:p>26,55</text:p>
          </table:table-cell>
          <table:table-cell office:value-type="float" office:value="2880.03" table:style-name="ce2">
            <text:p>2.880,03</text:p>
          </table:table-cell>
          <table:table-cell office:value-type="float" office:value="30" table:style-name="ce1">
            <text:p>30</text:p>
          </table:table-cell>
          <table:table-cell office:value-type="float" office:value="123.24" table:style-name="ce1">
            <text:p>123,24</text:p>
          </table:table-cell>
          <table:table-cell office:value-type="float" office:value="11583.87" table:style-name="ce2">
            <text:p>11.583,87</text:p>
          </table:table-cell>
          <table:table-cell office:value-type="float" office:value="17" table:style-name="ce1">
            <text:p>17</text:p>
          </table:table-cell>
          <table:table-cell office:value-type="float" office:value="85.92" table:style-name="ce1">
            <text:p>85,92</text:p>
          </table:table-cell>
          <table:table-cell office:value-type="float" office:value="9001.5" table:style-name="ce2">
            <text:p>9.001,50</text:p>
          </table:table-cell>
          <table:table-cell office:value-type="float" office:value="2" table:style-name="ce1">
            <text:p>2</text:p>
          </table:table-cell>
          <table:table-cell office:value-type="float" office:value="5.71" table:style-name="ce1">
            <text:p>5,71</text:p>
          </table:table-cell>
          <table:table-cell office:value-type="float" office:value="493.81" table:style-name="ce1">
            <text:p>493,81</text:p>
          </table:table-cell>
          <table:table-cell office:value-type="float" office:value="1" table:style-name="ce1">
            <text:p>1</text:p>
          </table:table-cell>
          <table:table-cell office:value-type="float" office:value="6.92" table:style-name="ce1">
            <text:p>6,92</text:p>
          </table:table-cell>
          <table:table-cell office:value-type="float" office:value="577.96" table:style-name="ce1">
            <text:p>577,96</text:p>
          </table:table-cell>
          <table:table-cell office:value-type="float" office:value="20" table:style-name="ce1">
            <text:p>20</text:p>
          </table:table-cell>
          <table:table-cell office:value-type="float" office:value="13.74" table:style-name="ce1">
            <text:p>13,74</text:p>
          </table:table-cell>
          <table:table-cell office:value-type="float" office:value="1369.14" table:style-name="ce2">
            <text:p>1.369,1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42" table:style-name="ce1">
            <text:p>2,42</text:p>
          </table:table-cell>
          <table:table-cell office:value-type="float" office:value="319.18" table:style-name="ce1">
            <text:p>319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82.98" table:style-name="ce1">
            <text:p>82,98</text:p>
          </table:table-cell>
          <table:table-cell office:value-type="float" office:value="6914.02" table:style-name="ce2">
            <text:p>6.914,02</text:p>
          </table:table-cell>
          <table:table-cell office:value-type="float" office:value="2" table:style-name="ce1">
            <text:p>2</text:p>
          </table:table-cell>
          <table:table-cell office:value-type="float" office:value="39.39" table:style-name="ce1">
            <text:p>39,39</text:p>
          </table:table-cell>
          <table:table-cell office:value-type="float" office:value="3084.8" table:style-name="ce2">
            <text:p>3.084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.07" table:style-name="ce1">
            <text:p>18,07</text:p>
          </table:table-cell>
          <table:table-cell office:value-type="float" office:value="1389.08" table:style-name="ce2">
            <text:p>1.389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532" table:style-name="ce3">
            <text:p>3.532</text:p>
          </table:table-cell>
          <table:table-cell office:value-type="float" office:value="904.5" table:style-name="ce1">
            <text:p>904,5</text:p>
          </table:table-cell>
          <table:table-cell office:value-type="float" office:value="92572.71" table:style-name="ce2">
            <text:p>92.572,71</text:p>
          </table:table-cell>
          <table:table-cell office:value-type="float" office:value="19075" table:style-name="ce3">
            <text:p>19.075</text:p>
          </table:table-cell>
          <table:table-cell office:value-type="float" office:value="8514.75" table:style-name="ce2">
            <text:p>8.514,75</text:p>
          </table:table-cell>
          <table:table-cell office:value-type="float" office:value="860466.76" table:style-name="ce2">
            <text:p>860.466,76</text:p>
          </table:table-cell>
          <table:table-cell office:value-type="float" office:value="7228" table:style-name="ce3">
            <text:p>7.228</text:p>
          </table:table-cell>
          <table:table-cell office:value-type="float" office:value="2913.65" table:style-name="ce2">
            <text:p>2.913,65</text:p>
          </table:table-cell>
          <table:table-cell office:value-type="float" office:value="296284.19" table:style-name="ce2">
            <text:p>296.284,19</text:p>
          </table:table-cell>
          <table:table-cell office:value-type="float" office:value="68111" table:style-name="ce3">
            <text:p>68.111</text:p>
          </table:table-cell>
          <table:table-cell office:value-type="float" office:value="33684.14" table:style-name="ce2">
            <text:p>33.684,14</text:p>
          </table:table-cell>
          <table:table-cell office:value-type="float" office:value="3429047.32" table:style-name="ce2">
            <text:p>3.429.047,32</text:p>
          </table:table-cell>
          <table:table-cell office:value-type="float" office:value="16991" table:style-name="ce3">
            <text:p>16.991</text:p>
          </table:table-cell>
          <table:table-cell office:value-type="float" office:value="9752.16" table:style-name="ce2">
            <text:p>9.752,16</text:p>
          </table:table-cell>
          <table:table-cell office:value-type="float" office:value="992257.68" table:style-name="ce2">
            <text:p>992.257,68</text:p>
          </table:table-cell>
          <table:table-cell office:value-type="float" office:value="7078" table:style-name="ce3">
            <text:p>7.078</text:p>
          </table:table-cell>
          <table:table-cell office:value-type="float" office:value="3144.9" table:style-name="ce2">
            <text:p>3.144,90</text:p>
          </table:table-cell>
          <table:table-cell office:value-type="float" office:value="318880.5" table:style-name="ce2">
            <text:p>318.880,50</text:p>
          </table:table-cell>
          <table:table-cell office:value-type="float" office:value="16318" table:style-name="ce3">
            <text:p>16.318</text:p>
          </table:table-cell>
          <table:table-cell office:value-type="float" office:value="9132.67" table:style-name="ce2">
            <text:p>9.132,67</text:p>
          </table:table-cell>
          <table:table-cell office:value-type="float" office:value="923695.79" table:style-name="ce2">
            <text:p>923.695,79</text:p>
          </table:table-cell>
          <table:table-cell office:value-type="float" office:value="11270" table:style-name="ce3">
            <text:p>11.270</text:p>
          </table:table-cell>
          <table:table-cell office:value-type="float" office:value="4602.1000000000004" table:style-name="ce2">
            <text:p>4.602,10</text:p>
          </table:table-cell>
          <table:table-cell office:value-type="float" office:value="467829.79" table:style-name="ce2">
            <text:p>467.829,79</text:p>
          </table:table-cell>
          <table:table-cell office:value-type="float" office:value="8735" table:style-name="ce3">
            <text:p>8.735</text:p>
          </table:table-cell>
          <table:table-cell office:value-type="float" office:value="4160.74" table:style-name="ce2">
            <text:p>4.160,74</text:p>
          </table:table-cell>
          <table:table-cell office:value-type="float" office:value="422461.25" table:style-name="ce2">
            <text:p>422.461,25</text:p>
          </table:table-cell>
          <table:table-cell office:value-type="float" office:value="25805" table:style-name="ce3">
            <text:p>25.805</text:p>
          </table:table-cell>
          <table:table-cell office:value-type="float" office:value="9480.0499999999993" table:style-name="ce2">
            <text:p>9.480,05</text:p>
          </table:table-cell>
          <table:table-cell office:value-type="float" office:value="963864.12" table:style-name="ce2">
            <text:p>963.864,12</text:p>
          </table:table-cell>
          <table:table-cell office:value-type="float" office:value="11490" table:style-name="ce3">
            <text:p>11.490</text:p>
          </table:table-cell>
          <table:table-cell office:value-type="float" office:value="4082.05" table:style-name="ce2">
            <text:p>4.082,05</text:p>
          </table:table-cell>
          <table:table-cell office:value-type="float" office:value="414908.93" table:style-name="ce2">
            <text:p>414.908,9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9" table:style-name="ce1">
            <text:p>9</text:p>
          </table:table-cell>
          <table:table-cell office:value-type="float" office:value="23.21" table:style-name="ce1">
            <text:p>23,21</text:p>
          </table:table-cell>
          <table:table-cell office:value-type="float" office:value="2373.9899999999998" table:style-name="ce2">
            <text:p>2.373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145.74" table:style-name="ce1">
            <text:p>145,74</text:p>
          </table:table-cell>
          <table:table-cell office:value-type="float" office:value="18766.560000000001" table:style-name="ce2">
            <text:p>18.766,56</text:p>
          </table:table-cell>
          <table:table-cell office:value-type="float" office:value="4337" table:style-name="ce3">
            <text:p>4.337</text:p>
          </table:table-cell>
          <table:table-cell office:value-type="float" office:value="16902.68" table:style-name="ce2">
            <text:p>16.902,68</text:p>
          </table:table-cell>
          <table:table-cell office:value-type="float" office:value="1852262.16" table:style-name="ce2">
            <text:p>1.852.262,16</text:p>
          </table:table-cell>
          <table:table-cell office:value-type="float" office:value="1162" table:style-name="ce3">
            <text:p>1.162</text:p>
          </table:table-cell>
          <table:table-cell office:value-type="float" office:value="4898.24" table:style-name="ce2">
            <text:p>4.898,24</text:p>
          </table:table-cell>
          <table:table-cell office:value-type="float" office:value="540618.49" table:style-name="ce2">
            <text:p>540.618,49</text:p>
          </table:table-cell>
          <table:table-cell office:value-type="float" office:value="64" table:style-name="ce1">
            <text:p>64</text:p>
          </table:table-cell>
          <table:table-cell office:value-type="float" office:value="189.94" table:style-name="ce1">
            <text:p>189,94</text:p>
          </table:table-cell>
          <table:table-cell office:value-type="float" office:value="21386.77" table:style-name="ce2">
            <text:p>21.386,77</text:p>
          </table:table-cell>
          <table:table-cell office:value-type="float" office:value="113" table:style-name="ce1">
            <text:p>113</text:p>
          </table:table-cell>
          <table:table-cell office:value-type="float" office:value="294.47000000000003" table:style-name="ce1">
            <text:p>294,47</text:p>
          </table:table-cell>
          <table:table-cell office:value-type="float" office:value="32360.35" table:style-name="ce2">
            <text:p>32.360,35</text:p>
          </table:table-cell>
          <table:table-cell office:value-type="float" office:value="335" table:style-name="ce1">
            <text:p>335</text:p>
          </table:table-cell>
          <table:table-cell office:value-type="float" office:value="977.89" table:style-name="ce1">
            <text:p>977,89</text:p>
          </table:table-cell>
          <table:table-cell office:value-type="float" office:value="108998.24" table:style-name="ce2">
            <text:p>108.998,24</text:p>
          </table:table-cell>
          <table:table-cell office:value-type="float" office:value="46" table:style-name="ce1">
            <text:p>46</text:p>
          </table:table-cell>
          <table:table-cell office:value-type="float" office:value="155.61000000000001" table:style-name="ce1">
            <text:p>155,61</text:p>
          </table:table-cell>
          <table:table-cell office:value-type="float" office:value="16809.91" table:style-name="ce2">
            <text:p>16.809,91</text:p>
          </table:table-cell>
          <table:table-cell office:value-type="float" office:value="26" table:style-name="ce1">
            <text:p>26</text:p>
          </table:table-cell>
          <table:table-cell office:value-type="float" office:value="67.86" table:style-name="ce1">
            <text:p>67,86</text:p>
          </table:table-cell>
          <table:table-cell office:value-type="float" office:value="7570.67" table:style-name="ce2">
            <text:p>7.570,67</text:p>
          </table:table-cell>
          <table:table-cell office:value-type="float" office:value="97" table:style-name="ce1">
            <text:p>97</text:p>
          </table:table-cell>
          <table:table-cell office:value-type="float" office:value="122.12" table:style-name="ce1">
            <text:p>122,12</text:p>
          </table:table-cell>
          <table:table-cell office:value-type="float" office:value="14223.91" table:style-name="ce2">
            <text:p>14.223,9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99.92" table:style-name="ce1">
            <text:p>499,92</text:p>
          </table:table-cell>
          <table:table-cell office:value-type="float" office:value="49857.7" table:style-name="ce2">
            <text:p>49.857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5.95" table:style-name="ce1">
            <text:p>125,95</text:p>
          </table:table-cell>
          <table:table-cell office:value-type="float" office:value="23" table:style-name="ce1">
            <text:p>23</text:p>
          </table:table-cell>
          <table:table-cell office:value-type="float" office:value="222.26" table:style-name="ce1">
            <text:p>222,26</text:p>
          </table:table-cell>
          <table:table-cell office:value-type="float" office:value="22698.03" table:style-name="ce2">
            <text:p>22.698,03</text:p>
          </table:table-cell>
          <table:table-cell office:value-type="float" office:value="2" table:style-name="ce1">
            <text:p>2</text:p>
          </table:table-cell>
          <table:table-cell office:value-type="float" office:value="6.46" table:style-name="ce1">
            <text:p>6,46</text:p>
          </table:table-cell>
          <table:table-cell office:value-type="float" office:value="621.48" table:style-name="ce1">
            <text:p>621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3" table:style-name="ce1">
            <text:p>573</text:p>
          </table:table-cell>
          <table:table-cell office:value-type="float" office:value="2465.7600000000002" table:style-name="ce2">
            <text:p>2.465,76</text:p>
          </table:table-cell>
          <table:table-cell office:value-type="float" office:value="255177.58" table:style-name="ce2">
            <text:p>255.177,5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17" table:style-name="ce1">
            <text:p>317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1233.68" table:style-name="ce2">
            <text:p>1.233,68</text:p>
          </table:table-cell>
          <table:table-cell office:value-type="float" office:value="540" table:style-name="ce1">
            <text:p>540</text:p>
          </table:table-cell>
          <table:table-cell office:value-type="float" office:value="99.3" table:style-name="ce1">
            <text:p>99,3</text:p>
          </table:table-cell>
          <table:table-cell office:value-type="float" office:value="5429.99" table:style-name="ce2">
            <text:p>5.429,99</text:p>
          </table:table-cell>
          <table:table-cell office:value-type="float" office:value="435" table:style-name="ce1">
            <text:p>435</text:p>
          </table:table-cell>
          <table:table-cell office:value-type="float" office:value="94.98" table:style-name="ce1">
            <text:p>94,98</text:p>
          </table:table-cell>
          <table:table-cell office:value-type="float" office:value="5038.0600000000004" table:style-name="ce2">
            <text:p>5.038,06</text:p>
          </table:table-cell>
          <table:table-cell office:value-type="float" office:value="395" table:style-name="ce1">
            <text:p>395</text:p>
          </table:table-cell>
          <table:table-cell office:value-type="float" office:value="205.39" table:style-name="ce1">
            <text:p>205,39</text:p>
          </table:table-cell>
          <table:table-cell office:value-type="float" office:value="18527.93" table:style-name="ce2">
            <text:p>18.527,93</text:p>
          </table:table-cell>
          <table:table-cell office:value-type="float" office:value="926" table:style-name="ce1">
            <text:p>926</text:p>
          </table:table-cell>
          <table:table-cell office:value-type="float" office:value="251.99" table:style-name="ce1">
            <text:p>251,99</text:p>
          </table:table-cell>
          <table:table-cell office:value-type="float" office:value="13577" table:style-name="ce2">
            <text:p>13.577,00</text:p>
          </table:table-cell>
          <table:table-cell office:value-type="float" office:value="433" table:style-name="ce1">
            <text:p>433</text:p>
          </table:table-cell>
          <table:table-cell office:value-type="float" office:value="89.68" table:style-name="ce1">
            <text:p>89,68</text:p>
          </table:table-cell>
          <table:table-cell office:value-type="float" office:value="4799.1000000000004" table:style-name="ce2">
            <text:p>4.799,10</text:p>
          </table:table-cell>
          <table:table-cell office:value-type="float" office:value="365" table:style-name="ce1">
            <text:p>365</text:p>
          </table:table-cell>
          <table:table-cell office:value-type="float" office:value="113.92" table:style-name="ce1">
            <text:p>113,92</text:p>
          </table:table-cell>
          <table:table-cell office:value-type="float" office:value="6098.7" table:style-name="ce2">
            <text:p>6.098,70</text:p>
          </table:table-cell>
          <table:table-cell office:value-type="float" office:value="423" table:style-name="ce1">
            <text:p>423</text:p>
          </table:table-cell>
          <table:table-cell office:value-type="float" office:value="87.08" table:style-name="ce1">
            <text:p>87,08</text:p>
          </table:table-cell>
          <table:table-cell office:value-type="float" office:value="4595.01" table:style-name="ce2">
            <text:p>4.595,01</text:p>
          </table:table-cell>
          <table:table-cell office:value-type="float" office:value="271" table:style-name="ce1">
            <text:p>271</text:p>
          </table:table-cell>
          <table:table-cell office:value-type="float" office:value="70.25" table:style-name="ce1">
            <text:p>70,25</text:p>
          </table:table-cell>
          <table:table-cell office:value-type="float" office:value="3735.26" table:style-name="ce2">
            <text:p>3.735,26</text:p>
          </table:table-cell>
          <table:table-cell office:value-type="float" office:value="738" table:style-name="ce1">
            <text:p>738</text:p>
          </table:table-cell>
          <table:table-cell office:value-type="float" office:value="137.32" table:style-name="ce1">
            <text:p>137,32</text:p>
          </table:table-cell>
          <table:table-cell office:value-type="float" office:value="7292.22" table:style-name="ce2">
            <text:p>7.292,22</text:p>
          </table:table-cell>
          <table:table-cell office:value-type="float" office:value="402" table:style-name="ce1">
            <text:p>402</text:p>
          </table:table-cell>
          <table:table-cell office:value-type="float" office:value="49.72" table:style-name="ce1">
            <text:p>49,72</text:p>
          </table:table-cell>
          <table:table-cell office:value-type="float" office:value="2685.53" table:style-name="ce2">
            <text:p>2.685,5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78.069999999999993" table:style-name="ce1">
            <text:p>78,07</text:p>
          </table:table-cell>
          <table:table-cell office:value-type="float" office:value="7539.13" table:style-name="ce2">
            <text:p>7.539,13</text:p>
          </table:table-cell>
          <table:table-cell office:value-type="float" office:value="13" table:style-name="ce1">
            <text:p>13</text:p>
          </table:table-cell>
          <table:table-cell office:value-type="float" office:value="10.3" table:style-name="ce1">
            <text:p>10,3</text:p>
          </table:table-cell>
          <table:table-cell office:value-type="float" office:value="917.28" table:style-name="ce1">
            <text:p>917,28</text:p>
          </table:table-cell>
          <table:table-cell office:value-type="float" office:value="3" table:style-name="ce1">
            <text:p>3</text:p>
          </table:table-cell>
          <table:table-cell office:value-type="float" office:value="3.58" table:style-name="ce1">
            <text:p>3,58</text:p>
          </table:table-cell>
          <table:table-cell office:value-type="float" office:value="360.2" table:style-name="ce1">
            <text:p>360,2</text:p>
          </table:table-cell>
          <table:table-cell office:value-type="float" office:value="2" table:style-name="ce1">
            <text:p>2</text:p>
          </table:table-cell>
          <table:table-cell office:value-type="float" office:value="6.08" table:style-name="ce1">
            <text:p>6,08</text:p>
          </table:table-cell>
          <table:table-cell office:value-type="float" office:value="536.03" table:style-name="ce1">
            <text:p>536,03</text:p>
          </table:table-cell>
          <table:table-cell office:value-type="float" office:value="15" table:style-name="ce1">
            <text:p>15</text:p>
          </table:table-cell>
          <table:table-cell office:value-type="float" office:value="21.18" table:style-name="ce1">
            <text:p>21,18</text:p>
          </table:table-cell>
          <table:table-cell office:value-type="float" office:value="2404.56" table:style-name="ce2">
            <text:p>2.404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9.6" table:style-name="ce1">
            <text:p>29,6</text:p>
          </table:table-cell>
          <table:table-cell office:value-type="float" office:value="3224.24" table:style-name="ce2">
            <text:p>3.224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338.06" table:style-name="ce1">
            <text:p>338,06</text:p>
          </table:table-cell>
          <table:table-cell office:value-type="float" office:value="2" table:style-name="ce1">
            <text:p>2</text:p>
          </table:table-cell>
          <table:table-cell office:value-type="float" office:value="5.17" table:style-name="ce1">
            <text:p>5,17</text:p>
          </table:table-cell>
          <table:table-cell office:value-type="float" office:value="574.80999999999995" table:style-name="ce1">
            <text:p>574,81</text:p>
          </table:table-cell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3.37" table:style-name="ce1">
            <text:p>13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94" table:style-name="ce1">
            <text:p>94</text:p>
          </table:table-cell>
          <table:table-cell office:value-type="float" office:value="16.93" table:style-name="ce1">
            <text:p>16,93</text:p>
          </table:table-cell>
          <table:table-cell office:value-type="float" office:value="1423.77" table:style-name="ce2">
            <text:p>1.423,77</text:p>
          </table:table-cell>
          <table:table-cell office:value-type="float" office:value="902" table:style-name="ce1">
            <text:p>902</text:p>
          </table:table-cell>
          <table:table-cell office:value-type="float" office:value="333.38" table:style-name="ce1">
            <text:p>333,38</text:p>
          </table:table-cell>
          <table:table-cell office:value-type="float" office:value="28374.45" table:style-name="ce2">
            <text:p>28.374,45</text:p>
          </table:table-cell>
          <table:table-cell office:value-type="float" office:value="234" table:style-name="ce1">
            <text:p>234</text:p>
          </table:table-cell>
          <table:table-cell office:value-type="float" office:value="57.67" table:style-name="ce1">
            <text:p>57,67</text:p>
          </table:table-cell>
          <table:table-cell office:value-type="float" office:value="4839.99" table:style-name="ce2">
            <text:p>4.839,99</text:p>
          </table:table-cell>
          <table:table-cell office:value-type="float" office:value="860" table:style-name="ce1">
            <text:p>860</text:p>
          </table:table-cell>
          <table:table-cell office:value-type="float" office:value="505.51" table:style-name="ce1">
            <text:p>505,51</text:p>
          </table:table-cell>
          <table:table-cell office:value-type="float" office:value="45287.81" table:style-name="ce2">
            <text:p>45.287,81</text:p>
          </table:table-cell>
          <table:table-cell office:value-type="float" office:value="171" table:style-name="ce1">
            <text:p>171</text:p>
          </table:table-cell>
          <table:table-cell office:value-type="float" office:value="96.59" table:style-name="ce1">
            <text:p>96,59</text:p>
          </table:table-cell>
          <table:table-cell office:value-type="float" office:value="8147.41" table:style-name="ce2">
            <text:p>8.147,41</text:p>
          </table:table-cell>
          <table:table-cell office:value-type="float" office:value="193" table:style-name="ce1">
            <text:p>193</text:p>
          </table:table-cell>
          <table:table-cell office:value-type="float" office:value="54.34" table:style-name="ce1">
            <text:p>54,34</text:p>
          </table:table-cell>
          <table:table-cell office:value-type="float" office:value="4570.2" table:style-name="ce2">
            <text:p>4.570,20</text:p>
          </table:table-cell>
          <table:table-cell office:value-type="float" office:value="310" table:style-name="ce1">
            <text:p>310</text:p>
          </table:table-cell>
          <table:table-cell office:value-type="float" office:value="174.88" table:style-name="ce1">
            <text:p>174,88</text:p>
          </table:table-cell>
          <table:table-cell office:value-type="float" office:value="14941.79" table:style-name="ce2">
            <text:p>14.941,79</text:p>
          </table:table-cell>
          <table:table-cell office:value-type="float" office:value="25" table:style-name="ce1">
            <text:p>25</text:p>
          </table:table-cell>
          <table:table-cell office:value-type="float" office:value="8.9" table:style-name="ce1">
            <text:p>8,9</text:p>
          </table:table-cell>
          <table:table-cell office:value-type="float" office:value="762.23" table:style-name="ce1">
            <text:p>762,23</text:p>
          </table:table-cell>
          <table:table-cell office:value-type="float" office:value="82" table:style-name="ce1">
            <text:p>82</text:p>
          </table:table-cell>
          <table:table-cell office:value-type="float" office:value="38.5" table:style-name="ce1">
            <text:p>38,5</text:p>
          </table:table-cell>
          <table:table-cell office:value-type="float" office:value="3253.27" table:style-name="ce2">
            <text:p>3.253,27</text:p>
          </table:table-cell>
          <table:table-cell office:value-type="float" office:value="90" table:style-name="ce1">
            <text:p>90</text:p>
          </table:table-cell>
          <table:table-cell office:value-type="float" office:value="36.47" table:style-name="ce1">
            <text:p>36,47</text:p>
          </table:table-cell>
          <table:table-cell office:value-type="float" office:value="3096.6" table:style-name="ce2">
            <text:p>3.096,60</text:p>
          </table:table-cell>
          <table:table-cell office:value-type="float" office:value="228" table:style-name="ce1">
            <text:p>228</text:p>
          </table:table-cell>
          <table:table-cell office:value-type="float" office:value="70.56" table:style-name="ce1">
            <text:p>70,56</text:p>
          </table:table-cell>
          <table:table-cell office:value-type="float" office:value="5882.3" table:style-name="ce2">
            <text:p>5.882,3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1.72" table:style-name="ce1">
            <text:p>1,72</text:p>
          </table:table-cell>
          <table:table-cell office:value-type="float" office:value="338.63" table:style-name="ce1">
            <text:p>338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.26" table:style-name="ce1">
            <text:p>5,26</text:p>
          </table:table-cell>
          <table:table-cell office:value-type="float" office:value="629.04" table:style-name="ce1">
            <text:p>629,04</text:p>
          </table:table-cell>
          <table:table-cell office:value-type="float" office:value="515" table:style-name="ce1">
            <text:p>515</text:p>
          </table:table-cell>
          <table:table-cell office:value-type="float" office:value="1297.78" table:style-name="ce2">
            <text:p>1.297,78</text:p>
          </table:table-cell>
          <table:table-cell office:value-type="float" office:value="143904.49" table:style-name="ce2">
            <text:p>143.904,49</text:p>
          </table:table-cell>
          <table:table-cell office:value-type="float" office:value="20" table:style-name="ce1">
            <text:p>20</text:p>
          </table:table-cell>
          <table:table-cell office:value-type="float" office:value="43.22" table:style-name="ce1">
            <text:p>43,22</text:p>
          </table:table-cell>
          <table:table-cell office:value-type="float" office:value="5007.3900000000003" table:style-name="ce2">
            <text:p>5.007,39</text:p>
          </table:table-cell>
          <table:table-cell office:value-type="float" office:value="4" table:style-name="ce1">
            <text:p>4</text:p>
          </table:table-cell>
          <table:table-cell office:value-type="float" office:value="0.72" table:style-name="ce1">
            <text:p>0,72</text:p>
          </table:table-cell>
          <table:table-cell office:value-type="float" office:value="145.24" table:style-name="ce1">
            <text:p>145,24</text:p>
          </table:table-cell>
          <table:table-cell office:value-type="float" office:value="48" table:style-name="ce1">
            <text:p>48</text:p>
          </table:table-cell>
          <table:table-cell office:value-type="float" office:value="83.63" table:style-name="ce1">
            <text:p>83,63</text:p>
          </table:table-cell>
          <table:table-cell office:value-type="float" office:value="9620.5300000000007" table:style-name="ce2">
            <text:p>9.620,53</text:p>
          </table:table-cell>
          <table:table-cell office:value-type="float" office:value="48" table:style-name="ce1">
            <text:p>48</text:p>
          </table:table-cell>
          <table:table-cell office:value-type="float" office:value="24.91" table:style-name="ce1">
            <text:p>24,91</text:p>
          </table:table-cell>
          <table:table-cell office:value-type="float" office:value="3125.18" table:style-name="ce2">
            <text:p>3.125,18</text:p>
          </table:table-cell>
          <table:table-cell office:value-type="float" office:value="1" table:style-name="ce1">
            <text:p>1</text:p>
          </table:table-cell>
          <table:table-cell office:value-type="float" office:value="0.24" table:style-name="ce1">
            <text:p>0,24</text:p>
          </table:table-cell>
          <table:table-cell office:value-type="float" office:value="39.659999999999997" table:style-name="ce1">
            <text:p>39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1037.69" table:style-name="ce2">
            <text:p>1.037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2" table:style-name="ce1">
            <text:p>5,2</text:p>
          </table:table-cell>
          <table:table-cell office:value-type="float" office:value="460.35" table:style-name="ce1">
            <text:p>460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7.76" table:style-name="ce1">
            <text:p>27,76</text:p>
          </table:table-cell>
          <table:table-cell office:value-type="float" office:value="3389.36" table:style-name="ce2">
            <text:p>3.389,36</text:p>
          </table:table-cell>
          <table:table-cell office:value-type="float" office:value="25" table:style-name="ce1">
            <text:p>25</text:p>
          </table:table-cell>
          <table:table-cell office:value-type="float" office:value="347.51" table:style-name="ce1">
            <text:p>347,51</text:p>
          </table:table-cell>
          <table:table-cell office:value-type="float" office:value="29313.97" table:style-name="ce2">
            <text:p>29.313,97</text:p>
          </table:table-cell>
          <table:table-cell office:value-type="float" office:value="1" table:style-name="ce1">
            <text:p>1</text:p>
          </table:table-cell>
          <table:table-cell office:value-type="float" office:value="5.56" table:style-name="ce1">
            <text:p>5,56</text:p>
          </table:table-cell>
          <table:table-cell office:value-type="float" office:value="511.06" table:style-name="ce1">
            <text:p>511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946.73" table:style-name="ce1">
            <text:p>946,73</text:p>
          </table:table-cell>
          <table:table-cell office:value-type="float" office:value="80354.14" table:style-name="ce2">
            <text:p>80.354,1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8.52" table:style-name="ce1">
            <text:p>-118,52</text:p>
          </table:table-cell>
          <table:table-cell office:value-type="float" office:value="-70441.17" table:style-name="ce2">
            <text:p>-70.441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626.65" table:style-name="ce2">
            <text:p>30.626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8.88" table:style-name="ce1">
            <text:p>188,88</text:p>
          </table:table-cell>
          <table:table-cell office:value-type="float" office:value="24359.08" table:style-name="ce2">
            <text:p>24.359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4354.25" table:style-name="ce2">
            <text:p>4.354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2235" table:style-name="ce3">
            <text:p>62.235</text:p>
          </table:table-cell>
          <table:table-cell office:value-type="float" office:value="3868.25" table:style-name="ce2">
            <text:p>3.868,25</text:p>
          </table:table-cell>
          <table:table-cell office:value-type="float" office:value="449925.03" table:style-name="ce2">
            <text:p>449.925,03</text:p>
          </table:table-cell>
          <table:table-cell office:value-type="float" office:value="223559" table:style-name="ce3">
            <text:p>223.559</text:p>
          </table:table-cell>
          <table:table-cell office:value-type="float" office:value="33860.15" table:style-name="ce2">
            <text:p>33.860,15</text:p>
          </table:table-cell>
          <table:table-cell office:value-type="float" office:value="3714499.66" table:style-name="ce2">
            <text:p>3.714.499,66</text:p>
          </table:table-cell>
          <table:table-cell office:value-type="float" office:value="98648" table:style-name="ce3">
            <text:p>98.648</text:p>
          </table:table-cell>
          <table:table-cell office:value-type="float" office:value="14969.68" table:style-name="ce2">
            <text:p>14.969,68</text:p>
          </table:table-cell>
          <table:table-cell office:value-type="float" office:value="1519559.04" table:style-name="ce2">
            <text:p>1.519.559,04</text:p>
          </table:table-cell>
          <table:table-cell office:value-type="float" office:value="520667" table:style-name="ce3">
            <text:p>520.667</text:p>
          </table:table-cell>
          <table:table-cell office:value-type="float" office:value="131127.15" table:style-name="ce2">
            <text:p>131.127,15</text:p>
          </table:table-cell>
          <table:table-cell office:value-type="float" office:value="13568567.300000001" table:style-name="ce2">
            <text:p>13.568.567,30</text:p>
          </table:table-cell>
          <table:table-cell office:value-type="float" office:value="282706" table:style-name="ce3">
            <text:p>282.706</text:p>
          </table:table-cell>
          <table:table-cell office:value-type="float" office:value="69745.740000000005" table:style-name="ce2">
            <text:p>69.745,74</text:p>
          </table:table-cell>
          <table:table-cell office:value-type="float" office:value="8291914.8099999996" table:style-name="ce2">
            <text:p>8.291.914,81</text:p>
          </table:table-cell>
          <table:table-cell office:value-type="float" office:value="114444" table:style-name="ce3">
            <text:p>114.444</text:p>
          </table:table-cell>
          <table:table-cell office:value-type="float" office:value="15754.44" table:style-name="ce2">
            <text:p>15.754,44</text:p>
          </table:table-cell>
          <table:table-cell office:value-type="float" office:value="1707880.74" table:style-name="ce2">
            <text:p>1.707.880,74</text:p>
          </table:table-cell>
          <table:table-cell office:value-type="float" office:value="281994" table:style-name="ce3">
            <text:p>281.994</text:p>
          </table:table-cell>
          <table:table-cell office:value-type="float" office:value="52433.13" table:style-name="ce2">
            <text:p>52.433,13</text:p>
          </table:table-cell>
          <table:table-cell office:value-type="float" office:value="5703901.75" table:style-name="ce2">
            <text:p>5.703.901,75</text:p>
          </table:table-cell>
          <table:table-cell office:value-type="float" office:value="124551" table:style-name="ce3">
            <text:p>124.551</text:p>
          </table:table-cell>
          <table:table-cell office:value-type="float" office:value="18705.96" table:style-name="ce2">
            <text:p>18.705,96</text:p>
          </table:table-cell>
          <table:table-cell office:value-type="float" office:value="2012599.76" table:style-name="ce2">
            <text:p>2.012.599,76</text:p>
          </table:table-cell>
          <table:table-cell office:value-type="float" office:value="91019" table:style-name="ce3">
            <text:p>91.019</text:p>
          </table:table-cell>
          <table:table-cell office:value-type="float" office:value="14154.56" table:style-name="ce2">
            <text:p>14.154,56</text:p>
          </table:table-cell>
          <table:table-cell office:value-type="float" office:value="1539297.81" table:style-name="ce2">
            <text:p>1.539.297,81</text:p>
          </table:table-cell>
          <table:table-cell office:value-type="float" office:value="202947" table:style-name="ce3">
            <text:p>202.947</text:p>
          </table:table-cell>
          <table:table-cell office:value-type="float" office:value="25018.63" table:style-name="ce2">
            <text:p>25.018,63</text:p>
          </table:table-cell>
          <table:table-cell office:value-type="float" office:value="2722373.71" table:style-name="ce2">
            <text:p>2.722.373,71</text:p>
          </table:table-cell>
          <table:table-cell office:value-type="float" office:value="83694" table:style-name="ce3">
            <text:p>83.694</text:p>
          </table:table-cell>
          <table:table-cell office:value-type="float" office:value="10344.459999999999" table:style-name="ce2">
            <text:p>10.344,46</text:p>
          </table:table-cell>
          <table:table-cell office:value-type="float" office:value="1129188.06" table:style-name="ce2">
            <text:p>1.129.188,0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06" table:style-name="ce3">
            <text:p>5.906</text:p>
          </table:table-cell>
          <table:table-cell office:value-type="float" office:value="720.78" table:style-name="ce1">
            <text:p>720,78</text:p>
          </table:table-cell>
          <table:table-cell office:value-type="float" office:value="100937.96" table:style-name="ce2">
            <text:p>100.93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7" table:style-name="ce1">
            <text:p>307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5064.8900000000003" table:style-name="ce2">
            <text:p>5.064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59" table:style-name="ce3">
            <text:p>13.759</text:p>
          </table:table-cell>
          <table:table-cell office:value-type="float" office:value="1770" table:style-name="ce2">
            <text:p>1.770,00</text:p>
          </table:table-cell>
          <table:table-cell office:value-type="float" office:value="250691.63" table:style-name="ce2">
            <text:p>250.691,63</text:p>
          </table:table-cell>
          <table:table-cell office:value-type="float" office:value="3119" table:style-name="ce3">
            <text:p>3.119</text:p>
          </table:table-cell>
          <table:table-cell office:value-type="float" office:value="394.68" table:style-name="ce1">
            <text:p>394,68</text:p>
          </table:table-cell>
          <table:table-cell office:value-type="float" office:value="41626.089999999997" table:style-name="ce2">
            <text:p>41.626,09</text:p>
          </table:table-cell>
          <table:table-cell office:value-type="float" office:value="19" table:style-name="ce1">
            <text:p>19</text:p>
          </table:table-cell>
          <table:table-cell office:value-type="float" office:value="54.17" table:style-name="ce1">
            <text:p>54,17</text:p>
          </table:table-cell>
          <table:table-cell office:value-type="float" office:value="7421.36" table:style-name="ce2">
            <text:p>7.421,3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286" table:style-name="ce3">
            <text:p>3.286</text:p>
          </table:table-cell>
          <table:table-cell office:value-type="float" office:value="387.44" table:style-name="ce1">
            <text:p>387,44</text:p>
          </table:table-cell>
          <table:table-cell office:value-type="float" office:value="31741.38" table:style-name="ce2">
            <text:p>31.741,38</text:p>
          </table:table-cell>
          <table:table-cell office:value-type="float" office:value="26352" table:style-name="ce3">
            <text:p>26.352</text:p>
          </table:table-cell>
          <table:table-cell office:value-type="float" office:value="4966.59" table:style-name="ce2">
            <text:p>4.966,59</text:p>
          </table:table-cell>
          <table:table-cell office:value-type="float" office:value="419393.39" table:style-name="ce2">
            <text:p>419.393,39</text:p>
          </table:table-cell>
          <table:table-cell office:value-type="float" office:value="17440" table:style-name="ce3">
            <text:p>17.440</text:p>
          </table:table-cell>
          <table:table-cell office:value-type="float" office:value="3030.21" table:style-name="ce2">
            <text:p>3.030,21</text:p>
          </table:table-cell>
          <table:table-cell office:value-type="float" office:value="261714.37" table:style-name="ce2">
            <text:p>261.714,37</text:p>
          </table:table-cell>
          <table:table-cell office:value-type="float" office:value="99841" table:style-name="ce3">
            <text:p>99.841</text:p>
          </table:table-cell>
          <table:table-cell office:value-type="float" office:value="24364.17" table:style-name="ce2">
            <text:p>24.364,17</text:p>
          </table:table-cell>
          <table:table-cell office:value-type="float" office:value="2435349.54" table:style-name="ce2">
            <text:p>2.435.349,54</text:p>
          </table:table-cell>
          <table:table-cell office:value-type="float" office:value="53496" table:style-name="ce3">
            <text:p>53.496</text:p>
          </table:table-cell>
          <table:table-cell office:value-type="float" office:value="12078.63" table:style-name="ce2">
            <text:p>12.078,63</text:p>
          </table:table-cell>
          <table:table-cell office:value-type="float" office:value="1032515.31" table:style-name="ce2">
            <text:p>1.032.515,31</text:p>
          </table:table-cell>
          <table:table-cell office:value-type="float" office:value="21917" table:style-name="ce3">
            <text:p>21.917</text:p>
          </table:table-cell>
          <table:table-cell office:value-type="float" office:value="3643.69" table:style-name="ce2">
            <text:p>3.643,69</text:p>
          </table:table-cell>
          <table:table-cell office:value-type="float" office:value="301939.43" table:style-name="ce2">
            <text:p>301.939,43</text:p>
          </table:table-cell>
          <table:table-cell office:value-type="float" office:value="39087" table:style-name="ce3">
            <text:p>39.087</text:p>
          </table:table-cell>
          <table:table-cell office:value-type="float" office:value="9127.1200000000008" table:style-name="ce2">
            <text:p>9.127,12</text:p>
          </table:table-cell>
          <table:table-cell office:value-type="float" office:value="791211.09" table:style-name="ce2">
            <text:p>791.211,09</text:p>
          </table:table-cell>
          <table:table-cell office:value-type="float" office:value="22195" table:style-name="ce3">
            <text:p>22.195</text:p>
          </table:table-cell>
          <table:table-cell office:value-type="float" office:value="4175.24" table:style-name="ce2">
            <text:p>4.175,24</text:p>
          </table:table-cell>
          <table:table-cell office:value-type="float" office:value="348014.46" table:style-name="ce2">
            <text:p>348.014,46</text:p>
          </table:table-cell>
          <table:table-cell office:value-type="float" office:value="21060" table:style-name="ce3">
            <text:p>21.060</text:p>
          </table:table-cell>
          <table:table-cell office:value-type="float" office:value="3925.17" table:style-name="ce2">
            <text:p>3.925,17</text:p>
          </table:table-cell>
          <table:table-cell office:value-type="float" office:value="319576.96000000002" table:style-name="ce2">
            <text:p>319.576,96</text:p>
          </table:table-cell>
          <table:table-cell office:value-type="float" office:value="31879" table:style-name="ce3">
            <text:p>31.879</text:p>
          </table:table-cell>
          <table:table-cell office:value-type="float" office:value="5168.9399999999996" table:style-name="ce2">
            <text:p>5.168,94</text:p>
          </table:table-cell>
          <table:table-cell office:value-type="float" office:value="437709.71" table:style-name="ce2">
            <text:p>437.709,71</text:p>
          </table:table-cell>
          <table:table-cell office:value-type="float" office:value="9911" table:style-name="ce3">
            <text:p>9.911</text:p>
          </table:table-cell>
          <table:table-cell office:value-type="float" office:value="1771.09" table:style-name="ce2">
            <text:p>1.771,09</text:p>
          </table:table-cell>
          <table:table-cell office:value-type="float" office:value="153077.13" table:style-name="ce2">
            <text:p>153.077,1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239.43" table:style-name="ce1">
            <text:p>239,43</text:p>
          </table:table-cell>
          <table:table-cell office:value-type="float" office:value="18171.189999999999" table:style-name="ce2">
            <text:p>18.171,19</text:p>
          </table:table-cell>
          <table:table-cell office:value-type="float" office:value="5" table:style-name="ce1">
            <text:p>5</text:p>
          </table:table-cell>
          <table:table-cell office:value-type="float" office:value="17.86" table:style-name="ce1">
            <text:p>17,86</text:p>
          </table:table-cell>
          <table:table-cell office:value-type="float" office:value="1428.89" table:style-name="ce2">
            <text:p>1.428,89</text:p>
          </table:table-cell>
          <table:table-cell office:value-type="float" office:value="2" table:style-name="ce1">
            <text:p>2</text:p>
          </table:table-cell>
          <table:table-cell office:value-type="float" office:value="25.43" table:style-name="ce1">
            <text:p>25,43</text:p>
          </table:table-cell>
          <table:table-cell office:value-type="float" office:value="1843.2" table:style-name="ce2">
            <text:p>1.843,20</text:p>
          </table:table-cell>
          <table:table-cell office:value-type="float" office:value="2" table:style-name="ce1">
            <text:p>2</text:p>
          </table:table-cell>
          <table:table-cell office:value-type="float" office:value="1.9" table:style-name="ce1">
            <text:p>1,9</text:p>
          </table:table-cell>
          <table:table-cell office:value-type="float" office:value="159.52000000000001" table:style-name="ce1">
            <text:p>159,52</text:p>
          </table:table-cell>
          <table:table-cell office:value-type="float" office:value="1" table:style-name="ce1">
            <text:p>1</text:p>
          </table:table-cell>
          <table:table-cell office:value-type="float" office:value="0.88" table:style-name="ce1">
            <text:p>0,88</text:p>
          </table:table-cell>
          <table:table-cell office:value-type="float" office:value="82.81" table:style-name="ce1">
            <text:p>82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47" table:style-name="ce1">
            <text:p>1,47</text:p>
          </table:table-cell>
          <table:table-cell office:value-type="float" office:value="148.82" table:style-name="ce1">
            <text:p>148,8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52.61" table:style-name="ce1">
            <text:p>352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76" table:style-name="ce1">
            <text:p>4,76</text:p>
          </table:table-cell>
          <table:table-cell office:value-type="float" office:value="381.35" table:style-name="ce1">
            <text:p>381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,22</text:p>
          </table:table-cell>
          <table:table-cell office:value-type="float" office:value="51.17" table:style-name="ce1">
            <text:p>51,1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54.17" table:style-name="ce1">
            <text:p>854,1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2.06" table:style-name="ce1">
            <text:p>12,06</text:p>
          </table:table-cell>
          <table:table-cell office:value-type="float" office:value="651.69000000000005" table:style-name="ce1">
            <text:p>651,69</text:p>
          </table:table-cell>
          <table:table-cell office:value-type="float" office:value="35" table:style-name="ce1">
            <text:p>35</text:p>
          </table:table-cell>
          <table:table-cell office:value-type="float" office:value="15.55" table:style-name="ce1">
            <text:p>15,55</text:p>
          </table:table-cell>
          <table:table-cell office:value-type="float" office:value="866.9" table:style-name="ce1">
            <text:p>866,9</text:p>
          </table:table-cell>
          <table:table-cell office:value-type="float" office:value="393" table:style-name="ce1">
            <text:p>393</text:p>
          </table:table-cell>
          <table:table-cell office:value-type="float" office:value="265.95" table:style-name="ce1">
            <text:p>265,95</text:p>
          </table:table-cell>
          <table:table-cell office:value-type="float" office:value="24975.26" table:style-name="ce2">
            <text:p>24.975,26</text:p>
          </table:table-cell>
          <table:table-cell office:value-type="float" office:value="49" table:style-name="ce1">
            <text:p>49</text:p>
          </table:table-cell>
          <table:table-cell office:value-type="float" office:value="26.29" table:style-name="ce1">
            <text:p>26,29</text:p>
          </table:table-cell>
          <table:table-cell office:value-type="float" office:value="1452.1" table:style-name="ce2">
            <text:p>1.452,10</text:p>
          </table:table-cell>
          <table:table-cell office:value-type="float" office:value="32" table:style-name="ce1">
            <text:p>32</text:p>
          </table:table-cell>
          <table:table-cell office:value-type="float" office:value="12.06" table:style-name="ce1">
            <text:p>12,06</text:p>
          </table:table-cell>
          <table:table-cell office:value-type="float" office:value="664.04" table:style-name="ce1">
            <text:p>664,04</text:p>
          </table:table-cell>
          <table:table-cell office:value-type="float" office:value="370" table:style-name="ce1">
            <text:p>370</text:p>
          </table:table-cell>
          <table:table-cell office:value-type="float" office:value="161.01" table:style-name="ce1">
            <text:p>161,01</text:p>
          </table:table-cell>
          <table:table-cell office:value-type="float" office:value="8830.07" table:style-name="ce2">
            <text:p>8.830,07</text:p>
          </table:table-cell>
          <table:table-cell office:value-type="float" office:value="16" table:style-name="ce1">
            <text:p>16</text:p>
          </table:table-cell>
          <table:table-cell office:value-type="float" office:value="7.71" table:style-name="ce1">
            <text:p>7,71</text:p>
          </table:table-cell>
          <table:table-cell office:value-type="float" office:value="399.93" table:style-name="ce1">
            <text:p>399,93</text:p>
          </table:table-cell>
          <table:table-cell office:value-type="float" office:value="14" table:style-name="ce1">
            <text:p>14</text:p>
          </table:table-cell>
          <table:table-cell office:value-type="float" office:value="2.93" table:style-name="ce1">
            <text:p>2,93</text:p>
          </table:table-cell>
          <table:table-cell office:value-type="float" office:value="158.01" table:style-name="ce1">
            <text:p>158,01</text:p>
          </table:table-cell>
          <table:table-cell office:value-type="float" office:value="3" table:style-name="ce1">
            <text:p>3</text:p>
          </table:table-cell>
          <table:table-cell office:value-type="float" office:value="0.13" table:style-name="ce1">
            <text:p>0,13</text:p>
          </table:table-cell>
          <table:table-cell office:value-type="float" office:value="8.61" table:style-name="ce1">
            <text:p>8,61</text:p>
          </table:table-cell>
          <table:table-cell office:value-type="float" office:value="54" table:style-name="ce1">
            <text:p>54</text:p>
          </table:table-cell>
          <table:table-cell office:value-type="float" office:value="10.98" table:style-name="ce1">
            <text:p>10,98</text:p>
          </table:table-cell>
          <table:table-cell office:value-type="float" office:value="628.03" table:style-name="ce1">
            <text:p>628,0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81" table:style-name="ce1">
            <text:p>1,81</text:p>
          </table:table-cell>
          <table:table-cell office:value-type="float" office:value="93.79" table:style-name="ce1">
            <text:p>93,79</text:p>
          </table:table-cell>
          <table:table-cell office:value-type="float" office:value="54" table:style-name="ce1">
            <text:p>54</text:p>
          </table:table-cell>
          <table:table-cell office:value-type="float" office:value="15.99" table:style-name="ce1">
            <text:p>15,99</text:p>
          </table:table-cell>
          <table:table-cell office:value-type="float" office:value="877.61" table:style-name="ce1">
            <text:p>877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2.2" table:style-name="ce1">
            <text:p>12,2</text:p>
          </table:table-cell>
          <table:table-cell office:value-type="float" office:value="684.06" table:style-name="ce1">
            <text:p>684,06</text:p>
          </table:table-cell>
          <table:table-cell office:value-type="float" office:value="116" table:style-name="ce1">
            <text:p>116</text:p>
          </table:table-cell>
          <table:table-cell office:value-type="float" office:value="39.869999999999997" table:style-name="ce1">
            <text:p>39,87</text:p>
          </table:table-cell>
          <table:table-cell office:value-type="float" office:value="2355.77" table:style-name="ce2">
            <text:p>2.355,77</text:p>
          </table:table-cell>
          <table:table-cell office:value-type="float" office:value="255" table:style-name="ce1">
            <text:p>255</text:p>
          </table:table-cell>
          <table:table-cell office:value-type="float" office:value="83.32" table:style-name="ce1">
            <text:p>83,32</text:p>
          </table:table-cell>
          <table:table-cell office:value-type="float" office:value="4684.93" table:style-name="ce2">
            <text:p>4.684,93</text:p>
          </table:table-cell>
          <table:table-cell office:value-type="float" office:value="67" table:style-name="ce1">
            <text:p>67</text:p>
          </table:table-cell>
          <table:table-cell office:value-type="float" office:value="27.42" table:style-name="ce1">
            <text:p>27,42</text:p>
          </table:table-cell>
          <table:table-cell office:value-type="float" office:value="1504.25" table:style-name="ce2">
            <text:p>1.504,25</text:p>
          </table:table-cell>
          <table:table-cell office:value-type="float" office:value="18" table:style-name="ce1">
            <text:p>18</text:p>
          </table:table-cell>
          <table:table-cell office:value-type="float" office:value="15.14" table:style-name="ce1">
            <text:p>15,14</text:p>
          </table:table-cell>
          <table:table-cell office:value-type="float" office:value="901.75" table:style-name="ce1">
            <text:p>901,75</text:p>
          </table:table-cell>
          <table:table-cell office:value-type="float" office:value="41" table:style-name="ce1">
            <text:p>41</text:p>
          </table:table-cell>
          <table:table-cell office:value-type="float" office:value="7.82" table:style-name="ce1">
            <text:p>7,82</text:p>
          </table:table-cell>
          <table:table-cell office:value-type="float" office:value="435.38" table:style-name="ce1">
            <text:p>435,38</text:p>
          </table:table-cell>
          <table:table-cell office:value-type="float" office:value="58" table:style-name="ce1">
            <text:p>58</text:p>
          </table:table-cell>
          <table:table-cell office:value-type="float" office:value="11.46" table:style-name="ce1">
            <text:p>11,46</text:p>
          </table:table-cell>
          <table:table-cell office:value-type="float" office:value="629.16999999999996" table:style-name="ce1">
            <text:p>629,1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8.58" table:style-name="ce1">
            <text:p>8,58</text:p>
          </table:table-cell>
          <table:table-cell office:value-type="float" office:value="795.38" table:style-name="ce1">
            <text:p>795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.34" table:style-name="ce1">
            <text:p>8,34</text:p>
          </table:table-cell>
          <table:table-cell office:value-type="float" office:value="822.84" table:style-name="ce1">
            <text:p>822,84</text:p>
          </table:table-cell>
          <table:table-cell office:value-type="float" office:value="4" table:style-name="ce1">
            <text:p>4</text:p>
          </table:table-cell>
          <table:table-cell office:value-type="float" office:value="1.22" table:style-name="ce1">
            <text:p>1,22</text:p>
          </table:table-cell>
          <table:table-cell office:value-type="float" office:value="90.97" table:style-name="ce1">
            <text:p>90,97</text:p>
          </table:table-cell>
          <table:table-cell office:value-type="float" office:value="13" table:style-name="ce1">
            <text:p>13</text:p>
          </table:table-cell>
          <table:table-cell office:value-type="float" office:value="3.36" table:style-name="ce1">
            <text:p>3,36</text:p>
          </table:table-cell>
          <table:table-cell office:value-type="float" office:value="308.58999999999997" table:style-name="ce1">
            <text:p>308,59</text:p>
          </table:table-cell>
          <table:table-cell office:value-type="float" office:value="12" table:style-name="ce1">
            <text:p>12</text:p>
          </table:table-cell>
          <table:table-cell office:value-type="float" office:value="1.47" table:style-name="ce1">
            <text:p>1,47</text:p>
          </table:table-cell>
          <table:table-cell office:value-type="float" office:value="139.22" table:style-name="ce1">
            <text:p>139,22</text:p>
          </table:table-cell>
          <table:table-cell office:value-type="float" office:value="5" table:style-name="ce1">
            <text:p>5</text:p>
          </table:table-cell>
          <table:table-cell office:value-type="float" office:value="7.34" table:style-name="ce1">
            <text:p>7,34</text:p>
          </table:table-cell>
          <table:table-cell office:value-type="float" office:value="675.28" table:style-name="ce1">
            <text:p>675,28</text:p>
          </table:table-cell>
          <table:table-cell office:value-type="float" office:value="6" table:style-name="ce1">
            <text:p>6</text:p>
          </table:table-cell>
          <table:table-cell office:value-type="float" office:value="1.48" table:style-name="ce1">
            <text:p>1,48</text:p>
          </table:table-cell>
          <table:table-cell office:value-type="float" office:value="135.4" table:style-name="ce1">
            <text:p>135,4</text:p>
          </table:table-cell>
          <table:table-cell office:value-type="float" office:value="18" table:style-name="ce1">
            <text:p>18</text:p>
          </table:table-cell>
          <table:table-cell office:value-type="float" office:value="7.6" table:style-name="ce1">
            <text:p>7,6</text:p>
          </table:table-cell>
          <table:table-cell office:value-type="float" office:value="697.92" table:style-name="ce1">
            <text:p>697,92</text:p>
          </table:table-cell>
          <table:table-cell office:value-type="float" office:value="8" table:style-name="ce1">
            <text:p>8</text:p>
          </table:table-cell>
          <table:table-cell office:value-type="float" office:value="1.71" table:style-name="ce1">
            <text:p>1,71</text:p>
          </table:table-cell>
          <table:table-cell office:value-type="float" office:value="158.63999999999999" table:style-name="ce1">
            <text:p>158,6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35.840000000000003" table:style-name="ce1">
            <text:p>35,84</text:p>
          </table:table-cell>
          <table:table-cell office:value-type="float" office:value="2951.74" table:style-name="ce2">
            <text:p>2.951,74</text:p>
          </table:table-cell>
          <table:table-cell office:value-type="float" office:value="56" table:style-name="ce1">
            <text:p>56</text:p>
          </table:table-cell>
          <table:table-cell office:value-type="float" office:value="25.66" table:style-name="ce1">
            <text:p>25,66</text:p>
          </table:table-cell>
          <table:table-cell office:value-type="float" office:value="2078.6" table:style-name="ce2">
            <text:p>2.078,60</text:p>
          </table:table-cell>
          <table:table-cell office:value-type="float" office:value="18" table:style-name="ce1">
            <text:p>18</text:p>
          </table:table-cell>
          <table:table-cell office:value-type="float" office:value="12.88" table:style-name="ce1">
            <text:p>12,88</text:p>
          </table:table-cell>
          <table:table-cell office:value-type="float" office:value="1089.6300000000001" table:style-name="ce2">
            <text:p>1.089,63</text:p>
          </table:table-cell>
          <table:table-cell office:value-type="float" office:value="35" table:style-name="ce1">
            <text:p>35</text:p>
          </table:table-cell>
          <table:table-cell office:value-type="float" office:value="9.69" table:style-name="ce1">
            <text:p>9,69</text:p>
          </table:table-cell>
          <table:table-cell office:value-type="float" office:value="925.71" table:style-name="ce1">
            <text:p>925,71</text:p>
          </table:table-cell>
          <table:table-cell office:value-type="float" office:value="87" table:style-name="ce1">
            <text:p>87</text:p>
          </table:table-cell>
          <table:table-cell office:value-type="float" office:value="47.88" table:style-name="ce1">
            <text:p>47,88</text:p>
          </table:table-cell>
          <table:table-cell office:value-type="float" office:value="3904.65" table:style-name="ce2">
            <text:p>3.904,65</text:p>
          </table:table-cell>
          <table:table-cell office:value-type="float" office:value="319" table:style-name="ce1">
            <text:p>319</text:p>
          </table:table-cell>
          <table:table-cell office:value-type="float" office:value="127.25" table:style-name="ce1">
            <text:p>127,25</text:p>
          </table:table-cell>
          <table:table-cell office:value-type="float" office:value="10262.35" table:style-name="ce2">
            <text:p>10.262,35</text:p>
          </table:table-cell>
          <table:table-cell office:value-type="float" office:value="83" table:style-name="ce1">
            <text:p>83</text:p>
          </table:table-cell>
          <table:table-cell office:value-type="float" office:value="65.66" table:style-name="ce1">
            <text:p>65,66</text:p>
          </table:table-cell>
          <table:table-cell office:value-type="float" office:value="5389.16" table:style-name="ce2">
            <text:p>5.389,16</text:p>
          </table:table-cell>
          <table:table-cell office:value-type="float" office:value="29" table:style-name="ce1">
            <text:p>29</text:p>
          </table:table-cell>
          <table:table-cell office:value-type="float" office:value="8.56" table:style-name="ce1">
            <text:p>8,56</text:p>
          </table:table-cell>
          <table:table-cell office:value-type="float" office:value="706.94" table:style-name="ce1">
            <text:p>706,94</text:p>
          </table:table-cell>
          <table:table-cell office:value-type="float" office:value="124" table:style-name="ce1">
            <text:p>124</text:p>
          </table:table-cell>
          <table:table-cell office:value-type="float" office:value="114.68" table:style-name="ce1">
            <text:p>114,68</text:p>
          </table:table-cell>
          <table:table-cell office:value-type="float" office:value="8628.65" table:style-name="ce2">
            <text:p>8.628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9.37" table:style-name="ce1">
            <text:p>29,37</text:p>
          </table:table-cell>
          <table:table-cell office:value-type="float" office:value="2707.32" table:style-name="ce2">
            <text:p>2.707,32</text:p>
          </table:table-cell>
          <table:table-cell office:value-type="float" office:value="43" table:style-name="ce1">
            <text:p>43</text:p>
          </table:table-cell>
          <table:table-cell office:value-type="float" office:value="26.88" table:style-name="ce1">
            <text:p>26,88</text:p>
          </table:table-cell>
          <table:table-cell office:value-type="float" office:value="2436.27" table:style-name="ce2">
            <text:p>2.436,27</text:p>
          </table:table-cell>
          <table:table-cell office:value-type="float" office:value="667" table:style-name="ce1">
            <text:p>667</text:p>
          </table:table-cell>
          <table:table-cell office:value-type="float" office:value="204.08" table:style-name="ce1">
            <text:p>204,08</text:p>
          </table:table-cell>
          <table:table-cell office:value-type="float" office:value="18317.439999999999" table:style-name="ce2">
            <text:p>18.317,44</text:p>
          </table:table-cell>
          <table:table-cell office:value-type="float" office:value="852" table:style-name="ce1">
            <text:p>852</text:p>
          </table:table-cell>
          <table:table-cell office:value-type="float" office:value="831.06" table:style-name="ce1">
            <text:p>831,06</text:p>
          </table:table-cell>
          <table:table-cell office:value-type="float" office:value="77061.14" table:style-name="ce2">
            <text:p>77.061,14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3.21" table:style-name="ce1">
            <text:p>3,21</text:p>
          </table:table-cell>
          <table:table-cell office:value-type="float" office:value="75" table:style-name="ce1">
            <text:p>75</text:p>
          </table:table-cell>
          <table:table-cell office:value-type="float" office:value="45.22" table:style-name="ce1">
            <text:p>45,22</text:p>
          </table:table-cell>
          <table:table-cell office:value-type="float" office:value="4133.75" table:style-name="ce2">
            <text:p>4.133,75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,12</text:p>
          </table:table-cell>
          <table:table-cell office:value-type="float" office:value="10.84" table:style-name="ce1">
            <text:p>10,84</text:p>
          </table:table-cell>
          <table:table-cell office:value-type="float" office:value="335" table:style-name="ce1">
            <text:p>335</text:p>
          </table:table-cell>
          <table:table-cell office:value-type="float" office:value="609.91999999999996" table:style-name="ce1">
            <text:p>609,92</text:p>
          </table:table-cell>
          <table:table-cell office:value-type="float" office:value="56368.44" table:style-name="ce2">
            <text:p>56.368,44</text:p>
          </table:table-cell>
          <table:table-cell office:value-type="float" office:value="142" table:style-name="ce1">
            <text:p>142</text:p>
          </table:table-cell>
          <table:table-cell office:value-type="float" office:value="40.06" table:style-name="ce1">
            <text:p>40,06</text:p>
          </table:table-cell>
          <table:table-cell office:value-type="float" office:value="3191.04" table:style-name="ce2">
            <text:p>3.191,04</text:p>
          </table:table-cell>
          <table:table-cell office:value-type="float" office:value="43" table:style-name="ce1">
            <text:p>43</text:p>
          </table:table-cell>
          <table:table-cell office:value-type="float" office:value="3.83" table:style-name="ce1">
            <text:p>3,83</text:p>
          </table:table-cell>
          <table:table-cell office:value-type="float" office:value="386.69" table:style-name="ce1">
            <text:p>386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88" table:style-name="ce1">
            <text:p>3,88</text:p>
          </table:table-cell>
          <table:table-cell office:value-type="float" office:value="379.7" table:style-name="ce1">
            <text:p>379,7</text:p>
          </table:table-cell>
          <table:table-cell office:value-type="float" office:value="260" table:style-name="ce1">
            <text:p>260</text:p>
          </table:table-cell>
          <table:table-cell office:value-type="float" office:value="527.08000000000004" table:style-name="ce1">
            <text:p>527,08</text:p>
          </table:table-cell>
          <table:table-cell office:value-type="float" office:value="52827.16" table:style-name="ce2">
            <text:p>52.827,16</text:p>
          </table:table-cell>
          <table:table-cell office:value-type="float" office:value="145" table:style-name="ce1">
            <text:p>145</text:p>
          </table:table-cell>
          <table:table-cell office:value-type="float" office:value="587.5" table:style-name="ce1">
            <text:p>587,5</text:p>
          </table:table-cell>
          <table:table-cell office:value-type="float" office:value="60325" table:style-name="ce2">
            <text:p>60.325,00</text:p>
          </table:table-cell>
          <table:table-cell office:value-type="float" office:value="1" table:style-name="ce1">
            <text:p>1</text:p>
          </table:table-cell>
          <table:table-cell office:value-type="float" office:value="7.26" table:style-name="ce1">
            <text:p>7,26</text:p>
          </table:table-cell>
          <table:table-cell office:value-type="float" office:value="682.8" table:style-name="ce1">
            <text:p>682,8</text:p>
          </table:table-cell>
          <table:table-cell office:value-type="float" office:value="22" table:style-name="ce1">
            <text:p>22</text:p>
          </table:table-cell>
          <table:table-cell office:value-type="float" office:value="59.75" table:style-name="ce1">
            <text:p>59,75</text:p>
          </table:table-cell>
          <table:table-cell office:value-type="float" office:value="5913.09" table:style-name="ce2">
            <text:p>5.913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7" table:style-name="ce1">
            <text:p>0,37</text:p>
          </table:table-cell>
          <table:table-cell office:value-type="float" office:value="31.09" table:style-name="ce1">
            <text:p>31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0.58" table:style-name="ce1">
            <text:p>170,58</text:p>
          </table:table-cell>
          <table:table-cell office:value-type="float" office:value="14222.77" table:style-name="ce2">
            <text:p>14.222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0.21" table:style-name="ce1">
            <text:p>40,21</text:p>
          </table:table-cell>
          <table:table-cell office:value-type="float" office:value="3493.31" table:style-name="ce2">
            <text:p>3.493,3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1">
            <text:p>0,11</text:p>
          </table:table-cell>
          <table:table-cell office:value-type="float" office:value="11.38" table:style-name="ce1">
            <text:p>11,38</text:p>
          </table:table-cell>
          <table:table-cell office:value-type="float" office:value="2" table:style-name="ce1">
            <text:p>2</text:p>
          </table:table-cell>
          <table:table-cell office:value-type="float" office:value="0.53" table:style-name="ce1">
            <text:p>0,53</text:p>
          </table:table-cell>
          <table:table-cell office:value-type="float" office:value="83.47" table:style-name="ce1">
            <text:p>83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5.11" table:style-name="ce1">
            <text:p>25,11</text:p>
          </table:table-cell>
          <table:table-cell office:value-type="float" office:value="2323.88" table:style-name="ce2">
            <text:p>2.323,88</text:p>
          </table:table-cell>
          <table:table-cell office:value-type="float" office:value="55" table:style-name="ce1">
            <text:p>55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2485.29" table:style-name="ce2">
            <text:p>2.485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64" table:style-name="ce1">
            <text:p>0,64</text:p>
          </table:table-cell>
          <table:table-cell office:value-type="float" office:value="100.59" table:style-name="ce1">
            <text:p>100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225.84" table:style-name="ce1">
            <text:p>225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8" table:style-name="ce1">
            <text:p>0,78</text:p>
          </table:table-cell>
          <table:table-cell office:value-type="float" office:value="89.97" table:style-name="ce1">
            <text:p>89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31.93" table:style-name="ce1">
            <text:p>31,93</text:p>
          </table:table-cell>
          <table:table-cell office:value-type="float" office:value="1291" table:style-name="ce2">
            <text:p>1.291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0" table:style-name="ce1">
            <text:p>70</text:p>
          </table:table-cell>
          <table:table-cell office:value-type="float" office:value="2816.14" table:style-name="ce2">
            <text:p>2.816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6" table:style-name="ce1">
            <text:p>6</text:p>
          </table:table-cell>
          <table:table-cell office:value-type="float" office:value="2.8" table:style-name="ce1">
            <text:p>2,8</text:p>
          </table:table-cell>
          <table:table-cell office:value-type="float" office:value="279.26" table:style-name="ce1">
            <text:p>279,26</text:p>
          </table:table-cell>
          <table:table-cell office:value-type="float" office:value="63" table:style-name="ce1">
            <text:p>63</text:p>
          </table:table-cell>
          <table:table-cell office:value-type="float" office:value="41.93" table:style-name="ce1">
            <text:p>41,93</text:p>
          </table:table-cell>
          <table:table-cell office:value-type="float" office:value="3815.03" table:style-name="ce2">
            <text:p>3.815,03</text:p>
          </table:table-cell>
          <table:table-cell office:value-type="float" office:value="19" table:style-name="ce1">
            <text:p>19</text:p>
          </table:table-cell>
          <table:table-cell office:value-type="float" office:value="52.06" table:style-name="ce1">
            <text:p>52,06</text:p>
          </table:table-cell>
          <table:table-cell office:value-type="float" office:value="5767.61" table:style-name="ce2">
            <text:p>5.767,61</text:p>
          </table:table-cell>
          <table:table-cell office:value-type="float" office:value="28" table:style-name="ce1">
            <text:p>28</text:p>
          </table:table-cell>
          <table:table-cell office:value-type="float" office:value="317.17" table:style-name="ce1">
            <text:p>317,17</text:p>
          </table:table-cell>
          <table:table-cell office:value-type="float" office:value="22156.52" table:style-name="ce2">
            <text:p>22.156,52</text:p>
          </table:table-cell>
          <table:table-cell office:value-type="float" office:value="475" table:style-name="ce1">
            <text:p>475</text:p>
          </table:table-cell>
          <table:table-cell office:value-type="float" office:value="2037.11" table:style-name="ce2">
            <text:p>2.037,11</text:p>
          </table:table-cell>
          <table:table-cell office:value-type="float" office:value="182612.6" table:style-name="ce2">
            <text:p>182.612,60</text:p>
          </table:table-cell>
          <table:table-cell office:value-type="float" office:value="81" table:style-name="ce1">
            <text:p>81</text:p>
          </table:table-cell>
          <table:table-cell office:value-type="float" office:value="463.88" table:style-name="ce1">
            <text:p>463,88</text:p>
          </table:table-cell>
          <table:table-cell office:value-type="float" office:value="41396.51" table:style-name="ce2">
            <text:p>41.396,51</text:p>
          </table:table-cell>
          <table:table-cell office:value-type="float" office:value="169" table:style-name="ce1">
            <text:p>169</text:p>
          </table:table-cell>
          <table:table-cell office:value-type="float" office:value="695.66" table:style-name="ce1">
            <text:p>695,66</text:p>
          </table:table-cell>
          <table:table-cell office:value-type="float" office:value="59707.51" table:style-name="ce2">
            <text:p>59.707,51</text:p>
          </table:table-cell>
          <table:table-cell office:value-type="float" office:value="90" table:style-name="ce1">
            <text:p>90</text:p>
          </table:table-cell>
          <table:table-cell office:value-type="float" office:value="3457.77" table:style-name="ce2">
            <text:p>3.457,77</text:p>
          </table:table-cell>
          <table:table-cell office:value-type="float" office:value="268553.63" table:style-name="ce2">
            <text:p>268.553,63</text:p>
          </table:table-cell>
          <table:table-cell office:value-type="float" office:value="284" table:style-name="ce1">
            <text:p>284</text:p>
          </table:table-cell>
          <table:table-cell office:value-type="float" office:value="5527.67" table:style-name="ce2">
            <text:p>5.527,67</text:p>
          </table:table-cell>
          <table:table-cell office:value-type="float" office:value="438928.06" table:style-name="ce2">
            <text:p>438.928,06</text:p>
          </table:table-cell>
          <table:table-cell office:value-type="float" office:value="59" table:style-name="ce1">
            <text:p>59</text:p>
          </table:table-cell>
          <table:table-cell office:value-type="float" office:value="392.76" table:style-name="ce1">
            <text:p>392,76</text:p>
          </table:table-cell>
          <table:table-cell office:value-type="float" office:value="12117.27" table:style-name="ce2">
            <text:p>12.117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8" table:style-name="ce1">
            <text:p>348</text:p>
          </table:table-cell>
          <table:table-cell office:value-type="float" office:value="9344.34" table:style-name="ce2">
            <text:p>9.344,34</text:p>
          </table:table-cell>
          <table:table-cell office:value-type="float" office:value="670957.92000000004" table:style-name="ce2">
            <text:p>670.957,92</text:p>
          </table:table-cell>
          <table:table-cell office:value-type="float" office:value="2" table:style-name="ce1">
            <text:p>2</text:p>
          </table:table-cell>
          <table:table-cell office:value-type="float" office:value="40.65" table:style-name="ce1">
            <text:p>40,65</text:p>
          </table:table-cell>
          <table:table-cell office:value-type="float" office:value="2972.35" table:style-name="ce2">
            <text:p>2.972,35</text:p>
          </table:table-cell>
          <table:table-cell office:value-type="float" office:value="32" table:style-name="ce1">
            <text:p>32</text:p>
          </table:table-cell>
          <table:table-cell office:value-type="float" office:value="1819.56" table:style-name="ce2">
            <text:p>1.819,56</text:p>
          </table:table-cell>
          <table:table-cell office:value-type="float" office:value="110641.2" table:style-name="ce2">
            <text:p>110.641,20</text:p>
          </table:table-cell>
          <table:table-cell office:value-type="float" office:value="28" table:style-name="ce1">
            <text:p>28</text:p>
          </table:table-cell>
          <table:table-cell office:value-type="float" office:value="471.93" table:style-name="ce1">
            <text:p>471,93</text:p>
          </table:table-cell>
          <table:table-cell office:value-type="float" office:value="43446.3" table:style-name="ce2">
            <text:p>43.446,30</text:p>
          </table:table-cell>
          <table:table-cell office:value-type="float" office:value="9" table:style-name="ce1">
            <text:p>9</text:p>
          </table:table-cell>
          <table:table-cell office:value-type="float" office:value="2761.84" table:style-name="ce2">
            <text:p>2.761,84</text:p>
          </table:table-cell>
          <table:table-cell office:value-type="float" office:value="187578.46" table:style-name="ce2">
            <text:p>187.578,46</text:p>
          </table:table-cell>
          <table:table-cell office:value-type="float" office:value="23" table:style-name="ce1">
            <text:p>23</text:p>
          </table:table-cell>
          <table:table-cell office:value-type="float" office:value="628.69000000000005" table:style-name="ce1">
            <text:p>628,69</text:p>
          </table:table-cell>
          <table:table-cell office:value-type="float" office:value="43521.54" table:style-name="ce2">
            <text:p>43.521,54</text:p>
          </table:table-cell>
          <table:table-cell office:value-type="float" office:value="43" table:style-name="ce1">
            <text:p>43</text:p>
          </table:table-cell>
          <table:table-cell office:value-type="float" office:value="4514.55" table:style-name="ce2">
            <text:p>4.514,55</text:p>
          </table:table-cell>
          <table:table-cell office:value-type="float" office:value="324725.53999999998" table:style-name="ce2">
            <text:p>324.725,54</text:p>
          </table:table-cell>
          <table:table-cell office:value-type="float" office:value="28" table:style-name="ce1">
            <text:p>28</text:p>
          </table:table-cell>
          <table:table-cell office:value-type="float" office:value="3368.54" table:style-name="ce2">
            <text:p>3.368,54</text:p>
          </table:table-cell>
          <table:table-cell office:value-type="float" office:value="230242.38" table:style-name="ce2">
            <text:p>230.242,38</text:p>
          </table:table-cell>
          <table:table-cell office:value-type="float" office:value="34" table:style-name="ce1">
            <text:p>34</text:p>
          </table:table-cell>
          <table:table-cell office:value-type="float" office:value="424.59" table:style-name="ce1">
            <text:p>424,59</text:p>
          </table:table-cell>
          <table:table-cell office:value-type="float" office:value="29190.43" table:style-name="ce2">
            <text:p>29.190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7" table:style-name="ce1">
            <text:p>187</text:p>
          </table:table-cell>
          <table:table-cell office:value-type="float" office:value="333.83" table:style-name="ce1">
            <text:p>333,83</text:p>
          </table:table-cell>
          <table:table-cell office:value-type="float" office:value="39110.61" table:style-name="ce2">
            <text:p>39.110,61</text:p>
          </table:table-cell>
          <table:table-cell office:value-type="float" office:value="767" table:style-name="ce1">
            <text:p>767</text:p>
          </table:table-cell>
          <table:table-cell office:value-type="float" office:value="877.33" table:style-name="ce1">
            <text:p>877,33</text:p>
          </table:table-cell>
          <table:table-cell office:value-type="float" office:value="95687.88" table:style-name="ce2">
            <text:p>95.687,88</text:p>
          </table:table-cell>
          <table:table-cell office:value-type="float" office:value="470" table:style-name="ce1">
            <text:p>470</text:p>
          </table:table-cell>
          <table:table-cell office:value-type="float" office:value="1738.07" table:style-name="ce2">
            <text:p>1.738,07</text:p>
          </table:table-cell>
          <table:table-cell office:value-type="float" office:value="210120.81" table:style-name="ce2">
            <text:p>210.120,81</text:p>
          </table:table-cell>
          <table:table-cell office:value-type="float" office:value="1430" table:style-name="ce3">
            <text:p>1.430</text:p>
          </table:table-cell>
          <table:table-cell office:value-type="float" office:value="24338.76" table:style-name="ce2">
            <text:p>24.338,76</text:p>
          </table:table-cell>
          <table:table-cell office:value-type="float" office:value="2547649.2400000002" table:style-name="ce2">
            <text:p>2.547.649,24</text:p>
          </table:table-cell>
          <table:table-cell office:value-type="float" office:value="1677" table:style-name="ce3">
            <text:p>1.677</text:p>
          </table:table-cell>
          <table:table-cell office:value-type="float" office:value="11410.57" table:style-name="ce2">
            <text:p>11.410,57</text:p>
          </table:table-cell>
          <table:table-cell office:value-type="float" office:value="1316714.7" table:style-name="ce2">
            <text:p>1.316.714,70</text:p>
          </table:table-cell>
          <table:table-cell office:value-type="float" office:value="670" table:style-name="ce1">
            <text:p>670</text:p>
          </table:table-cell>
          <table:table-cell office:value-type="float" office:value="2507.94" table:style-name="ce2">
            <text:p>2.507,94</text:p>
          </table:table-cell>
          <table:table-cell office:value-type="float" office:value="302420.26" table:style-name="ce2">
            <text:p>302.420,26</text:p>
          </table:table-cell>
          <table:table-cell office:value-type="float" office:value="1888" table:style-name="ce3">
            <text:p>1.888</text:p>
          </table:table-cell>
          <table:table-cell office:value-type="float" office:value="6670.59" table:style-name="ce2">
            <text:p>6.670,59</text:p>
          </table:table-cell>
          <table:table-cell office:value-type="float" office:value="781342.11" table:style-name="ce2">
            <text:p>781.342,11</text:p>
          </table:table-cell>
          <table:table-cell office:value-type="float" office:value="463" table:style-name="ce1">
            <text:p>463</text:p>
          </table:table-cell>
          <table:table-cell office:value-type="float" office:value="3350.5" table:style-name="ce2">
            <text:p>3.350,50</text:p>
          </table:table-cell>
          <table:table-cell office:value-type="float" office:value="384300.94" table:style-name="ce2">
            <text:p>384.300,94</text:p>
          </table:table-cell>
          <table:table-cell office:value-type="float" office:value="605" table:style-name="ce1">
            <text:p>605</text:p>
          </table:table-cell>
          <table:table-cell office:value-type="float" office:value="5492.36" table:style-name="ce2">
            <text:p>5.492,36</text:p>
          </table:table-cell>
          <table:table-cell office:value-type="float" office:value="623988.38" table:style-name="ce2">
            <text:p>623.988,38</text:p>
          </table:table-cell>
          <table:table-cell office:value-type="float" office:value="763" table:style-name="ce1">
            <text:p>763</text:p>
          </table:table-cell>
          <table:table-cell office:value-type="float" office:value="3043.38" table:style-name="ce2">
            <text:p>3.043,38</text:p>
          </table:table-cell>
          <table:table-cell office:value-type="float" office:value="349458.54" table:style-name="ce2">
            <text:p>349.458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7" table:style-name="ce1">
            <text:p>567</text:p>
          </table:table-cell>
          <table:table-cell office:value-type="float" office:value="5988.08" table:style-name="ce2">
            <text:p>5.988,08</text:p>
          </table:table-cell>
          <table:table-cell office:value-type="float" office:value="628515.6" table:style-name="ce2">
            <text:p>628.515,60</text:p>
          </table:table-cell>
          <table:table-cell office:value-type="float" office:value="40" table:style-name="ce1">
            <text:p>40</text:p>
          </table:table-cell>
          <table:table-cell office:value-type="float" office:value="849.59" table:style-name="ce1">
            <text:p>849,59</text:p>
          </table:table-cell>
          <table:table-cell office:value-type="float" office:value="89624.21" table:style-name="ce2">
            <text:p>89.624,21</text:p>
          </table:table-cell>
          <table:table-cell office:value-type="float" office:value="565" table:style-name="ce1">
            <text:p>565</text:p>
          </table:table-cell>
          <table:table-cell office:value-type="float" office:value="24649.89" table:style-name="ce2">
            <text:p>24.649,89</text:p>
          </table:table-cell>
          <table:table-cell office:value-type="float" office:value="2366615.98" table:style-name="ce2">
            <text:p>2.366.615,98</text:p>
          </table:table-cell>
          <table:table-cell office:value-type="float" office:value="90" table:style-name="ce1">
            <text:p>90</text:p>
          </table:table-cell>
          <table:table-cell office:value-type="float" office:value="2773.88" table:style-name="ce2">
            <text:p>2.773,88</text:p>
          </table:table-cell>
          <table:table-cell office:value-type="float" office:value="288766.33" table:style-name="ce2">
            <text:p>288.766,33</text:p>
          </table:table-cell>
          <table:table-cell office:value-type="float" office:value="38" table:style-name="ce1">
            <text:p>38</text:p>
          </table:table-cell>
          <table:table-cell office:value-type="float" office:value="523.49" table:style-name="ce1">
            <text:p>523,49</text:p>
          </table:table-cell>
          <table:table-cell office:value-type="float" office:value="53879" table:style-name="ce2">
            <text:p>53.879,00</text:p>
          </table:table-cell>
          <table:table-cell office:value-type="float" office:value="450" table:style-name="ce1">
            <text:p>450</text:p>
          </table:table-cell>
          <table:table-cell office:value-type="float" office:value="10585.54" table:style-name="ce2">
            <text:p>10.585,54</text:p>
          </table:table-cell>
          <table:table-cell office:value-type="float" office:value="1088464.98" table:style-name="ce2">
            <text:p>1.088.464,98</text:p>
          </table:table-cell>
          <table:table-cell office:value-type="float" office:value="33" table:style-name="ce1">
            <text:p>33</text:p>
          </table:table-cell>
          <table:table-cell office:value-type="float" office:value="2165.4299999999998" table:style-name="ce2">
            <text:p>2.165,43</text:p>
          </table:table-cell>
          <table:table-cell office:value-type="float" office:value="219793.97" table:style-name="ce2">
            <text:p>219.793,97</text:p>
          </table:table-cell>
          <table:table-cell office:value-type="float" office:value="5" table:style-name="ce1">
            <text:p>5</text:p>
          </table:table-cell>
          <table:table-cell office:value-type="float" office:value="499.1" table:style-name="ce1">
            <text:p>499,1</text:p>
          </table:table-cell>
          <table:table-cell office:value-type="float" office:value="50748.98" table:style-name="ce2">
            <text:p>50.748,98</text:p>
          </table:table-cell>
          <table:table-cell office:value-type="float" office:value="187" table:style-name="ce1">
            <text:p>187</text:p>
          </table:table-cell>
          <table:table-cell office:value-type="float" office:value="4652.96" table:style-name="ce2">
            <text:p>4.652,96</text:p>
          </table:table-cell>
          <table:table-cell office:value-type="float" office:value="476036.68" table:style-name="ce2">
            <text:p>476.036,68</text:p>
          </table:table-cell>
          <table:table-cell office:value-type="float" office:value="10" table:style-name="ce1">
            <text:p>10</text:p>
          </table:table-cell>
          <table:table-cell office:value-type="float" office:value="295.7" table:style-name="ce1">
            <text:p>295,7</text:p>
          </table:table-cell>
          <table:table-cell office:value-type="float" office:value="32428.86" table:style-name="ce2">
            <text:p>32.428,8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41" table:style-name="ce1">
            <text:p>1,41</text:p>
          </table:table-cell>
          <table:table-cell office:value-type="float" office:value="142.62" table:style-name="ce1">
            <text:p>142,62</text:p>
          </table:table-cell>
          <table:table-cell office:value-type="float" office:value="30" table:style-name="ce1">
            <text:p>30</text:p>
          </table:table-cell>
          <table:table-cell office:value-type="float" office:value="61.11" table:style-name="ce1">
            <text:p>61,11</text:p>
          </table:table-cell>
          <table:table-cell office:value-type="float" office:value="5975.19" table:style-name="ce2">
            <text:p>5.975,19</text:p>
          </table:table-cell>
          <table:table-cell office:value-type="float" office:value="3" table:style-name="ce1">
            <text:p>3</text:p>
          </table:table-cell>
          <table:table-cell office:value-type="float" office:value="7.08" table:style-name="ce1">
            <text:p>7,08</text:p>
          </table:table-cell>
          <table:table-cell office:value-type="float" office:value="583.24" table:style-name="ce1">
            <text:p>583,24</text:p>
          </table:table-cell>
          <table:table-cell office:value-type="float" office:value="37" table:style-name="ce1">
            <text:p>37</text:p>
          </table:table-cell>
          <table:table-cell office:value-type="float" office:value="135.35" table:style-name="ce1">
            <text:p>135,35</text:p>
          </table:table-cell>
          <table:table-cell office:value-type="float" office:value="14036.23" table:style-name="ce2">
            <text:p>14.036,23</text:p>
          </table:table-cell>
          <table:table-cell office:value-type="float" office:value="53" table:style-name="ce1">
            <text:p>53</text:p>
          </table:table-cell>
          <table:table-cell office:value-type="float" office:value="207.78" table:style-name="ce1">
            <text:p>207,78</text:p>
          </table:table-cell>
          <table:table-cell office:value-type="float" office:value="19678.25" table:style-name="ce2">
            <text:p>19.678,25</text:p>
          </table:table-cell>
          <table:table-cell office:value-type="float" office:value="25" table:style-name="ce1">
            <text:p>25</text:p>
          </table:table-cell>
          <table:table-cell office:value-type="float" office:value="46.85" table:style-name="ce1">
            <text:p>46,85</text:p>
          </table:table-cell>
          <table:table-cell office:value-type="float" office:value="5043.82" table:style-name="ce2">
            <text:p>5.043,82</text:p>
          </table:table-cell>
          <table:table-cell office:value-type="float" office:value="35" table:style-name="ce1">
            <text:p>35</text:p>
          </table:table-cell>
          <table:table-cell office:value-type="float" office:value="52.98" table:style-name="ce1">
            <text:p>52,98</text:p>
          </table:table-cell>
          <table:table-cell office:value-type="float" office:value="5427.33" table:style-name="ce2">
            <text:p>5.427,33</text:p>
          </table:table-cell>
          <table:table-cell office:value-type="float" office:value="12" table:style-name="ce1">
            <text:p>12</text:p>
          </table:table-cell>
          <table:table-cell office:value-type="float" office:value="33.68" table:style-name="ce1">
            <text:p>33,68</text:p>
          </table:table-cell>
          <table:table-cell office:value-type="float" office:value="3745.24" table:style-name="ce2">
            <text:p>3.745,24</text:p>
          </table:table-cell>
          <table:table-cell office:value-type="float" office:value="9" table:style-name="ce1">
            <text:p>9</text:p>
          </table:table-cell>
          <table:table-cell office:value-type="float" office:value="14.43" table:style-name="ce1">
            <text:p>14,43</text:p>
          </table:table-cell>
          <table:table-cell office:value-type="float" office:value="1427.41" table:style-name="ce2">
            <text:p>1.427,41</text:p>
          </table:table-cell>
          <table:table-cell office:value-type="float" office:value="14" table:style-name="ce1">
            <text:p>14</text:p>
          </table:table-cell>
          <table:table-cell office:value-type="float" office:value="24.4" table:style-name="ce1">
            <text:p>24,4</text:p>
          </table:table-cell>
          <table:table-cell office:value-type="float" office:value="2314.59" table:style-name="ce2">
            <text:p>2.314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.21" table:style-name="ce1">
            <text:p>6,21</text:p>
          </table:table-cell>
          <table:table-cell office:value-type="float" office:value="1150.44" table:style-name="ce2">
            <text:p>1.150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233.11" table:style-name="ce1">
            <text:p>233,11</text:p>
          </table:table-cell>
          <table:table-cell office:value-type="float" office:value="21461.25" table:style-name="ce2">
            <text:p>21.461,25</text:p>
          </table:table-cell>
          <table:table-cell office:value-type="float" office:value="5" table:style-name="ce1">
            <text:p>5</text:p>
          </table:table-cell>
          <table:table-cell office:value-type="float" office:value="23.45" table:style-name="ce1">
            <text:p>23,45</text:p>
          </table:table-cell>
          <table:table-cell office:value-type="float" office:value="2156" table:style-name="ce2">
            <text:p>2.156,00</text:p>
          </table:table-cell>
          <table:table-cell office:value-type="float" office:value="8" table:style-name="ce1">
            <text:p>8</text:p>
          </table:table-cell>
          <table:table-cell office:value-type="float" office:value="17.91" table:style-name="ce1">
            <text:p>17,91</text:p>
          </table:table-cell>
          <table:table-cell office:value-type="float" office:value="1939.26" table:style-name="ce2">
            <text:p>1.939,26</text:p>
          </table:table-cell>
          <table:table-cell office:value-type="float" office:value="6" table:style-name="ce1">
            <text:p>6</text:p>
          </table:table-cell>
          <table:table-cell office:value-type="float" office:value="8.11" table:style-name="ce1">
            <text:p>8,11</text:p>
          </table:table-cell>
          <table:table-cell office:value-type="float" office:value="995.08" table:style-name="ce1">
            <text:p>995,08</text:p>
          </table:table-cell>
          <table:table-cell office:value-type="float" office:value="2" table:style-name="ce1">
            <text:p>2</text:p>
          </table:table-cell>
          <table:table-cell office:value-type="float" office:value="1.92" table:style-name="ce1">
            <text:p>1,92</text:p>
          </table:table-cell>
          <table:table-cell office:value-type="float" office:value="254.58" table:style-name="ce1">
            <text:p>254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8.88" table:style-name="ce1">
            <text:p>18,88</text:p>
          </table:table-cell>
          <table:table-cell office:value-type="float" office:value="2688.86" table:style-name="ce2">
            <text:p>2.688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8.33" table:style-name="ce1">
            <text:p>88,33</text:p>
          </table:table-cell>
          <table:table-cell office:value-type="float" office:value="8397.3700000000008" table:style-name="ce2">
            <text:p>8.397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61" table:style-name="ce1">
            <text:p>9,61</text:p>
          </table:table-cell>
          <table:table-cell office:value-type="float" office:value="2238.5700000000002" table:style-name="ce2">
            <text:p>2.238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72.72000000000003" table:style-name="ce1">
            <text:p>272,72</text:p>
          </table:table-cell>
          <table:table-cell office:value-type="float" office:value="16639.8" table:style-name="ce2">
            <text:p>16.639,80</text:p>
          </table:table-cell>
          <table:table-cell office:value-type="float" office:value="2" table:style-name="ce1">
            <text:p>2</text:p>
          </table:table-cell>
          <table:table-cell office:value-type="float" office:value="102.02" table:style-name="ce1">
            <text:p>102,02</text:p>
          </table:table-cell>
          <table:table-cell office:value-type="float" office:value="6941.5" table:style-name="ce2">
            <text:p>6.941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1" table:style-name="ce1">
            <text:p>21</text:p>
          </table:table-cell>
          <table:table-cell office:value-type="float" office:value="29.95" table:style-name="ce1">
            <text:p>29,95</text:p>
          </table:table-cell>
          <table:table-cell office:value-type="float" office:value="3741.31" table:style-name="ce2">
            <text:p>3.741,31</text:p>
          </table:table-cell>
          <table:table-cell office:value-type="float" office:value="174" table:style-name="ce1">
            <text:p>174</text:p>
          </table:table-cell>
          <table:table-cell office:value-type="float" office:value="148.61000000000001" table:style-name="ce1">
            <text:p>148,61</text:p>
          </table:table-cell>
          <table:table-cell office:value-type="float" office:value="16645.77" table:style-name="ce2">
            <text:p>16.645,77</text:p>
          </table:table-cell>
          <table:table-cell office:value-type="float" office:value="47" table:style-name="ce1">
            <text:p>47</text:p>
          </table:table-cell>
          <table:table-cell office:value-type="float" office:value="145.84" table:style-name="ce1">
            <text:p>145,84</text:p>
          </table:table-cell>
          <table:table-cell office:value-type="float" office:value="25293.42" table:style-name="ce2">
            <text:p>25.293,42</text:p>
          </table:table-cell>
          <table:table-cell office:value-type="float" office:value="217" table:style-name="ce1">
            <text:p>217</text:p>
          </table:table-cell>
          <table:table-cell office:value-type="float" office:value="5925.04" table:style-name="ce2">
            <text:p>5.925,04</text:p>
          </table:table-cell>
          <table:table-cell office:value-type="float" office:value="541291.13" table:style-name="ce2">
            <text:p>541.291,13</text:p>
          </table:table-cell>
          <table:table-cell office:value-type="float" office:value="374" table:style-name="ce1">
            <text:p>374</text:p>
          </table:table-cell>
          <table:table-cell office:value-type="float" office:value="6364.08" table:style-name="ce2">
            <text:p>6.364,08</text:p>
          </table:table-cell>
          <table:table-cell office:value-type="float" office:value="699647.55" table:style-name="ce2">
            <text:p>699.647,55</text:p>
          </table:table-cell>
          <table:table-cell office:value-type="float" office:value="49" table:style-name="ce1">
            <text:p>49</text:p>
          </table:table-cell>
          <table:table-cell office:value-type="float" office:value="126.71" table:style-name="ce1">
            <text:p>126,71</text:p>
          </table:table-cell>
          <table:table-cell office:value-type="float" office:value="17845.689999999999" table:style-name="ce2">
            <text:p>17.845,69</text:p>
          </table:table-cell>
          <table:table-cell office:value-type="float" office:value="15" table:style-name="ce1">
            <text:p>15</text:p>
          </table:table-cell>
          <table:table-cell office:value-type="float" office:value="50.2" table:style-name="ce1">
            <text:p>50,2</text:p>
          </table:table-cell>
          <table:table-cell office:value-type="float" office:value="5693.13" table:style-name="ce2">
            <text:p>5.693,13</text:p>
          </table:table-cell>
          <table:table-cell office:value-type="float" office:value="54" table:style-name="ce1">
            <text:p>54</text:p>
          </table:table-cell>
          <table:table-cell office:value-type="float" office:value="493.38" table:style-name="ce1">
            <text:p>493,38</text:p>
          </table:table-cell>
          <table:table-cell office:value-type="float" office:value="52777.34" table:style-name="ce2">
            <text:p>52.777,34</text:p>
          </table:table-cell>
          <table:table-cell office:value-type="float" office:value="72" table:style-name="ce1">
            <text:p>72</text:p>
          </table:table-cell>
          <table:table-cell office:value-type="float" office:value="3058.33" table:style-name="ce2">
            <text:p>3.058,33</text:p>
          </table:table-cell>
          <table:table-cell office:value-type="float" office:value="305974.31" table:style-name="ce2">
            <text:p>305.974,31</text:p>
          </table:table-cell>
          <table:table-cell office:value-type="float" office:value="80" table:style-name="ce1">
            <text:p>80</text:p>
          </table:table-cell>
          <table:table-cell office:value-type="float" office:value="277.42" table:style-name="ce1">
            <text:p>277,42</text:p>
          </table:table-cell>
          <table:table-cell office:value-type="float" office:value="35635.089999999997" table:style-name="ce2">
            <text:p>35.635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3" table:style-name="ce1">
            <text:p>513</text:p>
          </table:table-cell>
          <table:table-cell office:value-type="float" office:value="33780.28" table:style-name="ce2">
            <text:p>33.780,28</text:p>
          </table:table-cell>
          <table:table-cell office:value-type="float" office:value="2837124.01" table:style-name="ce2">
            <text:p>2.837.124,01</text:p>
          </table:table-cell>
          <table:table-cell office:value-type="float" office:value="37" table:style-name="ce1">
            <text:p>37</text:p>
          </table:table-cell>
          <table:table-cell office:value-type="float" office:value="4224.3100000000004" table:style-name="ce2">
            <text:p>4.224,31</text:p>
          </table:table-cell>
          <table:table-cell office:value-type="float" office:value="352936.58" table:style-name="ce2">
            <text:p>352.936,58</text:p>
          </table:table-cell>
          <table:table-cell office:value-type="float" office:value="519" table:style-name="ce1">
            <text:p>519</text:p>
          </table:table-cell>
          <table:table-cell office:value-type="float" office:value="47569.279999999999" table:style-name="ce2">
            <text:p>47.569,28</text:p>
          </table:table-cell>
          <table:table-cell office:value-type="float" office:value="3614861.82" table:style-name="ce2">
            <text:p>3.614.861,82</text:p>
          </table:table-cell>
          <table:table-cell office:value-type="float" office:value="208" table:style-name="ce1">
            <text:p>208</text:p>
          </table:table-cell>
          <table:table-cell office:value-type="float" office:value="18324.2" table:style-name="ce2">
            <text:p>18.324,20</text:p>
          </table:table-cell>
          <table:table-cell office:value-type="float" office:value="1597638.9" table:style-name="ce2">
            <text:p>1.597.638,90</text:p>
          </table:table-cell>
          <table:table-cell office:value-type="float" office:value="85" table:style-name="ce1">
            <text:p>85</text:p>
          </table:table-cell>
          <table:table-cell office:value-type="float" office:value="2800.11" table:style-name="ce2">
            <text:p>2.800,11</text:p>
          </table:table-cell>
          <table:table-cell office:value-type="float" office:value="251675.99" table:style-name="ce2">
            <text:p>251.675,99</text:p>
          </table:table-cell>
          <table:table-cell office:value-type="float" office:value="108" table:style-name="ce1">
            <text:p>108</text:p>
          </table:table-cell>
          <table:table-cell office:value-type="float" office:value="19295.46" table:style-name="ce2">
            <text:p>19.295,46</text:p>
          </table:table-cell>
          <table:table-cell office:value-type="float" office:value="1605152.49" table:style-name="ce2">
            <text:p>1.605.152,49</text:p>
          </table:table-cell>
          <table:table-cell office:value-type="float" office:value="42" table:style-name="ce1">
            <text:p>42</text:p>
          </table:table-cell>
          <table:table-cell office:value-type="float" office:value="4000.75" table:style-name="ce2">
            <text:p>4.000,75</text:p>
          </table:table-cell>
          <table:table-cell office:value-type="float" office:value="338161.96" table:style-name="ce2">
            <text:p>338.161,96</text:p>
          </table:table-cell>
          <table:table-cell office:value-type="float" office:value="32" table:style-name="ce1">
            <text:p>32</text:p>
          </table:table-cell>
          <table:table-cell office:value-type="float" office:value="3032.59" table:style-name="ce2">
            <text:p>3.032,59</text:p>
          </table:table-cell>
          <table:table-cell office:value-type="float" office:value="268171.87" table:style-name="ce2">
            <text:p>268.171,87</text:p>
          </table:table-cell>
          <table:table-cell office:value-type="float" office:value="111" table:style-name="ce1">
            <text:p>111</text:p>
          </table:table-cell>
          <table:table-cell office:value-type="float" office:value="6781.17" table:style-name="ce2">
            <text:p>6.781,17</text:p>
          </table:table-cell>
          <table:table-cell office:value-type="float" office:value="573553.53" table:style-name="ce2">
            <text:p>573.553,53</text:p>
          </table:table-cell>
          <table:table-cell office:value-type="float" office:value="41" table:style-name="ce1">
            <text:p>41</text:p>
          </table:table-cell>
          <table:table-cell office:value-type="float" office:value="3436.13" table:style-name="ce2">
            <text:p>3.436,13</text:p>
          </table:table-cell>
          <table:table-cell office:value-type="float" office:value="283329.40000000002" table:style-name="ce2">
            <text:p>283.329,4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,02</text:p>
          </table:table-cell>
          <table:table-cell office:value-type="float" office:value="-1.32" table:style-name="ce1">
            <text:p>-1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470.540000000001" table:style-name="ce2">
            <text:p>-10.470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,04</text:p>
          </table:table-cell>
          <table:table-cell office:value-type="float" office:value="-926.03" table:style-name="ce1">
            <text:p>-926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" table:style-name="ce1">
            <text:p>-1,3</text:p>
          </table:table-cell>
          <table:table-cell office:value-type="float" office:value="-116.39" table:style-name="ce1">
            <text:p>-116,3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68" table:style-name="ce1">
            <text:p>1,68</text:p>
          </table:table-cell>
          <table:table-cell office:value-type="float" office:value="143.81" table:style-name="ce1">
            <text:p>143,81</text:p>
          </table:table-cell>
          <table:table-cell office:value-type="float" office:value="8" table:style-name="ce1">
            <text:p>8</text:p>
          </table:table-cell>
          <table:table-cell office:value-type="float" office:value="30.19" table:style-name="ce1">
            <text:p>30,19</text:p>
          </table:table-cell>
          <table:table-cell office:value-type="float" office:value="2698.59" table:style-name="ce2">
            <text:p>2.698,59</text:p>
          </table:table-cell>
          <table:table-cell office:value-type="float" office:value="111" table:style-name="ce1">
            <text:p>111</text:p>
          </table:table-cell>
          <table:table-cell office:value-type="float" office:value="1087.33" table:style-name="ce2">
            <text:p>1.087,33</text:p>
          </table:table-cell>
          <table:table-cell office:value-type="float" office:value="81139.3" table:style-name="ce2">
            <text:p>81.139,30</text:p>
          </table:table-cell>
          <table:table-cell office:value-type="float" office:value="12" table:style-name="ce1">
            <text:p>12</text:p>
          </table:table-cell>
          <table:table-cell office:value-type="float" office:value="117.31" table:style-name="ce1">
            <text:p>117,31</text:p>
          </table:table-cell>
          <table:table-cell office:value-type="float" office:value="8897.74" table:style-name="ce2">
            <text:p>8.897,74</text:p>
          </table:table-cell>
          <table:table-cell office:value-type="float" office:value="8" table:style-name="ce1">
            <text:p>8</text:p>
          </table:table-cell>
          <table:table-cell office:value-type="float" office:value="40.76" table:style-name="ce1">
            <text:p>40,76</text:p>
          </table:table-cell>
          <table:table-cell office:value-type="float" office:value="3413.74" table:style-name="ce2">
            <text:p>3.413,74</text:p>
          </table:table-cell>
          <table:table-cell office:value-type="float" office:value="12" table:style-name="ce1">
            <text:p>12</text:p>
          </table:table-cell>
          <table:table-cell office:value-type="float" office:value="39.64" table:style-name="ce1">
            <text:p>39,64</text:p>
          </table:table-cell>
          <table:table-cell office:value-type="float" office:value="2974.33" table:style-name="ce2">
            <text:p>2.974,33</text:p>
          </table:table-cell>
          <table:table-cell office:value-type="float" office:value="4" table:style-name="ce1">
            <text:p>4</text:p>
          </table:table-cell>
          <table:table-cell office:value-type="float" office:value="21.25" table:style-name="ce1">
            <text:p>21,25</text:p>
          </table:table-cell>
          <table:table-cell office:value-type="float" office:value="1578.58" table:style-name="ce2">
            <text:p>1.578,58</text:p>
          </table:table-cell>
          <table:table-cell office:value-type="float" office:value="2" table:style-name="ce1">
            <text:p>2</text:p>
          </table:table-cell>
          <table:table-cell office:value-type="float" office:value="6.65" table:style-name="ce1">
            <text:p>6,65</text:p>
          </table:table-cell>
          <table:table-cell office:value-type="float" office:value="543.13" table:style-name="ce1">
            <text:p>543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38.11" table:style-name="ce1">
            <text:p>238,11</text:p>
          </table:table-cell>
          <table:table-cell office:value-type="float" office:value="16202.12" table:style-name="ce2">
            <text:p>16.202,12</text:p>
          </table:table-cell>
          <table:table-cell office:value-type="float" office:value="1" table:style-name="ce1">
            <text:p>1</text:p>
          </table:table-cell>
          <table:table-cell office:value-type="float" office:value="26.51" table:style-name="ce1">
            <text:p>26,51</text:p>
          </table:table-cell>
          <table:table-cell office:value-type="float" office:value="1762.02" table:style-name="ce2">
            <text:p>1.762,02</text:p>
          </table:table-cell>
          <table:table-cell office:value-type="float" office:value="36" table:style-name="ce1">
            <text:p>36</text:p>
          </table:table-cell>
          <table:table-cell office:value-type="float" office:value="4114.28" table:style-name="ce2">
            <text:p>4.114,28</text:p>
          </table:table-cell>
          <table:table-cell office:value-type="float" office:value="251866.2" table:style-name="ce2">
            <text:p>251.866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00.84" table:style-name="ce1">
            <text:p>800,84</text:p>
          </table:table-cell>
          <table:table-cell office:value-type="float" office:value="53461.98" table:style-name="ce2">
            <text:p>53.461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715.81" table:style-name="ce1">
            <text:p>715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73" table:style-name="ce1">
            <text:p>6,73</text:p>
          </table:table-cell>
          <table:table-cell office:value-type="float" office:value="678.99" table:style-name="ce1">
            <text:p>678,99</text:p>
          </table:table-cell>
          <table:table-cell office:value-type="float" office:value="8" table:style-name="ce1">
            <text:p>8</text:p>
          </table:table-cell>
          <table:table-cell office:value-type="float" office:value="52.27" table:style-name="ce1">
            <text:p>52,27</text:p>
          </table:table-cell>
          <table:table-cell office:value-type="float" office:value="4330.82" table:style-name="ce2">
            <text:p>4.330,82</text:p>
          </table:table-cell>
          <table:table-cell office:value-type="float" office:value="4" table:style-name="ce1">
            <text:p>4</text:p>
          </table:table-cell>
          <table:table-cell office:value-type="float" office:value="14.26" table:style-name="ce1">
            <text:p>14,26</text:p>
          </table:table-cell>
          <table:table-cell office:value-type="float" office:value="1173.6600000000001" table:style-name="ce2">
            <text:p>1.173,66</text:p>
          </table:table-cell>
          <table:table-cell office:value-type="float" office:value="5" table:style-name="ce1">
            <text:p>5</text:p>
          </table:table-cell>
          <table:table-cell office:value-type="float" office:value="44.72" table:style-name="ce1">
            <text:p>44,72</text:p>
          </table:table-cell>
          <table:table-cell office:value-type="float" office:value="3699.54" table:style-name="ce2">
            <text:p>3.699,54</text:p>
          </table:table-cell>
          <table:table-cell office:value-type="float" office:value="6" table:style-name="ce1">
            <text:p>6</text:p>
          </table:table-cell>
          <table:table-cell office:value-type="float" office:value="30.16" table:style-name="ce1">
            <text:p>30,16</text:p>
          </table:table-cell>
          <table:table-cell office:value-type="float" office:value="2405.6" table:style-name="ce2">
            <text:p>2.405,60</text:p>
          </table:table-cell>
          <table:table-cell office:value-type="float" office:value="1" table:style-name="ce1">
            <text:p>1</text:p>
          </table:table-cell>
          <table:table-cell office:value-type="float" office:value="4.96" table:style-name="ce1">
            <text:p>4,96</text:p>
          </table:table-cell>
          <table:table-cell office:value-type="float" office:value="392.75" table:style-name="ce1">
            <text:p>392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6111.67" table:style-name="ce2">
            <text:p>6.111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46" table:style-name="ce1">
            <text:p>4,46</text:p>
          </table:table-cell>
          <table:table-cell office:value-type="float" office:value="455.54" table:style-name="ce1">
            <text:p>455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387.35" table:style-name="ce1">
            <text:p>387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398.48" table:style-name="ce2">
            <text:p>-17.398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5" table:style-name="ce1">
            <text:p>-11,5</text:p>
          </table:table-cell>
          <table:table-cell office:value-type="float" office:value="-58267.83" table:style-name="ce2">
            <text:p>-58.267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2" table:style-name="ce1">
            <text:p>-2,02</text:p>
          </table:table-cell>
          <table:table-cell office:value-type="float" office:value="9816.77" table:style-name="ce2">
            <text:p>9.816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.27" table:style-name="ce1">
            <text:p>5,27</text:p>
          </table:table-cell>
          <table:table-cell office:value-type="float" office:value="531.91" table:style-name="ce1">
            <text:p>531,91</text:p>
          </table:table-cell>
          <table:table-cell office:value-type="float" office:value="34" table:style-name="ce1">
            <text:p>34</text:p>
          </table:table-cell>
          <table:table-cell office:value-type="float" office:value="83.73" table:style-name="ce1">
            <text:p>83,73</text:p>
          </table:table-cell>
          <table:table-cell office:value-type="float" office:value="8019.96" table:style-name="ce2">
            <text:p>8.019,96</text:p>
          </table:table-cell>
          <table:table-cell office:value-type="float" office:value="122" table:style-name="ce1">
            <text:p>122</text:p>
          </table:table-cell>
          <table:table-cell office:value-type="float" office:value="1746.69" table:style-name="ce2">
            <text:p>1.746,69</text:p>
          </table:table-cell>
          <table:table-cell office:value-type="float" office:value="133496.26999999999" table:style-name="ce2">
            <text:p>133.496,27</text:p>
          </table:table-cell>
          <table:table-cell office:value-type="float" office:value="164" table:style-name="ce1">
            <text:p>164</text:p>
          </table:table-cell>
          <table:table-cell office:value-type="float" office:value="942.3" table:style-name="ce1">
            <text:p>942,3</text:p>
          </table:table-cell>
          <table:table-cell office:value-type="float" office:value="87330.92" table:style-name="ce2">
            <text:p>87.330,92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126.03" table:style-name="ce1">
            <text:p>126,03</text:p>
          </table:table-cell>
          <table:table-cell office:value-type="float" office:value="60" table:style-name="ce1">
            <text:p>60</text:p>
          </table:table-cell>
          <table:table-cell office:value-type="float" office:value="237.09" table:style-name="ce1">
            <text:p>237,09</text:p>
          </table:table-cell>
          <table:table-cell office:value-type="float" office:value="20575.47" table:style-name="ce2">
            <text:p>20.575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53.37" table:style-name="ce1">
            <text:p>53,37</text:p>
          </table:table-cell>
          <table:table-cell office:value-type="float" office:value="6524.15" table:style-name="ce2">
            <text:p>6.524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1314.57" table:style-name="ce2">
            <text:p>1.314,57</text:p>
          </table:table-cell>
          <table:table-cell office:value-type="float" office:value="92395.31" table:style-name="ce2">
            <text:p>92.395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.22" table:style-name="ce1">
            <text:p>27,22</text:p>
          </table:table-cell>
          <table:table-cell office:value-type="float" office:value="2184.5" table:style-name="ce2">
            <text:p>2.184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31" table:style-name="ce1">
            <text:p>1,31</text:p>
          </table:table-cell>
          <table:table-cell office:value-type="float" office:value="492.17" table:style-name="ce1">
            <text:p>49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98.61" table:style-name="ce2">
            <text:p>3.798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35.0200000000004" table:style-name="ce2">
            <text:p>5.135,02</text:p>
          </table:table-cell>
          <table:table-cell office:value-type="float" office:value="270125.48" table:style-name="ce2">
            <text:p>270.125,48</text:p>
          </table:table-cell>
          <table:table-cell office:value-type="float" office:value="2" table:style-name="ce1">
            <text:p>2</text:p>
          </table:table-cell>
          <table:table-cell office:value-type="float" office:value="6390.2" table:style-name="ce2">
            <text:p>6.390,20</text:p>
          </table:table-cell>
          <table:table-cell office:value-type="float" office:value="379786.13" table:style-name="ce2">
            <text:p>379.786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224.1299999999992" table:style-name="ce2">
            <text:p>8.224,13</text:p>
          </table:table-cell>
          <table:table-cell office:value-type="float" office:value="511110.39" table:style-name="ce2">
            <text:p>511.110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9.73" table:style-name="ce1">
            <text:p>519,73</text:p>
          </table:table-cell>
          <table:table-cell office:value-type="float" office:value="42351.7" table:style-name="ce2">
            <text:p>42.351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58526.67" table:style-name="ce2">
            <text:p>58.526,67</text:p>
          </table:table-cell>
          <table:table-cell office:value-type="float" office:value="3894662.99" table:style-name="ce2">
            <text:p>3.894.662,99</text:p>
          </table:table-cell>
          <table:table-cell office:value-type="float" office:value="26" table:style-name="ce1">
            <text:p>26</text:p>
          </table:table-cell>
          <table:table-cell office:value-type="float" office:value="25096.82" table:style-name="ce2">
            <text:p>25.096,82</text:p>
          </table:table-cell>
          <table:table-cell office:value-type="float" office:value="1954464.63" table:style-name="ce2">
            <text:p>1.954.464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757.4799999999996" table:style-name="ce2">
            <text:p>4.757,48</text:p>
          </table:table-cell>
          <table:table-cell office:value-type="float" office:value="355407.08" table:style-name="ce2">
            <text:p>355.407,08</text:p>
          </table:table-cell>
          <table:table-cell office:value-type="float" office:value="6" table:style-name="ce1">
            <text:p>6</text:p>
          </table:table-cell>
          <table:table-cell office:value-type="float" office:value="12158.82" table:style-name="ce2">
            <text:p>12.158,82</text:p>
          </table:table-cell>
          <table:table-cell office:value-type="float" office:value="917685.14" table:style-name="ce2">
            <text:p>917.685,14</text:p>
          </table:table-cell>
          <table:table-cell office:value-type="float" office:value="4" table:style-name="ce1">
            <text:p>4</text:p>
          </table:table-cell>
          <table:table-cell office:value-type="float" office:value="3097.96" table:style-name="ce2">
            <text:p>3.097,96</text:p>
          </table:table-cell>
          <table:table-cell office:value-type="float" office:value="252176.14" table:style-name="ce2">
            <text:p>252.176,14</text:p>
          </table:table-cell>
          <table:table-cell office:value-type="float" office:value="3" table:style-name="ce1">
            <text:p>3</text:p>
          </table:table-cell>
          <table:table-cell office:value-type="float" office:value="2780.7" table:style-name="ce2">
            <text:p>2.780,70</text:p>
          </table:table-cell>
          <table:table-cell office:value-type="float" office:value="224963.94" table:style-name="ce2">
            <text:p>224.963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800000000000002" table:style-name="ce1">
            <text:p>-2,18</text:p>
          </table:table-cell>
          <table:table-cell office:value-type="float" office:value="-14591.01" table:style-name="ce2">
            <text:p>-14.591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04" table:style-name="ce1">
            <text:p>37,04</text:p>
          </table:table-cell>
          <table:table-cell office:value-type="float" office:value="-10797.48" table:style-name="ce2">
            <text:p>-10.797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7.39" table:style-name="ce1">
            <text:p>-87,39</text:p>
          </table:table-cell>
          <table:table-cell office:value-type="float" office:value="-88148.5" table:style-name="ce2">
            <text:p>-88.148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,69</text:p>
          </table:table-cell>
          <table:table-cell office:value-type="float" office:value="9148.2900000000009" table:style-name="ce2">
            <text:p>9.148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27.36" table:style-name="ce2">
            <text:p>1.327,36</text:p>
          </table:table-cell>
          <table:table-cell office:value-type="float" office:value="83688.490000000005" table:style-name="ce2">
            <text:p>83.688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03.97" table:style-name="ce2">
            <text:p>2.003,97</text:p>
          </table:table-cell>
          <table:table-cell office:value-type="float" office:value="196419.96" table:style-name="ce2">
            <text:p>196.419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694.6" table:style-name="ce2">
            <text:p>3.694,60</text:p>
          </table:table-cell>
          <table:table-cell office:value-type="float" office:value="329185.67" table:style-name="ce2">
            <text:p>329.185,67</text:p>
          </table:table-cell>
          <table:table-cell office:value-type="float" office:value="7" table:style-name="ce1">
            <text:p>7</text:p>
          </table:table-cell>
          <table:table-cell office:value-type="float" office:value="5775.84" table:style-name="ce2">
            <text:p>5.775,84</text:p>
          </table:table-cell>
          <table:table-cell office:value-type="float" office:value="562883.22" table:style-name="ce2">
            <text:p>562.883,22</text:p>
          </table:table-cell>
          <table:table-cell office:value-type="float" office:value="1" table:style-name="ce1">
            <text:p>1</text:p>
          </table:table-cell>
          <table:table-cell office:value-type="float" office:value="612.13" table:style-name="ce1">
            <text:p>612,13</text:p>
          </table:table-cell>
          <table:table-cell office:value-type="float" office:value="60472.33" table:style-name="ce2">
            <text:p>60.472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32" table:style-name="ce1">
            <text:p>432</text:p>
          </table:table-cell>
          <table:table-cell office:value-type="float" office:value="42346.5" table:style-name="ce2">
            <text:p>42.346,50</text:p>
          </table:table-cell>
          <table:table-cell office:value-type="float" office:value="1" table:style-name="ce1">
            <text:p>1</text:p>
          </table:table-cell>
          <table:table-cell office:value-type="float" office:value="441" table:style-name="ce1">
            <text:p>441</text:p>
          </table:table-cell>
          <table:table-cell office:value-type="float" office:value="43028.01" table:style-name="ce2">
            <text:p>43.028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500.7" table:style-name="ce2">
            <text:p>16.500,70</text:p>
          </table:table-cell>
          <table:table-cell office:value-type="float" office:value="1288523.1000000001" table:style-name="ce2">
            <text:p>1.288.523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dc:date>2023-09-25T01:33:16Z</dc:date>
  </office:meta>
</office:document-meta>
</file>